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Poiret One" svg:font-family="'Poiret On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1" svg:font-family="Verdana" style:font-family-generic="swiss" style:font-pitch="variable"/>
    <style:font-face style:name="Verdana3" svg:font-family="Verdana" style:font-adornments="Курсив" style:font-family-generic="swiss" style:font-pitch="variable"/>
    <style:font-face style:name="Verdana"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4"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_31__20_Block">
      <style:paragraph-properties fo:margin-top="0.212cm" fo:margin-bottom="0.212cm"/>
    </style:style>
    <style:style style:name="P2" style:family="paragraph" style:parent-style-name="Para_20_02">
      <style:paragraph-properties fo:margin-left="0cm" fo:margin-right="0cm" fo:text-indent="0.847cm" style:auto-text-indent="false"/>
    </style:style>
    <style:style style:name="P3" style:family="paragraph" style:parent-style-name="Normal">
      <style:paragraph-properties fo:margin-left="0cm" fo:margin-right="0cm" fo:text-indent="0.847cm" style:auto-text-indent="false"/>
    </style:style>
    <style:style style:name="P4" style:family="paragraph" style:parent-style-name="Para_20_03">
      <style:paragraph-properties fo:margin-left="0cm" fo:margin-right="0cm" fo:text-indent="0.847cm" style:auto-text-indent="false"/>
    </style:style>
    <style:style style:name="P5" style:family="paragraph" style:parent-style-name="Para_20_13">
      <style:paragraph-properties fo:margin-left="0cm" fo:margin-right="0cm" fo:text-indent="0.847cm" style:auto-text-indent="false"/>
    </style:style>
    <style:style style:name="P6" style:family="paragraph" style:parent-style-name="Para_20_09">
      <style:paragraph-properties fo:margin-left="0cm" fo:margin-right="0cm" fo:text-indent="0.847cm" style:auto-text-indent="false"/>
    </style:style>
    <style:style style:name="P7" style:family="paragraph" style:parent-style-name="Para_20_06">
      <style:paragraph-properties fo:margin-left="1.693cm" fo:margin-right="0.085cm" fo:margin-top="0.423cm" fo:margin-bottom="0.423cm" fo:text-indent="0cm" style:auto-text-indent="false">
        <style:tab-stops/>
      </style:paragraph-properties>
    </style:style>
    <style:style style:name="P8" style:family="paragraph" style:parent-style-name="Para_20_05">
      <style:paragraph-properties fo:text-align="center" style:justify-single-word="false"/>
    </style:style>
    <style:style style:name="P9" style:family="paragraph" style:parent-style-name="Para_20_11">
      <style:paragraph-properties fo:margin-left="0cm" fo:margin-right="0cm" fo:text-indent="0cm" style:auto-text-indent="false"/>
      <style:text-properties style:font-name="Verdana1" fo:font-size="22pt" style:font-size-asian="22pt" style:font-size-complex="22pt"/>
    </style:style>
    <style:style style:name="P10" style:family="paragraph" style:parent-style-name="Para_20_12">
      <style:paragraph-properties fo:margin-left="0cm" fo:margin-right="0cm" fo:text-indent="0cm" style:auto-text-indent="false"/>
      <style:text-properties style:font-name="Verdana1" fo:font-size="22pt" style:font-size-asian="22pt" style:font-size-complex="22pt"/>
    </style:style>
    <style:style style:name="P11" style:family="paragraph" style:parent-style-name="Heading_20_1">
      <style:paragraph-properties fo:margin-top="0.282cm" fo:margin-bottom="0.282cm"/>
    </style:style>
    <style:style style:name="P12" style:family="paragraph" style:parent-style-name="Heading_20_1" style:master-page-name="Right_20_Page">
      <style:paragraph-properties style:page-number="3"/>
    </style:style>
    <style:style style:name="P13" style:family="paragraph" style:parent-style-name="Heading_20_3">
      <style:paragraph-properties fo:margin-top="0.423cm" fo:margin-bottom="0.423cm"/>
    </style:style>
    <style:style style:name="P14" style:family="paragraph" style:parent-style-name="Heading_20_4">
      <style:paragraph-properties fo:margin-top="0.706cm" fo:margin-bottom="0.706cm"/>
    </style:style>
    <style:style style:name="P15" style:family="paragraph" style:parent-style-name="Para_20_05" style:master-page-name="MP0">
      <style:paragraph-properties fo:text-align="center" style:justify-single-word="false" style:page-number="auto" fo:break-before="page"/>
    </style:style>
    <style:style style:name="P16" style:family="paragraph" style:parent-style-name="Para_20_05" style:master-page-name="First_20_Page">
      <style:paragraph-properties fo:text-align="center" style:justify-single-word="false" style:page-number="1"/>
    </style:style>
    <style:style style:name="P17" style:family="paragraph" style:parent-style-name="Para_20_11">
      <style:paragraph-properties fo:margin-left="0cm" fo:margin-right="0cm" fo:text-indent="0cm" style:auto-text-indent="false"/>
      <style:text-properties style:font-name="Verdana1" fo:font-size="22pt" style:font-size-asian="22pt" style:font-size-complex="22pt"/>
    </style:style>
    <style:style style:name="P18" style:family="paragraph" style:parent-style-name="Para_20_11">
      <style:paragraph-properties fo:margin-left="0cm" fo:margin-right="0cm" fo:text-indent="0cm" style:auto-text-indent="false" fo:break-before="page"/>
      <style:text-properties style:font-name="Verdana1" fo:font-size="22pt" style:font-size-asian="22pt" style:font-size-complex="22pt"/>
    </style:style>
    <style:style style:name="P19" style:family="paragraph" style:parent-style-name="Heading_20_2">
      <style:paragraph-properties fo:margin-top="0.351cm" fo:margin-bottom="0.351cm"/>
    </style:style>
    <style:style style:name="P20" style:family="paragraph" style:parent-style-name="Footer">
      <style:text-properties fo:language="ru" fo:country="RU"/>
    </style:style>
    <style:style style:name="T1" style:family="text">
      <style:text-properties style:language-complex="ru" style:country-complex="RU"/>
    </style:style>
    <style:style style:name="T2" style:family="text">
      <style:text-properties style:font-name="Calibri" fo:font-size="14pt" style:font-size-asian="14pt" style:font-size-complex="14pt" style:language-complex="ru" style:country-complex="RU"/>
    </style:style>
    <style:style style:name="T3" style:family="text">
      <style:text-properties style:font-name="Verdana1" fo:font-size="14pt" style:font-size-asian="14pt" style:font-size-complex="14pt" style:language-complex="ru" style:country-complex="RU"/>
    </style:style>
    <style:style style:name="T4" style:family="text">
      <style:text-properties style:font-name="Verdana1" style:language-complex="ru" style:country-complex="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Default_20_Paragraph_20_Font"><text:span text:style-name="T2"/></text:span></text:p>
      <text:p text:style-name="P16"><text:span text:style-name="Default_20_Paragraph_20_Font"><text:span text:style-name="T3">Янина Каминская</text:span></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3"/></text:span></text:p>
      <text:p text:style-name="P8"><text:span text:style-name="Default_20_Paragraph_20_Font"><text:span text:style-name="T4"><text:s/></text:span></text:span></text:p>
      <text:p text:style-name="P10">Реквием по любви</text:p>
      <text:p text:style-name="P9">или</text:p>
      <text:p text:style-name="P9">мемуары о манипуляторе</text:p>
      <text:p text:style-name="P18"/>
      <text:h text:style-name="P12" text:outline-level="1"><text:bookmark-start text:name="Vviedieniie"/><text:s/>Введение<text:bookmark-end text:name="Vviedieniie"/></text:h>
      <text:p text:style-name="Эпиграф">Опыт – дитя мысли, а мысль – дитя действия. Мы не можем изучать людей по книгам.</text:p>
      <text:p text:style-name="Эпиграф_20_-_20_автор">Бенджамин Дизраэли</text:p>
      <text:p text:style-name="Text_20_body">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меня не понимают. Но это книга, для тех, кто поймет.</text:p>
      <text:p text:style-name="Text_20_body">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Text_20_body">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Text_20_body"><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но потом пришло прозрение. Толчок, который открыл мне глаза. Совершенно случайно и неожиданно, как гром среди ясного неба.</text:p>
      <text:p text:style-name="Text_20_body">Дамы и господа, парни и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Text_20_body">Согласны ли вы со следующими утверждениями?</text:p>
      <text:p text:style-name="Text_20_body">— 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p text:style-name="Text_20_body">— 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p text:style-name="Text_20_body">— Вам говорят, что вы совершаете ошибки, вы всегда виноваты, но не понимаете, в чем ваша вина;</text:p>
      <text:p text:style-name="Text_20_body">— Вам кажется, что вы в одиночку несете всю или большую часть ответственности за совершаемые действия вашей пары;</text:p>
      <text:p text:style-name="Text_20_body">— До этих отношений вы были другим человеком. Ваш стиль изменился до неузнаваемости, а также ваши рас<text:soft-page-break/>суждения, увлечения и окружение. Вы забыли кто вы, какими были и не понимаете, как и в какой момент это произошло;</text:p>
      <text:p text:style-name="Text_20_body">— Ваши чувства и настроение зависят от вашего партнера. Вы часто готовы промолчать, чтобы угодить ему;</text:p>
      <text:p text:style-name="Text_20_body">— Ваш распорядок дня, отдых и свободное время зависит от вашего партнера. Вы чувствуете, что зависите от партнера больше, чем он в вас;</text:p>
      <text:p text:style-name="Text_20_body">— Вам кажется, что ваш партнер не заинтересован вами, а мысли о том, что вас могут бросить приводят вас в ужас.</text:p>
      <text:p text:style-name="Text_20_body">Если вы согласны хотя бы с несколькими из этих утверждений, мне жаль — вы попали в клуб жертв психологического манипулирования.</text:p>
      <text:p text:style-name="Text_20_body">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были всего лишь 3 года, а не 20, когда психика покалечена настолько, что от человека ничего не остается, кроме тени. 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Text_20_body">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text:soft-page-break/>но все-равно оставаться без ответа на вопрос — «Что происходит?»</text:p>
      <text:p text:style-name="Text_20_body">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Text_20_body">Уверена, что у вас, как и у меня, много близких людей, которые хотели бы вам помочь, но по незнанию причин вашего беспокойства, они часто говорят вам:</text:p>
      <text:p text:style-name="Text_20_body">— Ты переживаешь напрасно!</text:p>
      <text:p text:style-name="Text_20_body">Или:</text:p>
      <text:p text:style-name="Text_20_body">— Тебе нужно просто успокоиться!</text:p>
      <text:p text:style-name="Text_20_body">А если ваши отношения уже закончились, то вы, скорее всего, в отчаянии, но слышите:</text:p>
      <text:p text:style-name="Text_20_body">— Тебе нужно просто отпустить и забыть.</text:p>
      <text:p text:style-name="Text_20_body">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 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это «на бумаге» все воспоминания, можно смело облегчить свою голову. Не забыть. Облегчить.</text:p>
      <text:p text:style-name="Text_20_body"><text:soft-page-break/>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 text:style-name="_30__20_Text">психопатией личности</text:span>.</text:p>
      <text:p text:style-name="P2">«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Para_20_05"><text:line-break/><text:span text:style-name="Default_20_Paragraph_20_Font"><text:span text:style-name="T1"> </text:span></text:span></text:p>
      <text:p text:style-name="P3">В эт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тиран, деструктивная личность и т. д. Все эти понятия достаточно токсичны, неизлечимы и следуют шаблонному циклу: «идеализация—обесценивание—утилизация».</text:p>
      <text:p text:style-name="P3"><text:span text:style-name="_31__20_Text">Психопатия личности</text:span>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 Психопатия личности стабильна (не исчезает со временем), <text:soft-page-break/>тотальна (проявляется в любой жизненной ситуации) и приводит к социальной дезадаптации. Диагностируется психопатия наличием от трех и более криериев, приведенных ниже:</text:p>
      <text:p text:style-name="P3">• Равнодушие. Пассивное отношение к чувствам других. Отсутствие сострадания. Неумение и неспособность оказывать поддержку.</text:p>
      <text:p text:style-name="P3">• Конфликтность, зачастую из-за необоснованного обвинения окружающих в собственных неудачах. Постоянное стремление к оправданию.</text:p>
      <text:p text:style-name="P3">• Отсутствие чувства вины и сожаления. Неспособность анализировать полученный опыт. Отрицание наказания. Отсутствие стыда.</text:p>
      <text:p text:style-name="P3">• Безответственное поведение. Отсутствие понятий общепринятых норм. Неумение и нежелание нести ответственность за последствие собственных действий. Неспособность принимать решения в сложных ситуациях. Инфантильность.</text:p>
      <text:p text:style-name="P3">• Самоутверждение и жажда подкрепления собственной самооценки за счет унижения окружающих. Деструктивизация отношений. Авторитарный стиль общения.</text:p>
      <text:p text:style-name="P3">• Неспособность выдерживать критику. Завышение собственных способностей и значимости. Самолюбие. Нарциссизм.</text:p>
      <text:p text:style-name="P3">• Лень. Безинициативность. Однообразность. Отсутствие стремления из-за страха собственной неудачи.</text:p>
      <text:p text:style-name="P3">• 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ara_20_05"><text:line-break/><text:span text:style-name="Default_20_Paragraph_20_Font"><text:span text:style-name="T1"> </text:span></text:span></text:p>
      <text:p text:style-name="P2"><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из-за нашей иллюзии, что их легко обнаружить…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7">Американский психиатр-криминолог Харви Клекли, «Маска нормальности»</text:p>
      <text:p text:style-name="Para_20_05"><text:line-break/><text:span text:style-name="Default_20_Paragraph_20_Font"><text:span text:style-name="T1"> </text:span></text:span></text:p>
      <text:p text:style-name="P3"><text:soft-page-break/>Сразу скажу, что я не психолог и не психиатр. Я не врач и это не диагноз. Это лично мое мнение основанное на огромном количестве совпадений. Один компетентный в этом вопросе человек (который знаком с главным персонажем) разъяснил мне поведение моего парня этим понятием (психопатия личности), основываясь, непосредственно, на общении с ним, в следствии чего я просто увлеклась этой темой и была очень удивлена рядом соприкосновений его поведения с описанием расстройств личности.</text:p>
      <text:p text:style-name="P3">Перечитав мног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3">Это моя история.</text:p>
      <text:p text:style-name="P3">Я буду бэкапить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h text:style-name="P14" text:outline-level="4">* * *</text:h>
      <text:p text:style-name="P3"><text:soft-page-break/>Для начала я попробую описать себя.</text:p>
      <text:p text:style-name="P3">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3">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 коллеги, замечание мамы с аргументом «потому, что я так сказала». Мне всегда были нужны ответы — почему? Что заставляет человека так поступать?</text:p>
      <text:p text:style-name="P3">Потом я поняла, что все люди хотят быть счастливыми, но делятся на два типа: кто добивается счастья сам и кто за счет других, делая их несчастными и нанося ущерб, будь то материальный, физический или психологический.</text:p>
      <text:p text:style-name="P3">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3">Предательства — нет, хотя в моей жизни пришлось пару раз принимать сложные решения, за которые совесть до сих пор грызет. Которые причинили вред. Не потому, что так <text:soft-page-break/>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3">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3">Очень часто дралась. Всегда защищаясь или защищая. При этом я выбирала себе равных соперников, и слабаков среди них не было.</text:p>
      <text:p text:style-name="P3">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3">Я переживаю все остро, ищу ответы. И, если кассирша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3">Очень привязываюсь к людям, потом остро переживаю их нехватку или предательство.</text:p>
      <text:p text:style-name="P3">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3">Верю в людей. Раньше это еще было доверие людям, но я и это переросла.</text:p>
      <text:p text:style-name="P3"><text:soft-page-break/>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3">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что такое — враг. И я убеждена, что человек всегда должен оставаться человеком.</text:p>
      <text:p text:style-name="P3">А еще раньше я была очень веселой, уверенной в себе, практически бесстрашной и волевой. Теперь наверстываю...</text:p>
      <text:p text:style-name="P3">Коротко, но далеко не все.</text:p>
      <text:h text:style-name="P14" text:outline-level="4">* * *</text:h>
      <text:p text:style-name="P3">А теперь давайте разберем «портрет» жертвы.</text:p>
      <text:p text:style-name="P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Манипулятору нужно от пяти до пятнадцати минут, чтобы понять, кто перед ним находится.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P3">Жертва знает, что такое боль, потому что раньше страдала, но, в отличии от манипулятора, выбрала другой <text:soft-page-break/>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h text:style-name="P14" text:outline-level="4">* * *</text:h>
      <text:p text:style-name="P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3">Приведу пример из истории, дабы у скептиков было меньше комментариев вроде:</text:p>
      <text:p text:style-name="P3">— Еще одна сопливая история сопливой девочки, которая сама все испортила и сама во всем виновата. Кто ей лекарь.</text:p>
      <text:p text:style-name="P3">Вот отрывок из книги о лагерях смерти А. Чернявской «Психология господства и подчинения: Хрестоматия»:</text:p>
      <text:p text:style-name="P2">«...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ara_20_05"><text:soft-page-break/><text:line-break/><text:span text:style-name="Default_20_Paragraph_20_Font"><text:span text:style-name="T1"> </text:span></text:span></text:p>
      <text:p text:style-name="P3">Все, что нужно было нацистам, это чтобы их заключенные были относительно здоровы и трудоспособны. Их избивали или калечили только в крайних случаях, где имело место сопротивление, дабы выработать страх наказания в случае неповиновения. Зато моральное давление, запугивание и психологическое давление было специально разработанным <text:span text:style-name="_30__20_Text">методом</text:span>, с единственной целью — получить абсолютное повиновение.</text:p>
      <text:p text:style-name="P3">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3">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P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7">Х. Арендт, «Банальность зла: Эйхман в Иерусалиме»</text:p>
      <text:p text:style-name="Para_20_05"><text:soft-page-break/><text:line-break/><text:span text:style-name="Default_20_Paragraph_20_Font"><text:span text:style-name="T1"> </text:span></text:span></text:p>
      <text:p text:style-name="P3">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 Я до сих пор считаю и надеюсь, что он не желал мне зла. Желать кому-то зла и заботиться о собственном благополучии за счет других — это далеко не одно и тоже.</text:p>
      <text:p text:style-name="P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 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 Но эти два феномена похожи тем, <text:soft-page-break/>что в обоих случаях идет пошаговое давление от малого и незаметного, до насильственного и причиняющего ущерб.</text:p>
      <text:p text:style-name="P3">Я приведу пример. 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 Вы отметили, что сыр действительно вкусный, и уже было направились к колбасному ряду, как она предлагает вам <text:span text:style-name="_30__20_Text">купить</text:span>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p>
      <text:p text:style-name="P3">Объяснение этому лежит в теории когнитивной психологии. Когниция (от лат. cognitio — познание, cogitatio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p text:style-name="P3">• когнитивный консонанс — согласованность знаний и поведения;</text:p>
      <text:p text:style-name="P3">• когнитивный диссонанс — противоречивость знаний и поведения.</text:p>
      <text:p text:style-name="P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 Но бывают обстоятельства, при которых гармония нарушается, что порождает массу неприятных ощущений — <text:soft-page-break/>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3">Итак, подошло время заканчивать это затянувшееся вступление и переходить к делу. Поехали. Говным гавно жили были...</text:p>
      <text:h text:style-name="P11" text:outline-level="1"><text:bookmark-start text:name="Glava_1__Eto_ieshchie_nie_koniets"/><text:s/>Глава 1. Это еще не конец <text:line-break/> <text:bookmark-end text:name="Glava_1__Eto_ieshchie_nie_koniets"/></text:h>
      <text:p text:style-name="P3">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3">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text:soft-page-break/>была — «Это еще не конец». Именно это эхом прошлось по моей голове, когда я впервые сказала «пока» новому знакомому.</text:p>
      <text:p text:style-name="P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3">Именно — взгляда. Я уже не помню, перекинулись ли мы парой фраз, или разговаривали. В голове остались только представления, о которых я боюсь говорить в слух, так как потом было слишком много иллюзий, и, боюсь, это была первая. 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3">Сейчас я пытаюсь вспомнить, о чем мне тогда «сказал» этот взгляд. Какими были мои ощущения? Какие были у него переживания в тот момент. Но мне ничего не приходит в голову, кроме как — пустота. Видимо, это то, что и привлекло меня в нем — неизвестность. Мне, наверное, стало интересно, что же это был за взгляд. И, подсознательно, я хотела получить ответ на свой вопрос.</text:p>
      <text:p text:style-name="P3">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text:soft-page-break/>нет. Этого не было. Трепета не было. Было просто — «Это еще не конец». Вот так.</text:p>
      <text:p text:style-name="P3">Имея нескольких общих друзей, встреч с момента знакомства за следующие несколько лет было мало. Совсем мало. Скорее даже может одна или две. А может и одна.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 Оно здесь, со мной, внутри меня, никуда не уходит и дарит спокойствие. Это было волшебно.</text:p>
      <text:h text:style-name="P11" text:outline-level="1"><text:bookmark-start text:name="Glava_2__Tablietka"/><text:s/>Глава 2. Таблетка <text:line-break/> <text:bookmark-end text:name="Glava_2__Tablietka"/></text:h>
      <text:p text:style-name="P2">Если человек говорит красиво, то лжет он еще красивее.</text:p>
      <text:p text:style-name="P7">Автор неизвестен</text:p>
      <text:p text:style-name="Para_20_05"><text:line-break/><text:span text:style-name="Default_20_Paragraph_20_Font"><text:span text:style-name="T1"> </text:span></text:span></text:p>
      <text:p text:style-name="P3">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 К этому возрасту все становятся <text:soft-page-break/>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 Так я и жила. Веселилась никому не в ущерб. И была счастлива.</text:p>
      <text:p text:style-name="P3">— У меня депресс!!!! Помоги! — пишу однажды мартовским днем другу, тому самому — общему.</text:p>
      <text:p text:style-name="P3">— Да. Я тут. Излагай. Жалуйся.</text:p>
      <text:p text:style-name="P3">— Не жалей — подбодри, ты умеешь.</text:p>
      <text:p text:style-name="P3">— Хорошо сделаю. Только в каком собственно вопросе?</text:p>
      <text:p text:style-name="P3">— Весна. Я выходная. Сижу дома. Одна и ничего не делаю...</text:p>
      <text:p text:style-name="P3">— А не хочешь N. вызвонить? Он парень шабутной и весёлый...</text:p>
      <text:p text:style-name="P3">— Хочу...</text:p>
      <text:p text:style-name="P3">— Ну я его таки набрал и дозвонился. Он с удовольствием с тобой затусить рад бы. Набери его. Договоритесь...</text:p>
      <text:p text:style-name="P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 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P3">— Будешь много думать — сойдешь с ума...</text:p>
      <text:p text:style-name="P3">Но я постоянно думала. И — сходила с ума. Блин, как она была права!</text:p>
      <text:p text:style-name="P3"><text:soft-page-break/>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чему-то не работало. 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3">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3">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 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3"><text:soft-page-break/>Тогда я и не подозревала, что его целью было заманить меня в свои сети. Он долго 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h text:style-name="P14" text:outline-level="4">* * *</text:h>
      <text:p text:style-name="P3">Давайте попробуем разобраться, как завязываются отношения с абьюзером. Как вы понимаете, манипуляции мужчиной над женщиной и наоборот отличаются. Мы рассмотрим оба варианта, так как они между собой похожи.</text:p>
      <text:p text:style-name="P3">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 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3">Этим он выделяет вас из толпы и делает так, чтоб вы это заметили. У вас создастся впечатление, что он вас уважает. И вам это, конечно же, нравится. Тут важно <text:soft-page-break/>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3">Если же он попал в незнакомое ему окружение, например в ваше, то тут используется весьма приятный, на первый взгляд, тандем — скромность—ум. Он внимателен к остальным и охотно поддерживает диалог, соблюдая все правила приличия. Так он входит в доверие к окружению жертвы. 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3">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Но вы обязательно заметите эту надменность, только чуть позже.</text:p>
      <text:p text:style-name="P3">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3">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text:soft-page-break/>соглашается на ваше предложение провести время вместе и приятно пообщаться. Это довольно незаметно происходит, но вы должны понимать, что он уже проверяет вас на выдержку, смотрит, на сколько охотно вы заглатываете наживку.</text:p>
      <text:p text:style-name="P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3">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3">Не удивляйтесь если на первых порах она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любимую. А для нее это доказательство того, что вы таки прогнулись и будете стараться сохранить эти отношения.</text:p>
      <text:p text:style-name="P3">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она приятный собеседник и как они похожи.</text:p>
      <text:p text:style-name="P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3"><text:soft-page-break/>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3">Если вы дочитали до этих строк, то вы понимаете о чем я. Не знаю на какой вы сейчас стадии,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h text:style-name="P14" text:outline-level="4">* * *</text:h>
      <text:p text:style-name="P3">Вот и у меня было также.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P3">— А почему бы тебе с ним не попробовать?</text:p>
      <text:p text:style-name="P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P3"><text:soft-page-break/>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 Я думала, как так? Такой парень — просто сказка! За что же она его так?!</text:p>
      <text:p text:style-name="P3">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3">Они пришли под вечер. Я отметила, что она очень красивая и ухоженная. Я заметила между ними какое-то напряжение, и подумала, что они накануне, в очередной раз, поругались. Но только сейчас понимаю, что она чувствовала. Я расскажу об этом позже, уже со своей стороны. По всей видимости, это был этап, когда он ее «добивал».</text:p>
      <text:p text:style-name="P3">Она держалась молодцом — была общительная, сразу же влилась нашу уже поддатую компанию, была естественной и вела себя просто. 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text:span text:style-name="_30__20_Text">Это еще один пунктик, на который нужно обратить внимание. </text:span>Если манипулятор проявляет к вам внимание, но при этом находится в паре, будьте уверены и даже не <text:soft-page-break/>сомневайтесь — с вами будет тоже самое.<text:span text:style-name="_30__20_Text"> Я еще вернусь к этой теме. Обязательно запомните этот момент.</text:span></text:p>
      <text:p text:style-name="P3">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3">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h text:style-name="P14" text:outline-level="4">* * *</text:h>
      <text:p text:style-name="P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P3">— Если я приеду, то буду приставать...</text:p>
      <text:p text:style-name="P3">— Приезжай. — ответила я.</text:p>
      <text:p text:style-name="P3">Довольно романтично, на первый взгляд. Но вот что мы имеем. Он слишком долго протаптывал почву, чтобы понимать — я его не отвергну. Он очень много мне дал, чтоб я его отвергла. Он знал, что мне, как девушке, будет приятно такое внимание. В свою очередь, мое «приезжай» стало ничем иным, как закреплением его позиции охотника, и моей — дичи. В его этой фразе я видела то, что он хотел, <text:soft-page-break/>чтоб я увидела — знак внимания мужчины к женщине. Но давайте посмотрим внимательнее, о чем она говорит.</text:p>
      <text:p text:style-name="P3">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 text:style-name="_30__20_Text">Если</text:span> я приеду — <text:span text:style-name="_30__20_Text">то</text:span> буду приставать», прекрасно понимая, что мне и в голову не придет ему ответить что-то вроде:</text:p>
      <text:p text:style-name="P3">— А да? Ну тогда не приезжай!</text:p>
      <text:p text:style-name="P3">А теперь смотрите чего он этим добился — <text:span text:style-name="_30__20_Text">я приняла реше</text:span><text:span text:style-name="_30__20_Text">ние</text:span>.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p>
      <text:p text:style-name="P3">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 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Позже он скажет:</text:p>
      <text:p text:style-name="P3">— Хорошо, что тогда между нами ничего не было...</text:p>
      <text:p text:style-name="P3">Оказалось, <text:span text:style-name="_30__20_Text">предыдущие его отношения на тот момент еще были</text:span>. Бесповоротно заканчивались, но еще были. А на утро он уехал. На полгода.</text:p>
      <text:h text:style-name="P11" text:outline-level="1"><text:bookmark-start text:name="Glava_3__Ostaniesh_sia_"/><text:soft-page-break/><text:s/>Глава 3. Останешься? <text:line-break/> <text:bookmark-end text:name="Glava_3__Ostaniesh_sia_"/></text:h>
      <text:p text:style-name="P3">Поздним весенним вечером зазвенел телефон. Новое сообщение:</text:p>
      <text:p text:style-name="P3">— Брожу по ночному городу. Думаю о тебе, вспоминаю...</text:p>
      <text:p text:style-name="P3">— Привет. — отвечаю я — Как жизнь?</text:p>
      <text:p text:style-name="P3">— Мы на маёвку собираемся. Приезжай.</text:p>
      <text:p text:style-name="P3">— Время? Место?</text:p>
      <text:p text:style-name="P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P3">— Я увидел ее с цветком и сказал себе: «Все, чувак, ты попал. Сопротивляться больше нет смысла...»</text:p>
      <text:p text:style-name="P3">Как романтично!</text:p>
      <text:p text:style-name="P3">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 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 Я выпила очень мало. После ночной смены уже поздним вечером я была в состоянии сонной расслабленности. Зашел разговор о такси. Нашлись попутчики. Странные люди оказались моими соседями и машину уже вызывали на два адреса.</text:p>
      <text:p text:style-name="P3"><text:soft-page-break/>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 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P3">— Останешься?</text:p>
      <text:p text:style-name="P3">— Останусь. — ответила я.</text:p>
      <text:p text:style-name="P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 Он спросил меня, останусь ли я, а своим «останусь» — <text:span text:style-name="_30__20_Text">я оп</text:span><text:span text:style-name="_30__20_Text">ять приняла решение</text:span>,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p>
      <text:p text:style-name="P3">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и не стал бы ничего предпринимать. И я уверена, что он бы и не думал об этом. 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P3"><text:soft-page-break/>Это завуалированное странное внимание воспринимается жертвой, как «да». Жертва начинает строить отношения, еще не понимая, что делает это <text:span text:style-name="_30__20_Text">одна</text:span> и <text:span text:style-name="_30__20_Text">дл</text:span><text:span text:style-name="_30__20_Text">я него</text:span>.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p>
      <text:p text:style-name="P3">Меня никто не звал — я сама. То, что он мне задал вопрос именно в такой форме, свидетельствует о том, что он просто «умыл руки». 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3">И да, оргазма не было.</text:p>
      <text:h text:style-name="P11" text:outline-level="1"><text:bookmark-start text:name="Glava_4__Zachiem_platit__bol_shie_"/><text:s/>Глава 4. Зачем платить больше? <text:line-break/> <text:bookmark-end text:name="Glava_4__Zachiem_platit__bol_shie_"/></text:h>
      <text:p text:style-name="P3">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 Буду говорить за себя — я была счастлива. Для меня все было волшебно. Но могу сказать, что, скорее всего, это было, как в романе «Любоff/on». Мне стало мало. 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 text:style-name="_30__20_Text">себе</text:span> купил по <text:soft-page-break/>пути ко мне, но всегда угощался. Моя мама как-то спросила, а что он приносит. Я ответила:</text:p>
      <text:p text:style-name="P3">— Ничего.</text:p>
      <text:p text:style-name="P3">— Как? Что, приходит с пустыми руками?!</text:p>
      <text:p text:style-name="P3">— Мам, ну мы же взрослые люди, все все понимают. К чему эта показуха?</text:p>
      <text:p text:style-name="P3">Ох, как мама была права!</text:p>
      <text:p text:style-name="P3">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3">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 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3">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 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3">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text:soft-page-break/>со всеми... Это было сказано с шуточной интонацией. Мне и в голову не могло придти, что это правда. А это была правда...</text:p>
      <text:p text:style-name="P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3">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h text:style-name="P14" text:outline-level="4">* * *</text:h>
      <text:p text:style-name="P3">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3">Первое время все было хорошо. Обнимая меня он часто говорил:</text:p>
      <text:p text:style-name="P3">— Блин, Каминская, я не могу поверить, что это ты!</text:p>
      <text:p text:style-name="P3">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3">Простая математика — если посчитать, сколько он платит за свое жилье и я за свое, получится неплохая <text:soft-page-break/>квартирка возле метро. Но думала об этом, к сожалению только я. Он не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3">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 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идеализации его, он принялся обесценивать все качества, за которые, по его словам — он меня полюбил. Теперь они вызывали у него отвращение и стыд.</text:p>
      <text:p text:style-name="P3">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 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11" text:outline-level="1"><text:bookmark-start text:name="Glava_5__Introviert"/><text:s/>Глава 5. Интроверт <text:line-break/> <text:bookmark-end text:name="Glava_5__Introviert"/></text:h>
      <text:p text:style-name="P2">Но одна лишь склонность к интроверсии не сделает из вас мыслителя.</text:p>
      <text:p text:style-name="P7"><text:soft-page-break/>Автор неизвестен</text:p>
      <text:p text:style-name="Para_20_05"><text:line-break/><text:span text:style-name="Default_20_Paragraph_20_Font"><text:span text:style-name="T1"> </text:span></text:span></text:p>
      <text:p text:style-name="P3">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3">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P3">— Мы же живем вместе, что тебе еще надо?</text:p>
      <text:h text:style-name="P14" text:outline-level="4">* * *</text:h>
      <text:p text:style-name="P3">Люди с нарциссическим расстройством личности очень поглощены идеей о собственной свободе от любых правил. Называя себя «интровертом», он лишь пытался оправдаться. Я даже допускаю вероятность того, что он не подозревал, и до сих пор не подозревает о том, кто он и что с ним происходит.</text:p>
      <text:p text:style-name="P3">Он ищет объяснение, почему, например, его иногда бесят окружающие люди, и находит их в дешевых статьях о полюсах личности. Он узнает себя в описании понятия «интроверт», и этот ответ его удовлетворяет. Он хочет побыть один потому, что он — интроверт. Но при этом, <text:soft-page-break/>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ческой» натуре. На свой вопрос «почему?» он искал ответы не в той области.</text:p>
      <text:p text:style-name="P3">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3">Зато, если ему что-нибудь от меня надо — мы будем говорить до трех ночи, и ему наплевать, что я зеваю 20 раз в минуту. Для него это важно. Я не могла просто встать и уйти, как он обычно делал. Обидеть его, означало сделать себе же хуже, но об этом позже.</text:p>
      <text:p text:style-name="P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P3">— Ты же знаешь — я интроверт. Давай потом.</text:p>
      <text:h text:style-name="P14" text:outline-level="4">* * *</text:h>
      <text:p text:style-name="P3">Для определения личности человека характер и темперамент разделили на типы. Но что такое личность? Это социальная единица, индивидуальность, <text:soft-page-break/>раскрывающаяся благодаря самопознанию и адаптации обществе. 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3">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 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3">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3">Не интроверт и не эктроверт. Не вы, ни я, ни кто бы то ни было. Это просто банальные отговорки с единственной целью — оправдать свое поведение в данный конкретный момент времени. 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h text:style-name="P14" text:outline-level="4">* * *</text:h>
      <text:p text:style-name="P3">Не прошло и пару месяцев как мы съехались, как однажды, придя домой с ночной смены, я увидела на его <text:soft-page-break/>включенном компьютере фотографию во весь экран. Он спал, и, по всей видимости, забыл ее закрыть. На фото был изображен половой оральный акт. Все что было видно — это спрятанное от камеры мужское достоинство в устах девушки и русый локон, который скрывал часть ее лица. 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P3">На мой вопрос: «Как это понимать?», он ответил, что это ничего не значит, и, как и всегда, замял эту тему так, что <text:span text:style-name="_30__20_Text">я даже не поняла, как он так просто ушел от объяснений</text:span>!</text:p>
      <text:p text:style-name="P3">Что это было? Банальная невнимательность или попытка вогнать меня в комплексы? Вопрос остался без ответа. Но смысл один — деструктив во всей своей красе. Так или иначе, его отшение и поведение тогда говорило мне о том, что <text:span text:style-name="_30__20_Text">со мной что-то не так</text:span>, но теперь я знаю, что свои комлексы и заниженую самооценку он пытался спроэ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p>
      <text:p text:style-name="P3">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 Что не так? Что-то во мне? Ну да, раз <text:span text:style-name="_30__20_Text">он</text:span> отст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p>
      <text:p text:style-name="P3">И я задавала и задавала себе эти вопросы, не представляя даже куда смотреть, где искать на них ответы. <text:soft-page-break/>И нашла — я недостаточно хороша для него<text:span text:style-name="_30__20_Text">, надо стараться стать </text:span><text:span text:style-name="_30__20_Text">лучше</text:span>. Для него. Знаете, это как дрессировка такая.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P3">— У меня создается впечатление, будто тебе кроме секса и обнимашек больше ничего не нужно...</text:p>
      <text:p text:style-name="P3">Конечно меня это обижало, и я обижалась, но — старалась быть еще лучше, чтоб не расстраивать, чтоб не злить. Я уже старалась реже подходить, но, чем реже я проявляла свои желания, тем крепче он привыкал к тому, что <text:span text:style-name="_30__20_Text">мне ничего не нужно</text:span>. Я же молчу. Но стоило мне обратить на себя внимание, как тут же на меня вешали ярлыки вечно недовольной нимфоманки, явно преувеличивая мое желание побыть с ним наедине.</text:p>
      <text:p text:style-name="P3">Получается, что кто-то <text:span text:style-name="_30__20_Text">одна</text:span> из нас хочет близости, как в нормальных отношениях, проявляет инициативу, ничего не получает, остается каждый раз отвергнутая, и еще получает сверху поток упреков за то, что надоедает. Виновата, наказана,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P3">— Мы же живем вместе, что тебе еще надо?</text:p>
      <text:p text:style-name="P3">Или:</text:p>
      <text:p text:style-name="P3">— Я интроверт.</text:p>
      <text:p text:style-name="P3">И правда, мы ведь вместе, казалось бы... Но в этом и ирония. Отталкивая меня он все сильнее меня притягивал. <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3">У меня в руках был меч, но сражалась я с ветром, в то время, как мне устраивали засады на пути к отс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3">И да, я остыла. Я прекратила вешаться ему на шею, потому что знала — при каждой попытке заняться любовью я буду отвергнута, и я перестала пытаться. Я ждала, когда он сам захочет, но даже в том случае, не могла в полной мере насладиться этой близостью из-за негативных ассоциаций. Это тот самый когнитивный диссонанс — я хотела с ним близости, потому что любила и не хотела, ведь он меня отвергал, одновременно.</text:p>
      <text:p text:style-name="P3">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 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h text:style-name="P14" text:outline-level="4">* * *</text:h>
      <text:p text:style-name="P3"><text:soft-page-break/>Уже тогда я увидела пару недостатков. К его неряшливости прибавилась безответственность,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3">Интроверт, так интроверт. Так забейся ты в чулан и сиди размышляй о жизни, но нет. Друзья да! Кому-то помочь? Да. Помочь мне — занят. Шпилить — да, потрахаться — занят. И я погрузилась в долгие раздумья на тему — <text:span text:style-name="_30__20_Text">что со мной не так</text:span>. Что-то выпало из моего внимания и я не понимала что именно.</text:p>
      <text:p text:style-name="P3">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И это не тот случай, когда он мне давал, а мне было мало. Он не давал ничего, и наказывал тогда, когда я просила хоть что-то.</text:p>
      <text:p text:style-name="P3">Появились первые признаки недосказанности и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 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3"><text:soft-page-break/>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срочной» работы или его неутолимого желания сыграть «боёчек».</text:p>
      <text:p text:style-name="P3">Хочу заметить, что многие люди любят увлечься чем-то и побыть наедине с собой, и я тоже. Будь то компьютерная игра или чтение книги — любое занятие может стать отдушиной после тяжелого дня и прекрасным способом привести свои мысли в порядок, или просто отдохнуть мозгами. Это нормально. Но когда это занятие отбирает <text:span text:style-name="_30__20_Text">все</text:span> свободное время, отношения перестают быть здоровыми и начинают приносить боль.</text:p>
      <text:p text:style-name="P3">Когда один из партнеров <text:span text:style-name="_30__20_Text">слишком часто</text:span>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p>
      <text:p text:style-name="P3">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моих. Я просила его не идти так быстро, но он игнорировал мои просьбы, заставляя меня догонять его. Я даже пыталась экспериментировать и шла настолько быстро, чтобы идти с <text:soft-page-break/>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 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3">Он стал все чаще уходить от прямых ответов. Его аргументы стали слабыми. Он уклонялся от решений любых проблем. Стал чаще обижаться, когда я его просила что-то сделать, или открытым текстом заявлял, что я нарушаю его покой. Мои просьбы воспринимались в «штыки». Уже тогда он мог пообещать что-то сделать, но <text:span text:style-name="_30__20_Text">не сдерживал свое слово в самый последний момент</text:span>. Это вводило меня в состояние обманутости и обиды, хоть он и красноречиво описывал причины.</text:p>
      <text:p text:style-name="P3">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 <text:span text:style-name="_30__20_Text">нас</text:span> были договоренности. О изменениях в планах он всегда говорил с сожалением, показывая, что сам расстроен, получал мое понимание и занимался своими делами. Всегда <text:soft-page-break/>— единственное слово, которое описывает частоту таких таких случаев.</text:p>
      <text:p text:style-name="P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 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h text:style-name="P14" text:outline-level="4">* * *</text:h>
      <text:p text:style-name="P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выбирать свою эмоцию по отношению к чему либо. 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3">Мы выбираем жанры, характер развлечений и <text:span text:style-name="_30__20_Text">людей</text:span>, сущность которых нам близка или подходит по ряду качеств, руководствуясь своим отношением к этим качествам и, соответственно, выбираем людей, суждения которых похожи на наши. Мы выбираем сами, как нам реагировать, и эта реакция основывается как раз на ряде убеждений и принципов, которые формируют наши характеры.</text:p>
      <text:p text:style-name="P3"><text:soft-page-break/>Мы выбираем людей по схожести их мировоззрения со своим внутренним миром, потому что хотим, чтоб нас понимали, и держимся рядом с ними благодаря совпадениям наших черт. Ведь похожего человека легче понять. И вот тут стоит отметить, что понимание — это своего рода <text:span text:style-name="_30__20_Text">способность поставить себя на место др</text:span><text:span text:style-name="_30__20_Text">угого</text:span>, что сразу дает объяснение поступкам и действиям. А схожесть облегчает этот процесс для обоих сторон.</text:p>
      <text:p text:style-name="P3">В моих отношениях было также — меня призывали понять, что обстоятельства изменились, но при этом вызывали чувство вины, если я протестовала, что отбирало у меня возможность выбирать, как к этому относиться. 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3">Стоит ли говорить, что мои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 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3">Я хотела быть этим тылом. И в горе и в радости. Я отчаянно хотела облегчить нам жизнь и сама хотела быть счастлива. Но у меня ничего не получалось. 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3">Представьте, что вас кто-то поранил. Кто-то, кого вы очень любите. И вы знаете, вы верите, вы хотите верить, что <text:soft-page-break/>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3">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3">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3">Любой нормальный человек в отношениях — представляет им ценность, пытется их сохранить. Поэтому 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3">Потом возникало желание поговорить, обсудить это недоразумение, и, так как мы уже знаем, что мудаки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3">В ходе разговора я получала свое «заслуженное»:</text:p>
      <text:p text:style-name="P3">— Что ты выдумываешь?</text:p>
      <text:p text:style-name="P3">Или:</text:p>
      <text:p text:style-name="P3"><text:soft-page-break/>— Ты поражаешь меня своей иррациональностью!</text:p>
      <text:p text:style-name="P3">И шла в угол зализывать свои ранки и думать, как сделать так, чтоб теперь за эту иррациональность простили.</text:p>
      <text:p text:style-name="P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 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не считаются.</text:p>
      <text:p text:style-name="P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и не в лучшую сторону. Не для нас. Нет. Для меня. 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h text:style-name="P14" text:outline-level="4">* * *</text:h>
      <text:p text:style-name="P3">Интроверты, по своей характеристике, спокойны, вдумчив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text:soft-page-break/>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3">Проведем параллель.</text:p>
      <text:p text:style-name="P4">1) Немногословность.</text:p>
      <text:p text:style-name="P3">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2) Пунктуальность.</text:p>
      <text:p text:style-name="P3">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3) Педантичность.</text:p>
      <text:p text:style-name="P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3">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 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text:soft-page-break/>специальном ящике для пакетов. Он часто не отдавал себе отсчет и, как в этих случаях, часто все делал «на автомате».</text:p>
      <text:p text:style-name="P4">4) Независимы в суждениях и мыслят самостоятельно.</text:p>
      <text:p text:style-name="P3">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5) Обладают сильной волей.</text:p>
      <text:p text:style-name="P3">Если я правильно понимаю, то здесь речь идет о самодисциплине, способности преодолевать препятствия на пути к достижению цели.</text:p>
      <text:p text:style-name="P3">Цель — стать качком.</text:p>
      <text:p text:style-name="P3">Преодоление препятствий — покупка абонемента и дорогой брендовой спортивной сумки (стоимостью как годовой абонемент).</text:p>
      <text:p text:style-name="P3">Достижение — спортивная сумка превратилась в дорожную, абонемент использовался лишь в течении месяца.</text:p>
      <text:p text:style-name="P3">Цель — стать водителем байка.</text:p>
      <text:p text:style-name="P3">Преодоление препятствий — ходил на курсы по вождению.</text:p>
      <text:p text:style-name="P3">Достижение — курсы не закончил.</text:p>
      <text:p text:style-name="P3">Этот список можно продолжить, но зачем, когда итак все ясно. </text:p>
      <text:p text:style-name="P4">6) Самоанализ.</text:p>
      <text:p text:style-name="P3">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такими качествами. Самоанализ подразумевает под собой поиск собственных ошибок для их решения, но наш герой был лишен способности увидеть свою неправоту в выборе <text:soft-page-break/>внешнего вида, как и образа мыслей и способа действий. Ведь это понятие не может стоять в одном ряду с ленью.</text:p>
      <text:h text:style-name="P14" text:outline-level="4">* * *</text:h>
      <text:p text:style-name="P3">Рассматривая характеристику нарциссической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лишь инструменты для поставки ресурсов, не более. Использовав одних, он избавлялся от них, и переключался на поиски новых ресурсов.</text:p>
      <text:p text:style-name="P3">Итак, размышляя об этом уже сейчас, могу предположить, что именно тогда моя любовь к нему стала иллюзией. Как известно, девушки влюбляются в отношение к себе, как и в моем случае, но когда влюбленность переросла, любовь превратилась а зависимость. Я уже любила не отношение ко мне, а воспоминания об этом отношении. 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2">«Большинство людей не видят ловушки, в которой находятся.»</text:p>
      <text:p text:style-name="P7">Роберт Кийосаки</text:p>
      <text:p text:style-name="Para_20_05"><text:line-break/><text:span text:style-name="Default_20_Paragraph_20_Font"><text:span text:style-name="T1"> </text:span></text:span></text:p>
      <text:p text:style-name="P3">Мои попытки договориться ни к чему не приводили. Поворачивалось все так, как не просто выгодно ему, а не <text:soft-page-break/>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P3">— Не мешай мне жить, женщина! — якобы в шутку, часто говорил он.</text:p>
      <text:p text:style-name="P3">Но, как мы знаем, в каждой шутке есть доля шутки, а остальное — правда. И тут нас приглашают в гости. Это была прекрасная возможность развеяться и поговорить с живыми людьми! К тому я как раз лежала со сломанной ногой (вы узнаете об этой истории чуть позже). Конечно я согласилась, но он сказал, что никуда не пойдет — нет настроения. 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3">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3">Он часто фрилансил, но еще чаще шпилил. Когда я предлагала провести время вместе, он напоминал мне, что интроверт, и продолжал заниматься своими делами.</text:p>
      <text:p text:style-name="P3">— Погуляй без меня. — говорил он.</text:p>
      <text:p text:style-name="P3">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3"><text:soft-page-break/>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 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каким-либо другим обществом стало для меня под запретом.</text:p>
      <text:p text:style-name="P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 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3">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h text:style-name="P14" text:outline-level="4"><text:soft-page-break/>* * *</text:h>
      <text:p text:style-name="P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 Но в таком случае пары расходятся, а он держал меня возле себя и всегда возвращал, когда мне все надоедало и я от него уходила. Так что нет. Я склоняюсь к тому, что ему это было нужно. Он утверждался за счет таких вот действий, за счет меня и моей любви.</text:p>
      <text:p text:style-name="P3">Да, в отличии нарциссического расстройства личности,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P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прекрасно понимая, что это ненормально, он устраивал демонстрацию своей большой любви ко мне, и я его прощала.</text:p>
      <text:p text:style-name="P3">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 С тех пор я была уже «на крючке» и, неосознанно, сама приняла <text:soft-page-break/>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11" text:outline-level="1"><text:bookmark-start text:name="Glava_6__Straziki"/><text:s/>Глава 6. Стразики <text:line-break/> <text:bookmark-end text:name="Glava_6__Straziki"/></text:h>
      <text:p text:style-name="P3">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P3">Не нравится? А никто не спрашивает — вещь на то и вещь, чтоб ею пользовались и настраивали под себя. Он любит копаться в настройках. Все, что у него есть — настроено под него. Он меняет хоткеи, перепрошивает, словом — делает все, чтоб было удобней пользоваться. И я, как вы понимаете, говорю не только о девайсах.</text:p>
      <text:p text:style-name="P3">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3">Его мнение плавно переросло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остало в <text:soft-page-break/>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3">«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3">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совершенно забыв о значимости собственного мнения.</text:p>
      <text:p text:style-name="P3">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любит замечания?! А он в свою очередь видел, что это работает и продолжал продвигать через меня свои идеи.</text:p>
      <text:p text:style-name="P3">Таким образом он обеспечил себе мою зависимость от его мнения, и, как следствие — подготовил почву для новых манипуляций.</text:p>
      <text:p text:style-name="P3">Как обычно бывает в любых отношениях — вот он/она говорит тебе, что ты что-то делаешь не так. А ты отвечаешь — «спасибо» потому, что знаешь, что он/она желает тебе только добра, хочет, что бы стал/а лучше, доверяешь ему/ей, потому что это близкий тебе человек, который любит тебя. Я так тоже думала. Но все равно не могла <text:soft-page-break/>понять, что такого в моих действиях, внешности не так, и почему на меня сыпятся постоянные замечания?</text:p>
      <text:p text:style-name="P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 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3">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 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P3">— О боже! Что это?</text:p>
      <text:p text:style-name="P3">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P3">— Уже лучше.</text:p>
      <text:p text:style-name="P3">— Ну это уже куда не шло!..</text:p>
      <text:p text:style-name="P3">Или:</text:p>
      <text:p text:style-name="P3">— Нормально.</text:p>
      <text:p text:style-name="P3"><text:soft-page-break/>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3">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вой. В этот момент объект его манипуляций уже находится в полной психологической зависимости.</text:p>
      <text:h text:style-name="P14" text:outline-level="4">* * *</text:h>
      <text:p text:style-name="P3">Одновременно с попытками изменить манеру моего поведения, мой стиль и ход мыслей, в ход пошел круг друзей. Моих друзей. Постепенно он стал намекать, что друзья неинтересные и с ними не о чем поговорить. Начали проскакивать вопросы типа:</text:p>
      <text:p text:style-name="P3">— Почему ты с ними общаешься?</text:p>
      <text:p text:style-name="P3">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 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3">Следующим этапом, как вы поняли, является <text:span text:style-name="_30__20_Text">изоляция жертвы от ее привычного окружения</text:span>. До него у меня был свой собственный мир, который, как и меня, начали обесценивать и отменять. Мой мир — в нем комфортно и <text:soft-page-break/>уютно, я знала, что мои близкие в любой момент окажут мне помощь и поддержку — такие вот у меня друзья. Были.</text:p>
      <text:p text:style-name="P3">Отчетливо помню первую ссору. Из-за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3">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P3">— Либо тех, либо тех!</text:p>
      <text:p text:style-name="P3">— Но я хочу видеть всех в этот день! Это мой день. Это мои друзья...</text:p>
      <text:p text:style-name="P3">— Это плохая идея. Как ты себе это представляешь твоих и моих друзей вместе? Тебе надо выбрать!</text:p>
      <text:p text:style-name="P3">Хочу отметить, что речь не шла о том, чтобы пригласить моих друзей.</text:p>
      <text:p text:style-name="P2">«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 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text:soft-page-break/>течение жизни жертвы, ломайте ее ритм, но так, чтобы ей было с вами интересно.»</text:p>
      <text:p text:style-name="P7">В. Адамчик, «Манипулятор. Секреты успешной манипуляции человеком»</text:p>
      <text:p text:style-name="P3">Вот прекрасный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 Жаль, что у автора не хватает мозгов и морали рассказать своим последователям, как быть достойным человеком и завоевывать людей своим достоинством и порядочностью, а не фальшью.</text:p>
      <text:p text:style-name="P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3"><text:span text:style-name="_30__20_Text">Если</text:span> я приглашу, <text:span text:style-name="_30__20_Text">то</text:span> это повлечет дискомфорт. «<text:span text:style-name="_30__20_Text">Дабл байнд»</text:span> (Double bind) – двойное послание — это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 То есть, расшифровывая его фразу, можно увидеть что он заботится о комфорте, при этом осуждает мой подход к делу, но подтекстом является запрет — я не хочу, чтобы ты приглашала всех друзей.</text:p>
      <text:p text:style-name="P3"><text:soft-page-break/>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3">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 То есть, при воспитании ребенка родители выдвигали сразу два одновременно невыполнимых или противоречивых послания («Стой там — иди сюда» или «Я приказываю тебе не выполнять моих приказов»), что подразумевало под собой наказание. Именно невыполнимость таких заданий и стала причиной формирования заболевания.</text:p>
      <text:p text:style-name="P3">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деструктивного окружения.</text:p>
      <text:h text:style-name="P14" text:outline-level="4"><text:soft-page-break/>* * *</text:h>
      <text:p text:style-name="P3">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 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он меня обидел, отбирая право распоряжаться приглашенными в мой праздник, а потому, что он наверняка хотел меня поздравить. Тогда я посчитала, что это свинство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3">В полночь он ждал меня под подъездом... с моим новым велосипедом по всем канонам поздравляшек. С лицом,.. не виноватым, нет. Это была первая манипуляция, точнее первая, которую я запомнила. Я давно мечтала о веле, он мне его подарил как раз в канун разногласий, и — я купилась.</text:p>
      <text:p text:style-name="P3">Я разревелась. Будучи уже на взводе от негативных мыслей, получить такую дозу счастья было слишком резким перепадом. Как из парки в снег. Естественно, я обо всем забыла, обкатала пару кругов вокруг дома, визжа от радости и смеясь. Я почувствовала себя счастливым ребенком, и не <text:soft-page-break/>стала вспоминать уже перебитый осадок от прежнего конфликта.</text:p>
      <text:p text:style-name="P3">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P3">Харриет Брейкер идентифицировал этот способ манипулирования, как «положительное подкрепление». К нему относится:</text:p>
      <text:p text:style-name="P3">● похвала, поверхностное очарование, поверхностное сочувствие, чрезмерные извинения;</text:p>
      <text:p text:style-name="P3">● деньги, одобрение, подарки;</text:p>
      <text:p text:style-name="P3">● внимание, выражения лица, такое как притворный смех или улыбка;</text:p>
      <text:p text:style-name="P3">● общественное признание.</text:p>
      <text:p text:style-name="P3">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заблуждение с целью собственной выгоды. Несомненно, этот способ является самым быстрым для достижения желаемого результата.</text:p>
      <text:p text:style-name="P3">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чтоб не развивать конфликт. Это же важно для него. Я-то переживу...</text:p>
      <text:p text:style-name="P3">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 Празднование дня рождения подразумевает под собой поздравления и пожелания, но этого не было. Было <text:soft-page-break/>отчетливое ощущение, что ребята собрались просто покататься на машинках. Хотя нет. Было еще кое что.</text:p>
      <text:p text:style-name="P3">На бланке статистики победителей, который нам выдали потом, я была на 4-ом месте из 11-ти. Я отметила в слух, что стало быть, у меня есть потенциал, ведь я впервые на картинге, на что его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11" text:outline-level="1"><text:bookmark-start text:name="Glava_7__Z____Zabota"/><text:s/>Глава 7. З — Забота <text:line-break/> <text:bookmark-end text:name="Glava_7__Z____Zabota"/></text:h>
      <text:p text:style-name="P2">В пустой душе и в сердце эгоиста не может быть божественной любви.</text:p>
      <text:p text:style-name="P7">Автор неизвестен</text:p>
      <text:p text:style-name="Para_20_05"><text:line-break/><text:span text:style-name="Default_20_Paragraph_20_Font"><text:span text:style-name="T1"> </text:span></text:span></text:p>
      <text:p text:style-name="P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 Я весила 45 кг, и не могла набрать вес, хоть и ела все подряд. В <text:soft-page-break/>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P3">— Что-то ты бедненькая, тебе плохо? — спросила она.</text:p>
      <text:p text:style-name="P3">— Да, — ответила я, — иначе бы меня здесь не было.</text:p>
      <text:p text:style-name="P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 к. я все еще ждала пока меня примет врач, когда пришли результаты.</text:p>
      <text:p text:style-name="P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3">Конечно меня госпитализировали, и при поставленном диагнозе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 Меня отправили домой. После назначения лечения, мне <text:soft-page-break/>прописали железосодержащую диету и сказали воздержаться от любых нагрузок на протяжении полугода.</text:p>
      <text:p text:style-name="P3">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 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3">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text:p>
      <text:p text:style-name="P3">Возможно кто-то подумает, что мне нравилось сидеть дома. Но это был правда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3">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Это было пару раз. Он не заставлял меня, и не упрекал, но подтекст это именно таким.</text:p>
      <text:p text:style-name="P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text:soft-page-break/>я не приношу дохода, хотя и знал, что будь моя воля, я бы не сидела дома. Тем не менее, под действием таких невзрачных намеков, я прошла несколько собеседований.</text:p>
      <text:p text:style-name="P3">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 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3">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3">Конечно, он пытался вызвать во мне чувство неуверенности. Ведь тут не поспоришь — сижу дома и не работаю. Но почему он это делал? 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3"><text:soft-page-break/>Через полгода нашла себе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h text:style-name="P14" text:outline-level="4">* * *</text:h>
      <text:p text:style-name="P3">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3">Пару раз я просила его о помощи и пыталась слегка распределить обязанности. Что-то вроде:</text:p>
      <text:p text:style-name="P3">— Мне так было бы приятно, если бы ты встретил меня с работы с ужином...</text:p>
      <text:p text:style-name="P3">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 года! 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text:p>
      <text:p text:style-name="P3">Вы спросите меня, а почему он сам не ходил в магазин? Я отвечу — потому, что он на маленький пакет еды <text:soft-page-break/>потратит столько же денег, сколько я на два больших. Я ходила с ним в магазин с одной целью — сэкономить.</text:p>
      <text:h text:style-name="P14" text:outline-level="4">* * *</text:h>
      <text:p text:style-name="P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 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3">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3">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3">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 Хорошо, что он в то время работал тоже удаленно и был всегда дома, — думала я! И вот лежу я в постели и страдаю. На что мой парень, внимание — <text:soft-page-break/>просто прекращает со мной разговаривать! Он не был злым, или обиженным. Он не был растерянным или сильно занятым. Он. Просто. Перестал. Со. Мной. Разговаривать.</text:p>
      <text:p text:style-name="P3">Согласно Брейкер, этот способ манипуляций называется «неустойчивое или частичное подкрепление». 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 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 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3">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3">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 Не знаю как, но <text:soft-page-break/>думаю, что в своей голове он как-то оправдывал свои действия. Могу предположить, что он посчитал правильным так себя вести, ведь я провинилась — сломала ногу.</text:p>
      <text:p text:style-name="P3">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3">Исти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собственными ошибками, погружаясь в бесконечные их поиски. Я изматывала себя до сумасшествия, пытаясь найти, где же я ошиблась.</text:p>
      <text:p text:style-name="P3">Не могу до сих пор понять, что это было. Это была защитная реакция на трудности или это равнодушие ко мне из-за травмы была подтекстом чего-то большего? 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3">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 В целом я уверена — именно это и было его целью. Моя <text:soft-page-break/>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 text:style-name="_30__20_Text">только себе</text:span> и доедал последнее, что было в холодильнике. Чувство ущербности, которое переполняло меня, настолько обострилось, что я просто начала себя ненавидеть. Сейчас я была беспомощнее некуда.</text:p>
      <text:p text:style-name="P3">Но он был непреклонен в своем равнодушии ко мне. Я только сейчас понимаю, насколько несостоявшеея у него понятие человечности. Он оказался совершенно не способным признать тот факт, что он черствый и бездушный. Он даже как-то назвал себя романтиком!.. Но на дел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3">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text:soft-page-break/>лишь инструмент для обеспечения собственного эмоционального и бытового комфорта, не более.</text:p>
      <text:p text:style-name="P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h text:style-name="P14" text:outline-level="4">* * *</text:h>
      <text:p text:style-name="P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Эта тактика психологического давлен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 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3">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text:soft-page-break/>безразличия может быть избирательно черствое и неприязненное отношение к матери или к тем членам семьи, которые особенно его любят»</text:p>
      <text:p text:style-name="P7">Личко А.Е., «Синдром неустойчивого поведения»</text:p>
      <text:p text:style-name="P3">Итак, я с рюкзачком на костылях выходила каждый вечер в магазин, брала себе каких-то сосисок (потому, что голодная), пива (чтоб уснуть), и сигарет. 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ковыляю в магазин. Кровь опускалась в ногу, и один такой поход в магазин сделал из моей ноги сплошную ги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3">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P3">— Я еду! — сказала она и приехала.</text:p>
      <text:p text:style-name="P3">Он сидел и играл с друзьями по сети. Подруга, не успев пройти через порог, засучила рукава и тут же занялась наведением порядка... Что касается меня, то я уже все <text:soft-page-break/>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 Я акцентирую внимание на том, что он даже не отодвинулся, и пришлось ждать, когда он доиграет бой и выйдет на перекур, чтобы помыть пол у него под столом.</text:p>
      <text:h text:style-name="P14" text:outline-level="4">* * *</text:h>
      <text:p text:style-name="P3">Спустя несколько дней, однажды поздним вечером, он принял душ (что было редкостью, если я не просила) и просто ушел. Оделся и ушел, молча и в неизвестном направлении. Конечно, он не сказал куда ушел и когда вернется. Это был пик моей боли. 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P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3">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любое объяснение его действиям.</text:p>
      <text:p text:style-name="P3"><text:soft-page-break/>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 Я раздавлена, унижена и нет пути назад. Это пропасть и я на дне. Но до дна было еще очень далеко. Я была уверена, что хуже уже некуда. Я ошибалась.</text:p>
      <text:p text:style-name="P3">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3">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3">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 Мне было холодно, но я так <text:soft-page-break/>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3">В тот день она стала первым человеком, с которым я поделилась проблемами в отношениях. 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3">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тех пор он ни разу не говорил мне, что любит меня.</text:p>
      <text:p text:style-name="P3">«Если любишь, то скажи это мне,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 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h text:style-name="P14" text:outline-level="4">* * *</text:h>
      <text:p text:style-name="P3"><text:soft-page-break/>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 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 Это была моя ошибка, пожалуй самая горькая для меня, ведь в то время, как я и<text:span text:style-name="_30__20_Text">ска</text:span><text:span text:style-name="_30__20_Text">ла в себе причины</text:span> наших разногласий, <text:span text:style-name="_30__20_Text">он продолжал паразитировать</text:span> на моей к нему привязанности. Я строила отношения, в то время как он ими пользовался.</text:p>
      <text:h text:style-name="P11" text:outline-level="1"><text:bookmark-start text:name="Glava_8__Sama__kotik"/><text:s/>Глава 8. Сама, котик <text:line-break/> <text:bookmark-end text:name="Glava_8__Sama__kotik"/></text:h>
      <text:p text:style-name="P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3">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Это психологическое <text:soft-page-break/>насилие, которое лишает жертву возможности донести абьюзеру свои переживания.</text:p>
      <text:p text:style-name="P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3">«Я желаю тебе добра»,</text:p>
      <text:p text:style-name="P3">«Для тебя так будет лучше».</text:p>
      <text:p text:style-name="P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3">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P3">— Я вчера ходил в кино.</text:p>
      <text:p text:style-name="P3">Мы едем в другой город отдыхать, он скажет:</text:p>
      <text:p text:style-name="P3">— Я еду...</text:p>
      <text:p text:style-name="P3">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 <text:span text:style-name="_30__20_Text">он</text:span>, и он красноречиво об этом расскажет, не упоминая обо мне.</text:p>
      <text:p text:style-name="P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 Это «Я» — борьба за власть в <text:soft-page-break/>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 text:style-name="_30__20_Text">нас</text:span>, где я стояла на втором месте, а не в одной иерархии с ним.</text:p>
      <text:p text:style-name="P3">Еще раз повторю это противное «<text:span text:style-name="_30__20_Text">я до сих пор не </text:span><text:span text:style-name="_30__20_Text">понимаю</text:span>»,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p>
      <text:p text:style-name="P3">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P3">— Что, ручки из жопы? — при друзьях, да с такой радостью на лице, будто его ребенок сделал первые шаги.</text:p>
      <text:h text:style-name="P14" text:outline-level="4">* * *</text:h>
      <text:p text:style-name="P3">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и в два разных моих дня рождения. Это 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3"><text:soft-page-break/>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е, который я отмечала впервые, будучи с ним в отношениях. Его не было. Он забрал у меня этот день.</text:p>
      <text:p text:style-name="P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3">Да, я хотела семью, но у меня не было навязчивой идеи выйти замуж. На тот момент на моем счету было три отвергнутых предложения. Хотела бы — вышла. Но мне важно знать за кого, ведь я собираюсь строить семью, а не просто проводить время...</text:p>
      <text:p text:style-name="P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 И я была уверена — он все спланировал и, под видом романтического ужина, как в прошлый раз — сделает мне предложение. Не может же он подарить два одинаковых подарка?! Может...</text:p>
      <text:p text:style-name="P3">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P3">— Ого, ты что, предложение делаешь?</text:p>
      <text:p text:style-name="P3">Он засмеялся и ответил:</text:p>
      <text:p text:style-name="P3">— <text:span text:style-name="_30__20_Text">Конечно</text:span> нет! Мы тут запутались...</text:p>
      <text:p text:style-name="P3"><text:soft-page-break/>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h text:style-name="P14" text:outline-level="4">* * *</text:h>
      <text:p text:style-name="P3">Часто его просьбы были провокацией и сопровождались:</text:p>
      <text:p text:style-name="P3">— Слабо? Ты сможешь!</text:p>
      <text:p text:style-name="P3">Откажись я, это означало бы, что я открыто призн<text:span text:style-name="_30__20_Text">а</text:span>юсь, что не смогу, хотя смогла бы, но просто не хочу. Ну и конечно — разочарование на его лице. 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3">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3">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text:soft-page-break/>разочаровывается в тебе, ты сделаешь все что угодно, чтобы тебя снова зауважали. С должной прилежностью, прилагая все усилия и не жалея времени. Кстати, родители, хотите покалечить ребенку психику — говорите ему почаще: «Я думал, ты справишься»...</text:p>
      <text:p text:style-name="P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 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3">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 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 text:style-name="_30__20_Text">ты</text:span> на самом деле хочешь. Тебя <text:soft-page-break/>постепенно, аккуратно переделывают, и ты ведёшься. Ведь это близкий тебе человек, он хочет как лучше для тебя и никогда не пожелает тебе зла!..</text:p>
      <text:p text:style-name="P3">Но будь готов/а заплатить за эту его доброту... собой, потому именно себя ты лишишься, возможно, раз и навсегда, если не начнешь действовать. 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h text:style-name="P14" text:outline-level="4">* * *</text:h>
      <text:p text:style-name="P3">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P3">— Давай сама, котик. Я не хочу/занят/мне ничего нужно/там дождь/голова болит...</text:p>
      <text:p text:style-name="P3">Или его коронное:</text:p>
      <text:p text:style-name="P3">— Давай, но без меня...</text:p>
      <text:p text:style-name="P3">Не говоря уже о разных бытовых штуках, и плевать, мужская это работа по дому или женская. Это всегда «сама». 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p text:style-name="P3">— Ты что, сама не справишься? Я тебе такси вызову...</text:p>
      <text:p text:style-name="P3">Он был не на работе. Он вызвал мне машину и остался дома играть по сети с друзьями!</text:p>
      <text:p text:style-name="P3">А как дойти до такси?!</text:p>
      <text:p text:style-name="P3">Как выйти из такси и дойти до входа в больницу?!</text:p>
      <text:p text:style-name="P3"><text:soft-page-break/>Дойти до регистратуры?!</text:p>
      <text:p text:style-name="P3">Найти кабинет врача?!</text:p>
      <text:p text:style-name="P3">Дойти до рентгена?!</text:p>
      <text:p text:style-name="P3">Обратно к врачу?!</text:p>
      <text:p text:style-name="P3">До такси?!</text:p>
      <text:p text:style-name="P3">До квартиры?!</text:p>
      <text:p text:style-name="P3">Учитывая ступеньки, двери?!..</text:p>
      <text:p text:style-name="P3">Это же нога, а не рука! Но зачем об этом думать?!</text:p>
      <text:p text:style-name="P3">— Ты же у меня баба сильная, справишься сама...</text:p>
      <text:p text:style-name="P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3">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3">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P3">— Зачем ты вообще туда полезла!? Ты этим занималась, значит и виновата ты. Я же ничего не сделал!</text:p>
      <text:p text:style-name="P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3">Этот прием манипулирования называется <text:span text:style-name="_30__20_Text">виктимблейминг</text:span> — обвинение жертвы за произошедшее с ней несчастье. Он считал справедливым мое наказание за то, <text:soft-page-break/>что я «туда полезла». Меня же никто не просил — <text:span text:style-name="_30__20_Text">это было моим решением</text:span>, это давало ему право освободить себя от ответственности за меня и заботы обо мне, ведь я получила, как он считал, по заслугам. 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сизма. «Это все, потому что я черный?», и если ответом является да, то это тоже виктимблейминг.</text:p>
      <text:p text:style-name="P3">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P3">—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P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 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3">Конкуренция? Зависть? Да. Это соперничество, которое тч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 Свои неудачи он списывал со своего счета, переклавая на <text:soft-page-break/>неблагоприятные обстоятельства или на «плохих» людей. Его вины никогда, ни при каких условиях не было.</text:p>
      <text:p text:style-name="P3">Потом с новым другом я долго смеялась, рассказывая, как тот уродливый шкаф рухнул мне на ногу!</text:p>
      <text:h text:style-name="P14" text:outline-level="4">* * *</text:h>
      <text:p text:style-name="P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 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P3">— Автобусом?! Лучше бы ты мне не говорила!</text:p>
      <text:p text:style-name="P3">Я потратила 4 часа на поиски, я дошла до восьмой страницы гугла, сделала несколько десятков звонков — а он остался недоволен! Из-за высокого роста, его ноги никуда не помещаются. Я не предусмотрела. Я виновата. Теперь он будет мучиться <text:span text:style-name="_30__20_Text">из-за меня</text:span>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p>
      <text:p text:style-name="P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 Я тчательно следила за тем, что говорю и одеваю, чтоб не нарваться на очередное замечание. А теперь еще усерднее хотела быть идеальной и <text:soft-page-break/>делать все безупречно, ведь надо же что-то делать со своими «недостатками»!</text:p>
      <text:p text:style-name="P3">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P3">— Спасибо, котик, все было очень вкусно/круто/весело...</text:p>
      <text:p text:style-name="P3">В такие редкие моменты я светилась от счастья и все умилялись и твердили, какая мы замечательная пара!</text:p>
      <text:p text:style-name="P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7">Ирина Мельниченко, «Мудаки и игра на публику»</text:p>
      <text:p text:style-name="P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 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P3">— Почему каждый раз после вечеринок мы с тобой опять ссоримся? — злился он.</text:p>
      <text:p text:style-name="P3"><text:soft-page-break/>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3">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P3">— Сама, котик...</text:p>
      <text:p text:style-name="P3">— Я интроверт и хочу побыть наедине с собой...</text:p>
      <text:p text:style-name="P3">Ох как часто он это повторял! Да и в целом, он делал всегда то, что хочет он. Исключением было только необходимость ходить на работу. Дома было: «я занят/шпилю/нет настроения/давай потом/давай сама, ты же у меня баба сильная»... 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3">Дело в его мышлении. Он сердился, как сердятся когда что-то не получается. Я пере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лагала, или когда настройки слетали.</text:p>
      <text:p text:style-name="P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text:soft-page-break/>или же, в случае, если я настаивала — гнев, упреки, обвинения, обида и молчание (пассивная агрессия).</text:p>
      <text:p text:style-name="P3">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P3">— Да сколько же можно обниматься!? Тебе что, больше заняться нечем? Тебе только обнимашки и нужны!</text:p>
      <text:p text:style-name="P3">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 Было без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11" text:outline-level="1"><text:bookmark-start text:name="Glava_9__My_tak_obshchaiemsia"/><text:s/>Глава 9. Мы так общаемся <text:line-break/> <text:bookmark-end text:name="Glava_9__My_tak_obshchaiemsia"/></text:h>
      <text:p text:style-name="P2">Скажи мне, кто твой друг и я скажу кто ты.</text:p>
      <text:p text:style-name="P7">Еврипид</text:p>
      <text:p text:style-name="Para_20_05"><text:soft-page-break/><text:line-break/><text:span text:style-name="Default_20_Paragraph_20_Font"><text:span text:style-name="T1"> </text:span></text:span></text:p>
      <text:p text:style-name="P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text:p>
      <text:p text:style-name="P7">Я.А. Волкова «Деструктивное общение: к определению понятия»<text:span text:style-name="_31__20_Text"> </text:span></text:p>
      <text:p text:style-name="P3">Его <text:span text:style-name="_30__20_Text">лучший друг</text:span>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text:soft-page-break/>мягко говоря, неуютно находиться в такой компании. 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переспорить оборачивались высмеиванием и сарказмом, переходящим на личности. Я очень долго пыталась привыкнуть к такой «дружбе», но так и не смогла.</text:p>
      <text:p text:style-name="P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 Перебивая друг друга и меня, они заваливали вопросами, и, не давая на них ответить, задавали следующие. А когда я говорила, что это просто мое мнение — меня продолжали провоцировать на спор, целью которого было переубедить меня и принять чью-то из них точку зрения.</text:p>
      <text:p text:style-name="P3">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 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3">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 Мне было не комфортно. Я люблю рассуждать, получать новую <text:soft-page-break/>информацию, анализировать, а не мериться писями. Такой подавляющий или императивный диалог выстраивает взаимодействие, основанное унижении и высмеивании точки зрения собеседника.</text:p>
      <text:p text:style-name="P2">«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7">Я. А. Волкова, «Деструктивное общение в когнитивно-дискурсивнов аспекте»</text:p>
      <text:p text:style-name="Para_20_05"><text:line-break/><text:span text:style-name="Default_20_Paragraph_20_Font"><text:span text:style-name="T1"> </text:span></text:span></text:p>
      <text:p text:style-name="P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 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h text:style-name="P14" text:outline-level="4"><text:soft-page-break/>* * *</text:h>
      <text:p text:style-name="P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Они были в полной гармонии друг с другом и их факты взаимного принижения не волновали.</text:p>
      <text:p text:style-name="P3">Конечно, ключевой персонаж среди его друзей был — его лучший друг, странный парень на маёвке. Этот человек — хамство, наглость и эгоизм во плоти. Остальные тоже подходили под эти критерии, но не так очевидно и в меньшей степени.</text:p>
      <text:p text:style-name="P3">Однажды мы компанией праздновали Новый год. Сидим ночью, все уже порядком выпившие, и тут его лучший друг говорит:</text:p>
      <text:p text:style-name="P3">— Если на земле не останется ни одной <text:span text:style-name="_30__20_Text">бабы</text:span>, иметь первым мы будем тебя.</text:p>
      <text:p text:style-name="P3">И адресовано это было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 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p text:style-name="P3">— Ну он же у нас самый красивый, вот его и пустим первым по кругу...</text:p>
      <text:p text:style-name="P2"><text:soft-page-break/>«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7">Я. А. Волкова, «Деструктивное общение в когнитивно-дискурсивном аспекте»</text:p>
      <text:p text:style-name="Para_20_05"><text:line-break/><text:span text:style-name="Default_20_Paragraph_20_Font"><text:span text:style-name="T1"> </text:span></text:span></text:p>
      <text:p text:style-name="P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text:p>
      <text:p text:style-name="P3">Позже, как и всегда, когда заходили подобного рода разговоры, а они заходили довольно часто, я аккуратно ему намекала, что это не правильно. И:</text:p>
      <text:p text:style-name="P3">— Неужели тебе нравятся такое общение!?</text:p>
      <text:p text:style-name="P3">Ответ всегда был один:</text:p>
      <text:p text:style-name="P3">— Ты слишком остро реагируешь. Мы так общаемся...</text:p>
      <text:p text:style-name="P3">В конечном итоге — да, пустыми оказались они все. Люди, которые теперь друг друга ненавидят и взаимно радуются поражениями.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лучший друг стал врагом.</text:p>
      <text:p text:style-name="P3"><text:soft-page-break/>Не скажу, что я не приложила к этому руку. Приложила. Мои вопросы после каждой пья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 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3">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 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любящего сердца. Теперь обидчиком стал его друг, а я — великодушной защитницей. Он нашел, кому пожаловаться.</text:p>
      <text:h text:style-name="P14" text:outline-level="4">* * *</text:h>
      <text:p text:style-name="P3">Вернемся к делу. Основных тем у них было несколько:</text:p>
      <text:p text:style-name="P3"><text:soft-page-break/>• Женские жопы;</text:p>
      <text:p text:style-name="P3">• Как изменить девушке/жене и сделать так, чтоб об этом никто не узнал;</text:p>
      <text:p text:style-name="P3">• Печальная история о том, как одна их общая подруга «дала» им всем, кроме одного, чем жестоко задела самолюбие оного;</text:p>
      <text:p text:style-name="P3">• Размер мужского достоинства;</text:p>
      <text:p text:style-name="P3">• HOTS;</text:p>
      <text:p text:style-name="P3">• Ну и конечно — обсуждения отсутствующих за их спиной не в лучшей форме.</text:p>
      <text:p text:style-name="P3">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7">Я. А. Волкова, «Деструктивное общение в когнитивно-дискурсивнов аспекте»</text:p>
      <text:p text:style-name="Para_20_05"><text:line-break/><text:span text:style-name="Default_20_Paragraph_20_Font"><text:span text:style-name="T1"> </text:span></text:span></text:p>
      <text:p text:style-name="P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text:soft-page-break/>жаловался и не оскорблял за глаза, будь то друг, подруга или близкие родственники.</text:p>
      <text:p text:style-name="P3">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 Один из его лучших друзей многому его научил. Мой парень освоил целый род деятельности, благодаря своему другу, а тот в свою очередь, не жадничал нужной информацией и учил всему, что знал, делясь новыми навыками. 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3">А этот друг поручился за него на работе, куда его взяли без собеседования и тестового задания на высокооплачиваемую должность. Он бы не устроился туда потому, что, по его же словам — не дотягивает. Он говорит за его спиной гадости, а на деле — держится за него, ведь тот нужен ему.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3">Когда они между собой начали ссориться, потекло, как говорится, дерьмо по трубам. Он говорил, что не будет общаться с одним, пока тот общается с первым, хотя за день до этого сказал, что не собирается никого тянуть на свою сторону и ставить глупые ультиматумы. Их чаты с выяснением отношений были похожи на лепет подростков, <text:soft-page-break/>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h text:style-name="P14" text:outline-level="4">* * *</text:h>
      <text:p text:style-name="P3">Так вот, все это о <text:span text:style-name="_30__20_Text">ег</text:span><text:span text:style-name="_30__20_Text">о</text:span> окружении, именно о <text:span text:style-name="_30__20_Text">его</text:span>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 аккуратней. Если <text:span text:style-name="_30__20_Text">своим</text:span> друзьям он говорил:</text:p>
      <text:p text:style-name="P3">— Она неадекватная...</text:p>
      <text:p text:style-name="P3">И дальше по тексту, то <text:span text:style-name="_30__20_Text">нашим</text:span> друзьям говорилось все в другой форме:</text:p>
      <text:p text:style-name="P3">— Я ее люблю, но...</text:p>
      <text:p text:style-name="P3">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любит. 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3">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 text:style-name="_30__20_Text">снова</text:span> что-то делает не так», то есть — постоянно что-то делает не так. Кап-кап и по капельке я, сама того не ведая, стала в глазах людей неправильной. А он — мучеником. А друзья — его инструментами по <text:soft-page-break/>достижению своей цели. А цель одна — быть не тем, кем он является — равнодушным и эгоистичным зверем, в костюме несчастной овечки.</text:p>
      <text:p text:style-name="P3">Но, есть очень важный момент — это работает. Вспомните, я уверена, что у каждого есть друг/знакомы,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3">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 «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тать таковым. Жаль, что не путем самосовершенствования, а враньем и сокрытием своего настоящего «я» и настоящих намерений. 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h text:style-name="P14" text:outline-level="4">* * *</text:h>
      <text:p text:style-name="P3">Не могу не вставить пару слов о семье... Точнее — 4 слова:</text:p>
      <text:p text:style-name="P3">1. Все</text:p>
      <text:p text:style-name="P3">2. Друг</text:p>
      <text:p text:style-name="P3">3. Друга</text:p>
      <text:p text:style-name="P3"><text:soft-page-break/>4. Ненавидят</text:p>
      <text:p text:style-name="P3">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отныне вы должны стараться делать друг друга счастливыми, ведь когда наши любимые счастливы, то и нам хорошо.</text:p>
      <text:p text:style-name="P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3">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 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 Вся ситуация с его родными поменялась прямо пропорционально при последующем общении.</text:p>
      <text:p text:style-name="P3">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text:soft-page-break/>звонил родителям, осуждая их за их категоричность. 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3">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3">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 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3">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 Я, на примере своей мамы прекрасно знала, что <text:soft-page-break/>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3">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P3">— Да перестань! Они же простые ребята — даже внимание не обратят...</text:p>
      <text:p text:style-name="P3">И я заплела косу. 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 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3">Он при мне разговаривал по телефону, защищая меня, и делал это так, что по его ответом я могла и понимала, что ему говорят. Он, уже тогда, сделал мне предложение. Я <text:soft-page-break/>ответила — да. А его родители — нет. 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3">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P3">— Мам, я сделал свой выбор, и не собираюсь менять это решение. Она нормальная! Ну что ты начинаешь?!</text:p>
      <text:p text:style-name="P3">И обязательно при мне. Я даже боюсь представить, что там были за разговоры, когда я не слышала. Конечно, и у этих действий была своя цель. Цель номер один — продемонстрировать свою заботу. Ведь он заступается за меня, что тогда меня радовало и мне было приятно. Цель номер два — продемонстрировать их неприязнь ко мне, чтоб я понимала на сколько сильно они меня не любят.</text:p>
      <text:p text:style-name="P3">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11" text:outline-level="1"><text:bookmark-start text:name="Glava_10__Eto_nie_ia"/><text:s/>Глава 10. Это не я <text:line-break/> <text:bookmark-end text:name="Glava_10__Eto_nie_ia"/></text:h>
      <text:p text:style-name="P2">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2"><text:soft-page-break/>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P7"><text:span text:style-name="_31__20_Text"><text:s/></text:span>Хайек Ф.</text:p>
      <text:p text:style-name="Para_20_05"><text:line-break/><text:span text:style-name="Default_20_Paragraph_20_Font"><text:span text:style-name="T1"> </text:span></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3">Т. к. в этот период я болел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чистоты и кулинарии.</text:p>
      <text:p text:style-name="P3">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text:soft-page-break/>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 Это было смешно, но очень раздражало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P3">— Это не я.</text:p>
      <text:p text:style-name="P3">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ад.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text:soft-page-break/>— это было нормой. И все бы ничего, если бы он хоть как-то помогал по дому. 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 text:style-name="_30__20_Text">говорить</text:span> сколько угодно, но когда приходило время <text:span text:style-name="_30__20_Text">делать</text:span>, ему всегда что-то «мешало». Но чаще всего было:</text:p>
      <text:p text:style-name="P3">— Я этого не помню, а если я не помню, значит этого не было.</text:p>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 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 Потому что каждый раз это было что-то «поважнее» данного мне обещания, и он не мог. При этом он никогда не просил прощение за несдержанное слово.</text:p>
      <text:p text:style-name="P3">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 Я изводила себя бесконечными поисками ответов, на вопросы которые меня окружали во <text:soft-page-break/>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 Он никогда не виноват, а если вдруг его вина становится очевидной — это мелочь, которая не стоит внимания. Ему все сходило с рук.</text:p>
      <text:h text:style-name="P14" text:outline-level="4">* * *</text:h>
      <text:p text:style-name="P3">Как-то я поехала в другой город. На похороны. Это был долгий путь и в целом очень тяжелая поездка. Меня не было две недели. 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В общем полный бардак. 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P3">— Когда ты уже вернешься?</text:p>
      <text:p text:style-name="P3">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 Полный порядок, вся посуда вымыта, он прямо такой довольный, и... наш друг, который в это момент делал куриные отбивные! У <text:soft-page-break/>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h text:style-name="P14" text:outline-level="4">* * *</text:h>
      <text:p text:style-name="P3">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3">Так было и со мной, когда я каждый вечер возвращалась домой. Изо дня в день к вечеру квартира была похожа на притон.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 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Помимо нежелания наводить порядки, игнорировались даже просьбы его поддерживать. Он клал что угодно куда <text:soft-page-break/>угодно, только не на место, постоянно ходил в заляпанной пятнами еды одежде, пачкал, мусорил, разливал, и каждый раз я слышала:</text:p>
      <text:p text:style-name="P3">— Это не я...</text:p>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P3">— Мне не обязательно стирать трусы каждый день!</text:p>
      <text:p text:style-name="P3">Мне приходилось просить его чистить уши, потому, что <text:span text:style-name="_30__20_Text">мне было стыдно</text:span>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 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 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Он спал, ходил на природу, ходил по дому и на работу в одной и той же одежде, за месяц занашивая до дыр новые вещи, и на предложение:</text:p>
      <text:p text:style-name="P3">— Пойдем купим тебе что-нибудь новое.</text:p>
      <text:p text:style-name="P3">Он отвечал:</text:p>
      <text:p text:style-name="P3">— У меня все есть, мне ничего не надо.</text:p>
      <text:p text:style-name="P3">И ходил мятый и грязный, как бомж, а я просто не могла за этим уследить. Я уходила раньше его, и приходила раньше. Я встречала его в ужасе от того, в каком виде он <text:soft-page-break/>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P3">Это было еще одно чувство вины. Но в отличии от всех остальных, навязанных мне, это был стыд. <text:span text:style-name="_30__20_Text">Мне было стыдно</text:span> от того, я не справляюсь, как его девушка, и мой мужчина не выглаженный и не накрахмаленный, как я бы этого хотела. 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Он стыда за свой внешний вид не испытывал. Вот я и сейчас оправдываюсь, ведь это было моей проблемой — его все устраивало.</text:p>
      <text:p text:style-name="P3">А вы знали, что <text:span text:style-name="_30__20_Text">неряшливость является одним из симптомов психического отклоне</text:span><text:span text:style-name="_30__20_Text">ния</text:span>? Ученые выяснили, что если, человека сложно или невозможно убедить в его неряшливости, то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 наркомании.</text:p>
      <text:p text:style-name="P3">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P3">— Котик, поставь, пожалуйста кружку в раковину, можешь не мыть...</text:p>
      <text:p text:style-name="P3">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3"><text:soft-page-break/>По Брейкер молчание и уход, манипуляция безразличием — это наказание. Да. Вот так все просто. Этот способ манипуляцией чувством вины. Он строил из себя «жертву» после малейшего замечания, озвучивая это простой фразой:</text:p>
      <text:p text:style-name="P3">— Я буду тебе ничего доказывать.</text:p>
      <text:p text:style-name="P3">Я не достойна его объяснений, ответов. Он не считал нужным объясниться и выслушив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P3">— Это не я...</text:p>
      <text:p text:style-name="P3">— Если я этого не помню, значит этого не было.</text:p>
      <text:p text:style-name="P3">— Я имею право хранить молчание.</text:p>
      <text:p text:style-name="P3">— Я ничего не обещал.</text:p>
      <text:h text:style-name="P14" text:outline-level="4">* * *</text:h>
      <text:p text:style-name="P3">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 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text:soft-page-break/>объяснить свои эмоции? Унижение? Обида? Ну разве что умноженная на 10. 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P3">— Я ничего не помню. А, если я ничего не помню — значит этого не было. — улыбаясь, повторял он.</text:p>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h text:style-name="P14" text:outline-level="4">* * *</text:h>
      <text:p text:style-name="P3">Хочу включить в эту главу еще один пример в качестве описания очередного метода психологического насилия с помощью <text:span text:style-name="_30__20_Text">триггера</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всегда — Всегда! — подкрадывался незаметно и пугал меня! И — смеялся над тем, как я подпрыгиваю и ору, как меня начинает трусить. Для него это было смешная шутка. Он знал, что я год после того инцидента ходила с ножом, чтоб отрезать тому мудаку его достоинство, на случай, если встречу его. Он смеялся, потому, что по его словам, я выгляжу забавной, когда мне страшно...</text:p>
      <text:p text:style-name="P3">Тогда я думала, что он не понимает, насколько для меня это болезненно. Я очень злилась и просила, требовала, чтоб <text:soft-page-break/>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 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стоят. Это было лишь его желанием поднять свое настроение за счет моего страха, осознано или нет — это не имеет значение. Но это было.</text:p>
      <text:h text:style-name="P14" text:outline-level="4">* * *</text:h>
      <text:p text:style-name="P3">Вот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 На что я ответила, что мы с ней совершенно разные — она гораздо старше, у нее дочь школьного возраста, богатый муж, а у меня нет ни семьи (мы не женаты), ни детей. У них по машине, байк, двухэтажный дом и должности — совершенно другое положение в обществе. Как я могу рассуждать как она, не имея ее опыта, статуса,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 На что я — согласилась и <text:soft-page-break/>сказала, что и сама не вижу смысла друг друга мучить. Спокойно так, без криков и истерик. 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 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2">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2">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2">В судьбу я не верю, я верю только в свои силы. Если ты считаешь, что сил больше нет — я не вправе тебе ничего навязывать.»</text:p>
      <text:p text:style-name="P3">«Невооруженным» взглядом очень сложно увидеть подвох в этом, казалось бы, безобидном письме. Вот и я <text:soft-page-break/>купилась и простила. Отрезвев и прочитав его уже сейчас, когда многое прояснилось я попробую раскрыть скрытый смысл этих фраз.</text:p>
      <text:p text:style-name="P4">1) У нас все прекрасно.</text:p>
      <text:p text:style-name="P3">У нас все плохо — мы решили расстаться.</text:p>
      <text:p text:style-name="P3">Цель: сбить с толку с первой фразы, которая совершенно противоречит сложившейся ситуации. Ведь мы приняли решение расстаться.</text:p>
      <text:p text:style-name="P4"><text:span text:style-name="_31__20_Text">2) </text:span>У нас отлично получается.</text:p>
      <text:p text:style-name="P3">Цель: внушить утверждение, что ошибок не было. Все идет по плану, как и должно быть.</text:p>
      <text:p text:style-name="P4">3) Нас любят. В нас верят.</text:p>
      <text:p text:style-name="P3">На первый взгляд ничего странного. Мы кому-то нравимся — это же хорошо. Но на самом деле это — <text:span text:style-name="_30__20_Text">триангуляция</text:span> — метод, в котором манипуляторы оперируют чужими (а порой даже выдуманными) мнениями, приводя их, как аргументы, с которыми не поспоришь. Это сбивает с толку, тем, что нас действительно считают замечательной парой. В этом утверждении он объединил нас в одно целое. Ты и я — мы пара, и нас — любят. То есть — и я хороший, и ты.</text:p>
      <text:p text:style-name="P3">Цель: утвердиться в позиции — я такой же хороший, как и ты, что отрицает — я плохой, я тебя обидел.</text:p>
      <text:p text:style-name="P4">4) Верю в тебя. Ты большая умница и нужно быть слепым, чтоб не заметить это.</text:p>
      <text:p text:style-name="P3">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 Этот метод называется <text:span text:style-name="_30__20_Text">манипуляцией тщеславием</text:span>. Когда жертву хвалят, отмечая ее заслуги и достоинства — шанс получить желаемое увеличивается. <text:soft-page-break/>Люди очень наивны и порой не понимают, что это не похвала, а наживка, которую они заглатывают без малейших сомнений и опасений.</text:p>
      <text:p text:style-name="P3">Цель: ввести в заблуждение похвалой, что ослабляет жертву в ее позиции сопротивления.</text:p>
      <text:p text:style-name="P4">5) Никто не говорил, что будет легко.</text:p>
      <text:p text:style-name="P3">И снова триангуляция, но уже более обобщающая.</text:p>
      <text:p text:style-name="P3">Цель: внушить жертве, что сложности, которыми он ее изматывает — нормальны, оперируя тем, что все так живут.</text:p>
      <text:p text:style-name="P4">6) Я не согласен рушить все из-за какой-то фигни. Это несправедливо.</text:p>
      <text:p text:style-name="P3">Это не просьба не рушить и не раскаяние в своих ошибках. Это констатация факта несогласия, которая не несет в себе попыток все исправить. Плюс к этому <text:span text:style-name="_30__20_Text">манипуляция чувством вины</text:span> — он надевает маску «жертвы» обвиняет меня в несправедливости моих действий.</text:p>
      <text:p text:style-name="P3">Цель: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7) Я не верну назад всех гадостей, которые тебе пришлось услышать.</text:p>
      <text:p text:style-name="P3">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3">Цель: сбить с толку жалостью к жертве, не сожалея о сказанном.</text:p>
      <text:p text:style-name="P4">8) Все мои попытки отстраниться, уйти, сбежать это страх и бессилие.</text:p>
      <text:p text:style-name="P3"><text:span text:style-name="_30__20_Text">Манипуляция жало</text:span><text:span text:style-name="_30__20_Text">стью</text:span> — посмотри, как мне страшно!</text:p>
      <text:p text:style-name="P3">Цель: вызвать жалость, сострадание и понимание, что притупляет желание жертвы дать отпор и стоять на своем.</text:p>
      <text:p text:style-name="P4"><text:soft-page-break/>9) Да, это все описывается простой фразой — «я люблю тебя».</text:p>
      <text:p text:style-name="P3">Контрольный выстрел в голову — признание. Якобы — ведь это не обращение, если вы заметили. Фраза «я тебя люблю» взята в кавычки, как цитата неизвестного автора, но это не признание жертве. Иначе бы это звучало так: «Я просто тебя люблю и ничего не могу с собой поделать».</text:p>
      <text:p text:style-name="P3">Цель: ввести в заблуждение завуалированным признанием, дабы ослабить попытки жертвы к сопротивлению.</text:p>
      <text:p text:style-name="P4">10) Любящий человек способен делать глупости.</text:p>
      <text:p text:style-name="P3">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P3">Цель: попытка оправдаться за счет общепринятого мнения.</text:p>
      <text:p text:style-name="P4">11) Если ты поймешь, что история заканчивается здесь — да будет так.</text:p>
      <text:p text:style-name="P3">Цель — заставить жертву нести ответственность, показывая свое смирение.</text:p>
      <text:p text:style-name="P4">12) В судьбу я не верю, я верю только в свои силы.</text:p>
      <text:p text:style-name="P3">Он верит в свои силы, но он их не использует. Это очередная констатация факта, которая не несет в себе обещаний и не является приложением усилий или действием, направленным на то, чтобы все исправить и даже не демонстрацией приложения усилий.</text:p>
      <text:p text:style-name="P3">Цель: сбить с толку завуалированным обманчивым утверждением — я прилагаю все усилия.</text:p>
      <text:p text:style-name="P4">13) 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 мои силы — твои силы. Читая это предложение, смысл меняется, от того, <text:soft-page-break/>что восприятие этого смысла искажено подачей — отсутствием уточняющего местоимения.</text:p>
      <text:p text:style-name="P3">Цель: либо заставить жертву признать, что она слаба, либо заставить доказать, что это не так.</text:p>
      <text:p text:style-name="P3">Итак, что у нас получается:</text:p>
      <text:p text:style-name="P2">«У нас все прекрасно и я знаю, что ты хочешь в это верить, даже не смотря на то, что еще пару часов назад я не хотел тебя ни видеть ни слышать — у нас все хорошо. 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 а ты нарушает мой план добиться полного контроля над тобой.</text:p>
      <text:p text:style-name="P2">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2">Никто не говорил, что будет легко. Все говорят, будет сложно и ты должна с этим смириться. Этого не избежать — так все сказали, они знают лучше. 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2">Я не верну всех гадостей, которые тебе пришлось услышать, ведь я их сказал, чтобы пошатнуть твою уверенность в себе, а если я заберу их назад, то ты поймешь, что я был неправ, а мне это не выгодно, ведь тогда мой авторитет пошатнется.</text:p>
      <text:p text:style-name="P2"><text:soft-page-break/>Я растерян и не знаю, что мне делать. Мне страшно и я обессилен. Ты не можешь быть такой бесчувственной и бросить меня, когда ты мне так нужна? 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2">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2">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 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11" text:outline-level="1"><text:bookmark-start text:name="Glava_11__Trio"/><text:s/>Глава 11. Трио <text:line-break/> <text:bookmark-end text:name="Glava_11__Trio"/></text:h>
      <text:p text:style-name="P3">Я уже говорила о том, что друзья там странные, и темы у них тоже странные. Мы встречались еще совсем мало, <text:soft-page-break/>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P3">— Лучшая измена та, о которой никто ничего не знает!</text:p>
      <text:p text:style-name="P3">И обсуждали они это при мне и при своих девушках и женах. Я человек не ревнивый, так что я отшучивалась, мол:</text:p>
      <text:p text:style-name="P3">— Буду знать! Спасибо, что сказали...</text:p>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P3">— И, будь уверен, я это сделаю...</text:p>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p text:style-name="P3">— 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p text:style-name="P3">И я действительно не знала. Теперь знаю, но тогда — нет...</text:p>
      <text:p text:style-name="P3">Бывало, идем по улице, а он такой:</text:p>
      <text:p text:style-name="P3">— Смотри, какая жопа!</text:p>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Мужчина-манипулятор видит в женщине объект сексуального завоевания. Для него женщины — это вещи, а не личности. Число побед, которые он одержал, — это мера <text:soft-page-break/>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 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7">Шейнов В. П., «Скрытое управление человеком»</text:p>
      <text:p text:style-name="Para_20_05"><text:line-break/><text:span text:style-name="Default_20_Paragraph_20_Font"><text:span text:style-name="T1"> </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 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h text:style-name="P14" text:outline-level="4">* * *</text:h>
      <text:p text:style-name="P3"><text:soft-page-break/>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говорила, что не вопрос, но мальчика третьего я буду искать сама. Я с кем попало в постель не лягу. Конечно, в шутку, но старалась, чтоб прозвучало это, как можно убедительнее. Так смешно вспоминать! Он делал такие глаза, мол:</text:p>
      <text:p text:style-name="P3">—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P3">Не, ну вы поняли? А я значит представляю! Насчет третьей девочки он говорил, что даже прикасаться к ней не будет:</text:p>
      <text:p text:style-name="P3">— Я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 Очевидно у него с этим проблемы, и все его попытки это исправить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3">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 Что тут сказать? Любила — безумно. Боготворила — да. Дорожила — да. Но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ял, что я буду бороться за эти отношения. Он понимал, что я слишком сильно его люблю, чтобы бросить из-за «такой мелочи», как измена. Он знал, что останется безнаказанным, но он ошибался.</text:p>
      <text:p text:style-name="P3">На эту тему я могу говорить спокойно, но, на самом деле, есть пары, в которых манипулирование изменой — очень болезненный процесс для жертвы. 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 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 text:style-name="_30__20_Text">пользуются, но при этом не бросают</text:span>. И факт измены ее идеализированного мучителя уходит на второй план, лишь бы он оставался рядом и не рвал отношения с жертвой.</text:p>
      <text:p text:style-name="P3">На этой стадии жертва много раз слышала:</text:p>
      <text:p text:style-name="P3">— Да кому ты нужна/нужен, кроме меня?! — и понимала, что и правда, ведь в ней столько недостатков! Она ведь постоянно в чем-то виновата...</text:p>
      <text:p text:style-name="P3">— Ты без меня ничто! — слушала она, опуская голову, понимая, что ее неуверенность в себе и забитое чувство самодостаточности делает ее таковой.</text:p>
      <text:p text:style-name="P3">— Маша/Петя вообще не понимает, почему я с тобой до сих пор не развелся/ась! — и правда, почему? Ведь я все делаю не правильно — недостаточно хорошо зарабатываю, <text:soft-page-break/>невкусно готовлю, безвкусно одеваюсь, говорю глупые вещи и постоянно чем-то недовольна/ен...</text:p>
      <text:p text:style-name="P3">Список можно продолжать. 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Жертва понимает, глядя на себя в зеркало, что уже не обладает той красотой и обаятельностью, как до встречи со своим «идеалом». 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P3">В процессе <text:span text:style-name="_30__20_Text">отмены</text:span>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 Манипуляции изменой, как и манипуляции трио в постели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 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 Пыталась поднять его в край заниженную самооценку. С «прибором» <text:soft-page-break/>там все в порядке. Даже с эстетической точки зрения, но пользоваться им, как и молотком, как и отверткой, как и стиральной машиной — он не умеет. 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А когда у меня уже не было сил, я передавала эстафету, и все заканчивалось. Не скор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3">Я знала, что ему хорошо,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P3">— Да! Мне нравятся женские жопы. Я хожу и смотрю на женские жопы. В мире три миллиарда людей, и из них даже бабы любят смотреть на женские жопы...</text:p>
      <text:p text:style-name="P3">Это, к слову, цитата из записанного мною на диктофон нашего разговора. Но об этом позже. И да — на земле больше семи миллиардов человек населения. Ну да ладно.</text:p>
      <text:p text:style-name="P3">Жопы. Ну, конечно — жопы! Ведь кроме этого он мало что видел в девушке. Он смотрел на человека, как шакал на <text:soft-page-break/>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11" text:outline-level="1"><text:bookmark-start text:name="Glava_12__Nie_noi"/><text:s/>Глава 12. Не ной <text:line-break/> <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p text:style-name="P3">— Я могу с этим жить? — Да.</text:p>
      <text:p text:style-name="P3">—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P3">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 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P3">— Не ной.</text:p>
      <text:p text:style-name="P3">— Мне неинтересно это слушать.</text:p>
      <text:p text:style-name="P3">— Это ты виновата, это ты допустила.</text:p>
      <text:p text:style-name="P3">— Разберись с этим сама...</text:p>
      <text:p text:style-name="P3">Мои попытки получить его поддержку воспринимались, как моя враждебность и конфликтность по отношению к нему. Я могла придти домой в плохом настроении, и <text:soft-page-break/>получала его упрек в моей претензии к нему, которой не было. 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P3">— А я тут при чем?!</text:p>
      <text:p text:style-name="P3">Или:</text:p>
      <text:p text:style-name="P3">— Почему я должен это выслушивать?!</text:p>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 Но мы говорим о деструктивных отношениях, так как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потеряла возможность с ним познакомиться и узнать какой он. 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P3">— Я сейчас выключу, если ты не успокоишься! Хватит нюни распускать — это же просто фильм!</text:p>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его. Но если не сдерживалась, то он мог поставить на паузу и пойти курить, <text:soft-page-break/>по пути гремя дверьми и всем видом показывая, что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 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то я, заводя речь о своих траблах, слышала:</text:p>
      <text:p text:style-name="P3">— Хватит ныть! Соберись, тряпка!</text:p>
      <text:p text:style-name="P3">Он не хотел слушать о моих проблемах и называл это «дипломатией». Его «спину» он называл дипломатической реакцией на мое иррациональное поведение.</text:p>
      <text:h text:style-name="P14" text:outline-level="4">* * *</text:h>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3">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text:soft-page-break/>спроецировать это состояние на себе, что вызывало у меня чувство жалости и толкало меня на поддержку.</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 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 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 И <text:soft-page-break/>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 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ствие. 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text:p>
      <text:h text:style-name="P14" text:outline-level="4">* * *</text:h>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 Берет стакан, набирает воды, запивает таблетку и просто <text:span text:style-name="_30__20_Text">бросает</text:span>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 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3"><text:soft-page-break/>О его проблемах дома я знала все в подробностях — кто лечится в психиатрической клинике, кто выращивал трав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 с его слов. 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P3">— Тебе что совсем наплевать на мои проблемы?! ВОТ ТАК ВСЕГДА! Иди спи. Главное, чтоб тебе было хорошо...</text:p>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p text:style-name="P3">— Хватит ныть! Соберись, тряпка!</text:p>
      <text:p text:style-name="P3">Он игнорировал мои просьбы о помощи, плюс я сверху получала кучу упреков за то, что расстраиваюсь. Он говорил, что не хочет это слушать, что <text:span text:style-name="_30__20_Text">ему это неинтересно</text:span>, говорил, что <text:span text:style-name="_30__20_Text">я выношу ему мозг</text:span>. Он поучительно наваливал, что мне нужно меняться и быть сильной, и всегда показывал спину, обвиняя меня в сверхчувствительности. 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p text:style-name="P3"><text:soft-page-break/>— Ты же девочка, ты должна быть слабой... (в понимании женственной слабости).</text:p>
      <text:p text:style-name="P3">У меня один ответ:</text:p>
      <text:p text:style-name="P3">— Я не могу себе этого позволить!</text:p>
      <text:p text:style-name="P3">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 Если бы я расслабилась в этих отношениях, то, боюсь, от меня вообще ничего не осталось бы.</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 Я не зря повторяю это слово. Что бы у вас не случилось. Уволили с работы? —Сам виноват — допустил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 Но это достаточно сильные переживания, с которыми очень сложно справиться одному. Мне не нужны были решения или советы, нет. Но мне часто не хватало ощущения, что я не одна в своем горе. По сути, мне даже носовой платок подать было не кому.</text:p>
      <text:p text:style-name="P3">Мне нравится решать проблемы. Я отчасти люблю проблемы. Я воспринимаю это, как возможности к самосовершенствованию. Это делает нас живыми, что ли... 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text:soft-page-break/>конфетно-цветочный период как-то терялся... Все отношения, что у меня были, делали меня только сильнее, и сейчас я просто оказалась в тупике. 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11" text:outline-level="1"><text:bookmark-start text:name="Glava_13__Nieadiekvatnaia"/><text:s/>Глава 13. Неадекватная <text:line-break/> <text:bookmark-end text:name="Glava_13__Nieadiekvatnaia"/></text:h>
      <text:p text:style-name="P2">Если вдруг вы стали для кого-то плохим, значит много хорошего было сделано для этого человека!</text:p>
      <text:p text:style-name="P7">Фаина Раневская</text:p>
      <text:p text:style-name="Para_20_05"><text:line-break/><text:span text:style-name="Default_20_Paragraph_20_Font"><text:span text:style-name="T1"> </text:span></text:span></text:p>
      <text:p text:style-name="P3">Может ли газлайтинг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 Одно из любимых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ь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text:soft-page-break/>симптомы психического заболевания. Он считал, что всем нам требуется «подтверждение» того, что мы существуем, что мы кому-то нужны, подтверждение нормальности нашего восприятия. <text:span text:style-name="_30__20_Text">Мы сравниваем наши чувства с чувствами других людей, чтобы понимать и иметь «подтверждение» нашей нормальности, ориентируясь на реакции других.</text:span> 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газлайтинга, а так же прием двойных посланий, так навываемый «дабл байнд».</text:p>
      <text:p text:style-name="P3">— Ты можешь говорить что угодно, я знаю, что это неправильно.</text:p>
      <text:p text:style-name="P3">— Я знаю, что ты на самом деле не хочешь уходить, ведь ты же любишь меня.</text:p>
      <text:p text:style-name="P3">Такие атрибуты общения могут и влияют на восприятие жертвы самой себя. В следствии этих приемов, жертва, например, если ей подарили предмет одежды, будет сидеть и думать, что же <text:span text:style-name="_30__20_Text">ей</text:span><text:span text:style-name="_30__20_Text"> с собой сделать</text:span>, ведь она не подошла этой одежде по размеру. Она будет чувствовать себя пристыженой и виноватой.</text:p>
      <text:p text:style-name="P2">«Для того чтобы сидеть в клетке, не всегда нужны прутья.»</text:p>
      <text:p text:style-name="P7">Рональд Дэвид Лэйнг, «Политика семьи»</text:p>
      <text:p text:style-name="Para_20_05"><text:line-break/><text:span text:style-name="Default_20_Paragraph_20_Font"><text:span text:style-name="T1"> </text:span></text:span></text:p>
      <text:p text:style-name="P3">Знаете, я не просто так пишу об этом. Это — конструктивное бесстрасное описание моей жизни на протяжении нескольких лет. <text:span text:style-name="_30__20_Text">Психоз порождает психоз.</text:span> Патологическое стремление моего парня к личной свободе и <text:soft-page-break/>доминантному покровительству, является психозом, который вводил меня в состояние ненормальности.</text:p>
      <text:p text:style-name="P3">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 text:style-name="_30__20_Text">все</text:span> имеем право на свободу действий. Согласны? Ключевое слово — все! Он так не считал. <text:span text:style-name="_30__20_Text">Он</text:span> имел право, а мое право отрицалось, что проявлялось в его неспособности идти на уступки и компромиссы, в отвергании моих переживаний и эмоций. 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прав, и будет утверждать, что я с ним согласна.</text:p>
      <text:p text:style-name="P3">— Ты преувеличиваешь — не болит у тебя ничего.</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text:p>
      <text:p text:style-name="P3">Как я могла быть умной, веселой и живой, если во мне отрицали эти качества. Любимый. Человек, которого я боготворила, вызывал у меня чувство стыда за мои заслуги. Итак, я стала неадекватной. Это лично моя оценка своего поведения — результат длительной и грамотной обработки.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был длительной стратегией по развитию моей неадекватности. К концу отношений я сомневалась в услышанном, в увиденном, в своих ощущениях, в своем <text:soft-page-break/>физическом состоянии (физически, как я уже говорила, ощущала себя очень маленькой, как букашка).</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 и — я верила. Мне было трудно понять... Да что там, мне было трудно представить, что меня специально вводят в эти заблуждения, сбивают с толку... Это как разряды током. Ты уверена? — На тебе разряд! Ах ты настаиваешь?</text:p>
      <text:p text:style-name="P3">— Ты так говоришь, потому, что тебе на меня наплевать!</text:p>
      <text:p text:style-name="P3">И я уже доказываю, что нет — не наплевать, что я люблю его, а он просто не так меня понял, но он уже и слышать не хочет:</text:p>
      <text:p text:style-name="P3">— Ты неадекватная, я не собираюсь продолжать с тобой разговаривать!</text:p>
      <text:p text:style-name="P3">Появлялась проблема. Например, он не сдержал слово или не выполнил свое обязательство — я «вызываю» его на разговор, но, в его интерпретации, проблемы никакой нет, и он будет повторять это до тех пор, пока я не прогнусь и не поверю ему. Сопротивление бесполезно, если ты сильно любишь человека — ты веришь каждому его слову, ведь ты веришь и надеешься на то, что он не причинит тебе вреда.</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 Я перепробовала все, но ничего не действовало. Он стоял на своем так убедительно, что в какой-то момент я прогибалась и верила ему, а не собственным глазам/ушам/ощущениям.</text:p>
      <text:p text:style-name="P3"><text:soft-page-break/>Конечно, каждый такой разговор заканчивался его обидой, злостью, недовольством и/или молчанием. Он плавно подводил меня к бешенству, а потом заявлял:</text:p>
      <text:p text:style-name="P3">— С тобой невозможно разговаривать. Поговорим, когда ты успокоишься!</text:p>
      <text:p text:style-name="P3">Технику газлайтинга он удачно комбинировал с техникой висхолдинга. Я позже подробно опишу этот метод, но если в двух словах, то это демонстративное увиливание, забалтывание или игнорирование обсуждаемой темы с целью ухода от ответственности. То есть, при любой моей попытки обговорить и найти решение проблемы начиналось с того, что стоило мне открыть рот и начать говорить, как мои аргументы тут же опровергались, он перебивал, задавал вопросы, и, не давая на них ответить, задавал следующие, и так до бесконечности, потом упрекал меня в том, что я так и не дала объяснение своим словам, внушая мне, что на самом деле мне нечего ответить на свои «выдумки». Но на самом деле мне просто не дали возможности это сделать. В процессе такого прессинга, он мог вспомнить о какой-то прошлой ситуации, например:</text:p>
      <text:p text:style-name="P3">— Ты уже так вела себя на той неделе.</text:p>
      <text:p text:style-name="P3">Но при моей попытке оправдаться, и сказать, что в той ситуации были те же причины — его равнодушие, например:</text:p>
      <text:p text:style-name="P3">— Потому, что, как и сегодня, ты меня перебивал и не давал сказать ни слова...</text:p>
      <text:p text:style-name="P3">Мне тут же говорили о том, что:</text:p>
      <text:p text:style-name="P3">— Почему ты постоянно возвращаешься к старым конфликтам!?</text:p>
      <text:p text:style-name="P3">Что вводило меня в еще большее заблуждение, ведь он же сам вспомнил о прошлой ситуации!</text:p>
      <text:p text:style-name="P3">Ну и конечно:</text:p>
      <text:p text:style-name="P3">— Поговорим, когда ты успокоишься!</text:p>
      <text:p text:style-name="P3"><text:soft-page-break/>И уходил. Сначала в другую комнату, потом к друзьям с ночевкой, потом он и вовсе стал отключать телефон, пользуясь поддержкой своего окружения,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Главным для него было то, что я начала повышать голос и продолжала выяснять отношения, а, по его мнению, делать это я не должна. По его невербальному мнению, я должна была сидеть и молчать в тряпочку, тогда у нас все будет хорошо. 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 Отвергался факт наличия проблемы, отвергались мои доводы и аргументы в подтверждение необходимости решить эту проблему. Затем уход и обида с его стороны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 Он перебивал, прыгал с темы, насмехался, одним словом — провоцировал меня на защитную реакцию — злость, но при этом сам не предлагал ничего в замен.</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собенно агрессивно он себя вел, когда я каким-то образом «очерняла» его, делая замечания и призывала его к ответственности, требовала сдержать <text:soft-page-break/>слово... Поначалу, когда это проявлялось с его стороны, я объясняла это себе, как «минутку слабости», недоразумение. В общем, оправдывала его. Но потом это начало приносить самую настоящую душевную боль. Какими бы серьезными мои переживания не были бы, я всегда «устраивала драму на пустом месте». Это съедало меня изнутри, как кислота. Ни в чем не разобравшись, проблемы удваивались, оставляя меня в совершенно беспомощном состоянии.</text:p>
      <text:p text:style-name="P3">Такие конфликты очень выматывали меня. Я не понимала, что происходит, не понимала, почему он не слушает, не понимала, почему серьезные проблемы отрицаются им, стоит мне лишь заговорить об этом. Он обесценивал все мною сказанное и мои чувства по этому поводу, и оставлял меня наедине со своими переживаниями, показывая спину. 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Его спина торжественно «выходила на сцену» после ряда моих неопровержимых аргументов и при жестких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 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text:soft-page-break/>для меня наступал полный кошмар! 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 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P3">— Да все считают, что ты неадекватная!</text:p>
      <text:p text:style-name="P3">Или:</text:p>
      <text:p text:style-name="P3">— Все знают, что ты истеричка!</text:p>
      <text:p text:style-name="P3">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h text:style-name="P14" text:outline-level="4">* * *</text:h>
      <text:p text:style-name="P3">Вот реальный тому пример. В последнюю нашу поездку в другой город мы всю дорогу ругались, обсуждая <text:span text:style-name="_30__20_Text">замявшийся накану</text:span><text:span text:style-name="_30__20_Text">не конфликт</text:span>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 Вид у него был виноватый, он меня обнимал и я, как и всегда — прогнулась, ведь уговаривал он меня так настойчиво, что, откажись я, это расценивалось бы, как продолжение конфликта,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text:soft-page-break/>серьезно поговорить со мной из-за моего похабного поведения! У меня началась паника. Я хотела бежать. Со мной такого еще никогда не было. Я не сдаюсь и всегда иду до конца, а тут мне острое желание просто выйти с машины на ходу!</text:p>
      <text:p text:style-name="P3">Ехали мы с полчаса, и 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он не думал останавливаться. Я откровенно рыдала, не стесняясь посторонних людей —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 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p text:style-name="P3">— Мне это неприятно!</text:p>
      <text:p text:style-name="P3">— Как ты не понимаешь?!</text:p>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 Только представьте себе, что он уговаривал меня несколько часов на эту поездку, но в самой поездке всячески давал мне понять, самыми грязными словами и подтекстами,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посторонними людьми, которые сидели да помалкивали... Сомневаюсь, что кто-то из них понял, почему веселая девушка, вдруг начала рыдать, <text:soft-page-break/>как только мы выехали за пределы города. 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е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 На вопрос друга, как наши дела, он молча улыбнулся, хотя я была уверена, что он хоть как-то намекнет, что мы только что жутко поругались. Но он мастерски сделал вид, что — ничего не было и у нас все отлично, обнимая меня и нежно целуя в шею.</text:p>
      <text:p text:style-name="P2">«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 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7">Ирина Мельниченко, «Мудаки и игра на публику»</text:p>
      <text:p text:style-name="Para_20_05"><text:line-break/><text:span text:style-name="Default_20_Paragraph_20_Font"><text:span text:style-name="T1"> </text:span></text:span></text:p>
      <text:h text:style-name="P14" text:outline-level="4">* * *</text:h>
      <text:p text:style-name="P3">Я полностью потеряла контроль над собой, своими эмоциями, своим восприятием ВСЕГО. Я совершенно <text:soft-page-break/>запуталась в своих чувствах, но правильнее будет сказать — меня совершенно запутали. 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 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ПМС) — я открывала рот и 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Но, как правило, расхождение во мнениях для манипулятора — еще один повод обвинить свою жертву в этой иррациональности и тупости. Ведь только его мнение самое правильное. Попытки заставить его хотя бы выслушать меня оборачивались провалом. И наказанием. Его реакции выносили меня на обочину всего нормального, что я знаю и <text:soft-page-break/>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h text:style-name="P14" text:outline-level="4">* * *</text:h>
      <text:p text:style-name="P3">Есть еще один момент. Я его опишу, так как он имеет отношение к сюжету. Ну, и конечно, это еще один деструктивный случай в этих деструктивных отношениях. Как-то раз наши общие друзья пригласили нас в гости. Ему нужно было съездить по делам на пару часов. Но, как раз в этот день, заболел мой кот. Утром я сводила его в ветклинику, ему сделали укол, и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И вот сижу я дома, жду звонка. Час, два, набираю его, чтоб узнать когда же он освободится, уже одетая и готовая выходить, а он... уже у них! Он уже в гостях! 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P3">— Я на полчасика. — сказал он мне примерно в 3 часа дня в ответ на мое удивление.</text:p>
      <text:p text:style-name="P3">А домой пришел в полночь. 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как говорится, подышать свежим воздухом.</text:p>
      <text:p text:style-name="P3"><text:soft-page-break/>И вот брожу я по району — звонит:</text:p>
      <text:p text:style-name="P3">— Я уже дома. А ты где? - по голосу было слышно, что он улыбается.</text:p>
      <text:p text:style-name="P3">— Я гуляю.</text:p>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слишком много времени проводил за компом, что я была только рада, когда он выходил в свет к «живым людям». 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p text:style-name="P3">—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P3">Но речь о том, что сейчас мы <text:span text:style-name="_30__20_Text">договорились</text:span>! Он этот факт проигнорировал. Мало того, что он перечеркнул все мои планы на этот день, заставив меня его ждать, так еще и постоянными отсрочками не позволял мне запланировать что-то без него. Скажи он, что будет там до победного, я бы поехала к подруге, но он сказал, что будет через полчаса. Скажи он мне, что задерживается еще на «часок», я бы взяла билет в кино, позвала бы сестру в гости... да что угодно! 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text:soft-page-break/>Как оказалось, пытаться призвать абьюзера к ответственности было ошибкой.</text:p>
      <text:p text:style-name="P3">— Помнишь, утром коту вкололи лекарство?</text:p>
      <text:p text:style-name="P3">— Помню.</text:p>
      <text:p text:style-name="P3">— Помнишь, как ты собирался по делам, и мы договорились, что ты меня наберешь и узнаешь, как обстоят дела и, если все хорошо, то я поеду с тобой?</text:p>
      <text:p text:style-name="P3">— Помню. Мы договорились, что ты останешься дома с котом, потому, что не можешь его оставить больного одного дома.</text:p>
      <text:p text:style-name="P3">— Да, но с небольшой поправкой — пока не буду уверена в том, что лекарство подействовало, и ему легче.</text:p>
      <text:p text:style-name="P3">— Я тебя неправильно понял...</text:p>
      <text:p text:style-name="P3">— А что конкретно ты не так понял? Тебе нужно было просто набрать меня, когда ты освободишься и узнать, пойду я с тобой или нет?</text:p>
      <text:p text:style-name="P3">— Я подумал, что если коту плохо, то ты никуда не пойдешь.</text:p>
      <text:p text:style-name="P3">— Но мы договорились, что если ему станет лучше, то я пойду. Было?</text:p>
      <text:p text:style-name="P3">— Было.</text:p>
      <text:p text:style-name="P3">— Так почему ты не позвонил?</text:p>
      <text:p text:style-name="P3">— Я тебя не так понял...</text:p>
      <text:p text:style-name="P3">Этот вынос мозга по кругу 10 раз. Я в гневе. Скандал. И как всегда — спина:</text:p>
      <text:p text:style-name="P3">— Ты неадекватная, посмотри на себя, истеричка!</text:p>
      <text:p text:style-name="P2">«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 Произносимые слова могут быть наподобие: «Извините, правильно ли я вас понял, вы говорите что…», — и дальше он повторяет 60—70% того, что услышал от вас, <text:soft-page-break/>но конечный смысл искажает путем ввода другой информации, информации — необходимой ему.»</text:p>
      <text:p text:style-name="P7">С. А. Зелинский, «Психотехнологии гипнотического манипулирования сознанием»</text:p>
      <text:p text:style-name="P3">И эта техника прекрасно прослеживается здесь:</text:p>
      <text:p text:style-name="P3">— Помнишь, как ты собирался по делам, и мы договорились, что ты меня наберешь и узнаешь, как обстоят дела и, <text:span text:style-name="_30__20_Text">если все</text:span><text:span text:style-name="_30__20_Text"> хорошо, то я поеду</text:span> с тобой? — говорю я.</text:p>
      <text:p text:style-name="P3">— Помню. Мы договорились, что ты <text:span text:style-name="_30__20_Text">останешься дома</text:span> с котом, потому, что не можешь его оставить больного одного дома. — отвечают мне.</text:p>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 Он мне все это говорит и демонстративно делает кофе, конечно — только себе. Он противоречил себе 3 раза в одном предложении и был таким спокойным! Я это видела и не сдавалась, пытаясь все же прояснить ход его мыслей. Я видела это его спокойствие, знаете, такое наигранное, которое твердило:</text:p>
      <text:p text:style-name="P3">— Я буду повторять этот бред до тех пор, пока у тебя не закипит мозг, а потом я уйду с тем кофе, что себе только что за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его «У тебя не болит», «Ты накручиваешь», «Тебе кажется»... По мелочи, да? А воздействовало это, как пытка фашистов каплей воды на лоб. Его целью было вывести меня из себя. Я же не железная! Этот его кофе был последней каплей. 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и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 Я его попробовала, но пить не захотела потому, что ком в горле стоял. И просто, вот так стоя, вылила его и бросила на пол одноразовый стаканчик, со словами — делиться надо! Он стоял и смотрел на все это, и на его лице была улыбка — сработало! А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а! Он достал телефон. Включил камеру. И начал все это снимать. Меня и мое растерянно-обезумевшее состояние, разлитый кофе под ногами, потому что это был треш! Он повторял:</text:p>
      <text:p text:style-name="P3">— О, какая молодец! И после этого ты будешь говорить, что ты нормальная? Давай-давай, продолжай!</text:p>
      <text:p text:style-name="P3">Говорил он, улыбаясь, как улыбаются тогда, когда получают то, что хотят. Понятное дело, что он <text:soft-page-break/>фотографировал (или снимал)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 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 То есть, получается, что он в своих жалобах поворачивал все так, что люди верили — она ни с того, ни с сего просто начинает метаться в истерике. Виртуозно, не так ли? Как я уже говорила, на публике он собирал аплодисменты, ведь был идеальным парнем, заботливым и внимательным. 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text:soft-page-break/>спокойствием и обманчивым непониманием. Позже я узнала ответ на вопрос, почему же он поехал без меня. Кто ищет ответы, тот их находит. Оказалось, что эти ребята видели его в клубе с какой-то девушкой на его коленях. Все слишком просто — он спрятал меня от них, дабы я об этом не узнала. Но это было позже.</text:p>
      <text:h text:style-name="P11" text:outline-level="1"><text:bookmark-start text:name="Glava_14__Vozhak"/><text:s/>Глава 14. Вожак <text:line-break/> <text:bookmark-end text:name="Glava_14__Vozhak"/></text:h>
      <text:p text:style-name="P2">Для неверных нет любви, для порочных нет радости.</text:p>
      <text:p text:style-name="P7">Мария Корелли «Скорбь Сатаны»</text:p>
      <text:p text:style-name="Para_20_05"><text:line-break/><text:span text:style-name="Default_20_Paragraph_20_Font"><text:span text:style-name="T1"> </text:span></text:span></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 К слову,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 Так легче переносить такой напряженный график — говорил он мне.</text:p>
      <text:p text:style-name="P3">Дома его не было и я снова за ним заскучала.</text:p>
      <text:p text:style-name="P3">— Выдели хоть выходные для меня! — просила я сначала.</text:p>
      <text:p text:style-name="P3"><text:soft-page-break/>— Хотя бы день!</text:p>
      <text:p text:style-name="P3">— Хотя бы вечер!..</text:p>
      <text:p text:style-name="P3">Он говорил, что постарается, иногда даже обещал, но обещаний выполнять никто не собирался. Мы так прожили около трех месяцев. За это время я возненавидела его этого друга. Конечно, это было взаимно, ведь я отвлекаю его ценного раба от работы. 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друга. Тот умел убеждать, как и мой благоверный меня — давя на слабые места. 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 Его лучший друг им воспользовался для достижения собственных целей, но <text:soft-page-break/>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 Однажды таки ему получилось выделить вечер. Я действительно обрадовалась. Наконец-то, — думала я, — отдохнет. Наконец-то мы проведем время вместе! Но оказалось, что у них назревает что-то вроде корпоратива, и они собираются коллективом. Так как я всех там знала, то была, скажем так, в числе приглашенных.</text:p>
      <text:p text:style-name="P3">Каково же было мое удивление, узнать, что мне лучше посидеть дома, когда мы уже подходили к так называемому офису! Меня вернули домой, аргументируя это тем, что из-за взаимной ненависти к его СЕО-другу вечер может получиться напряженным. Я могу поспорить, что это было решением «босса».</text:p>
      <text:p text:style-name="P3">— Я съем кусочек пиццы и домой. — сказали мне в 9 вечера, а домой он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 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 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text:soft-page-break/>нужен здоровый мужик, а эта их деятельность не стоила таких усилий!</text:p>
      <text:h text:style-name="P14" text:outline-level="4">* * *</text:h>
      <text:p text:style-name="P3">На работу я поехала от сестры. Здесь нужно обратить внимание на последовательность событий, которые будут происходить дальше. Это важно. 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 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 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p text:style-name="P3">— Все не так! Я ожидал совсем другого! Ты все неправильно сделала!</text:p>
      <text:p text:style-name="P3">— А что конкретно тебя не устраивает — манера письма?</text:p>
      <text:p text:style-name="P3">— Здесь просто — все не так!!!</text:p>
      <text:p text:style-name="P3">Да. Вместо того, чтобы обратить внимание на то, <text:span text:style-name="_30__20_Text">что</text:span> написано — он же сам предложил, он обратил внимание на то, <text:span text:style-name="_30__20_Text">как</text:span> написано. Он в очередной раз соскользнул с темы, не вникнув в суть. И вместо того, чтоб думать о том, как вести дальнейший диалог — разговор-то серьезный, я сидела, смотрела на его недовольное лицо и пыталась понять, а как же надо было написать?</text:p>
      <text:p text:style-name="P3"><text:soft-page-break/>Потом он преподнес мне свой список. Точно не помню формулировку, но смысл был такой:</text:p>
      <text:p text:style-name="P3">1) У меня</text:p>
      <text:p text:style-name="P3">2) Идеальная</text:p>
      <text:p text:style-name="P3">3) Девушка</text:p>
      <text:p text:style-name="P3">4) Которую</text:p>
      <text:p text:style-name="P3">5) Я очень</text:p>
      <text:p text:style-name="P3">6) Сильно</text:p>
      <text:p text:style-name="P3">7) Люблю</text:p>
      <text:p text:style-name="P3">Понимаете, да? Этим он выставил меня той самой «вечно всем недовольной стервой», чтобы через несколько минут уничтожить мою психику ко всем чертям. Но 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и договаривались, предложила решения.</text:p>
      <text:p text:style-name="P3">Там были такие слова:</text:p>
      <text:p text:style-name="P2">«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Para_20_05"><text:line-break/><text:span text:style-name="Default_20_Paragraph_20_Font"><text:span text:style-name="T1"> </text:span></text:span></text:p>
      <text:p text:style-name="P3">Тут очень важный момент. Что бы понять всю суть этого конфликта, нужно представить себе все, что я сейчас опишу. Мы приходим домой и пытаемся поговорить с целью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 Тут <text:soft-page-break/>нужно отметить, что <text:span text:style-name="_30__20_Text">я его таким никогда не видела</text:span>. У него были «шальные» глаза и он просто агрессивно накинулся на меня с вопросами, но не дал ответить ни на один из них.</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 Я не успевала за ним. За ходом мысли. Не успевала реагировать на этот поток агрессии и меня сбило с толку — я не понимала, что ее вызвало. «Ты вожак»?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2">«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2">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2">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text:soft-page-break/>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7">С. А. Зелинский, «Методы, приемы и способы манипуляций. (Современные психотехнологии манипулирования)»</text:p>
      <text:p text:style-name="Para_20_05"><text:line-break/><text:span text:style-name="Default_20_Paragraph_20_Font"><text:span text:style-name="T1"> </text:span></text:span></text:p>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 Он повышал голос, что было непривычным для меня, ведь всегда было наоборот — он сидел спокойно и доводил меня до «точки кипения». Но в этот раз мы, не сговариваясь, поменялись ролями. На удивление для самой себя я была спокойна, даже слишком. Но, как оказалось — это был еще один тактический ход.</text:p>
      <text:p text:style-name="P2">«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2">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text:soft-page-break/>гнев, ярость, непонимание, обиду и проч., чтобы вывести вас из себя, и добиться намеченного результата.»</text:p>
      <text:p text:style-name="P7">С. А. Зелинский, «Методы, приемы и способы манипуляций. (Современные психотехнологии манипулирования)»</text:p>
      <text:p text:style-name="Para_20_05"><text:line-break/><text:span text:style-name="Default_20_Paragraph_20_Font"><text:span text:style-name="T1"> </text:span></text:span></text:p>
      <text:p text:style-name="P3">Когда я спокойным тоном попросила его расслабиться и не перебивать меня, мол, мы ведь разговариваем.</text:p>
      <text:p text:style-name="P3">— Я не собираюсь с тобой ссориться, — сказала я. — Мы же хотим помириться!</text:p>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 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он, по всей видимости, был к этому не готов. Но, как оказалось, это был очередной тактический ход. Его действия я смогла объяснить себе совсем недавно. 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 Видя его состояние, я попросила его остаться дома и никуда не ходить. Но он начал толкать меня, что <text:soft-page-break/>меня порядком напугало, но я не отходила от двери. Акцентирую ваше внимание, что это все произошло очень быстро. 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 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 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P3">— Помогите! Кто-нибудь! Помогите!</text:p>
      <text:p text:style-name="P3">Каково же было мое удивление, когда я увидела под окнами — жену его «странного» друга. Она стояла и ждала его под подъездом! Я продолжала кричать:</text:p>
      <text:p text:style-name="P3">— Помогите! Кто-нибудь! Я не знаю, что мне делать! Он сейчас упадет! Я не удержу...</text:p>
      <text:p text:style-name="P3"><text:soft-page-break/>А она стояла и я видела по ее лицу — ей страшно. Я тогда еще не задумывалась, почему она вообще ночью зимой оказалась под нашими окнами, но уже позже, когда включила мозги, то все поняла.</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 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 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Через какое-то время 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 Я не подумала о том, что мне нужно встать и взять маникюрные ножницы и начать себя царапать. Я просто взяла их и начала царапать руку. Совершенно не осознавая, что делаю, царапала и царапала, и когда поняла, что одних ножниц мало я взяла нож. Я акцентирую ваше внимание на том, что <text:soft-page-break/>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Я склоняюсь к тому, что именно такая была у меня цель — не чувствовать ту уничтожающую боль, которая разъедала меня изнутри. Потом он вернулся. Не один — он привел своих друзей посмотреть на это шоу.</text:p>
      <text:p text:style-name="P3">У него получилось — я была в полном неадеквате! Это самый настоящий срыв во всех его смыслах, первый, но далеко не последний,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P3">— Что ты с ним сделала? — спрашивали они.</text:p>
      <text:p text:style-name="P3">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3">Помните, я говорила, что всегда ищу ответы на вопросы, которые мне не дают покоя. И я нашла. После мне представилась возможность выстроить всю цепочку событий. Это стало доказательством его намерений. Он вызвонил жену своего друга со словами — «забери меня отсюда», еще до того, как полез в окно. Еще до того, как начался наш разговор. Ведь весь разговор занял не больше 2-3-х минут, а она уже ждала под окнами!</text:p>
      <text:p text:style-name="P3">Его состояние тоже было тактическим ходом.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 Много ума не надо, чтобы сделать вид. На тот момент он уже давно жаловался на меня и мое поведение, но доказательств <text:soft-page-break/>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остался «жертвой».</text:p>
      <text:p text:style-name="P3">Эта тактика манипулятора — оказаться в качестве «жертвы» безрассудного поведения кого-то. Например, манипулятор делает что-то плохое, а затем играет «жертву» и обвиняет кого-то другого за свои действия. Они способны убедить настоящую жертву, что они являются пострадавшими, и тогда хочется помочь этому человеку, даже не задумываясь, что это манипуляция. Самый простой пример: он не выполнил обещание, а всем расскажет, что она накинулась на меня просто так, ни с того, ни с сего.</text:p>
      <text:p text:style-name="P3">Итак, ему нужны были доказательства своих жалоб и он все спланировал. Он, впервые <text:span text:style-name="_30__20_Text">сам</text:span> <text:span text:style-name="_30__20_Text">позвонил</text:span> мне и <text:span text:style-name="_30__20_Text">сам предложил</text:span> поговорить, хотя <text:span text:style-name="_30__20_Text">всегда</text:span> отлынивал от любых выяснений отношений. Это был первый раз, когда он проявил инициативу и решил расставить все точки над «I». Да. Он заморочился и выстроил целый план по моему «устранению».</text:p>
      <text:p text:style-name="P3">До начала разговора он вызвонил жену друга, конечно — незаметно для меня, потому, что от момента начала разговора до того, как он полез в окно он был на моих глазах и я не видела в его руках телефон. По словам жены друга, он сказал ей — «забери меня отсюда». Теперь мне понятно, что стало причиной этого беспричинного «шального» взгляда и необоснованной агрессии при ведении разговора. Он уже играл эту роль. Для меня. Меня нужно было сбить с толку, но я была слишком спокойная. И 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3"><text:soft-page-break/>Дальше, как мы знаем, я сама все сделала, а именно — сломала ключ. Он прекрасно знал, что жена друга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Попытка выйти в окно была очень убедительной, а я — очень наивной, ведь это было не более, не менее, чем заранее отрепетированное шоу.</text:p>
      <text:p text:style-name="P3">Все шло п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Теперь нужно было от меня избавиться, как от девайса, который периодически дает сбой. Но, чтобы это сделать в свете, выгодном для него — ему нужны были свидетели.</text:p>
      <text:p text:style-name="P3">Пока я сидела и кромсала себе руку, не отдавая отсчет своим действиям, они отпаивали его, бедного, валерьянкой. Но нужно было продолжать игру. Скорее всего, он предложил им проверить мое состояние. Да, я уверена на все сто, что это была его идея. Он видел, что на полу на балконе я задыхалась, когда переступил через меня, чтобы уйти.</text:p>
      <text:p text:style-name="P3">Он увидел, что его план сработал. Теперь нужно было устроить шоу для друзей. Они ведь заслужили увидеть это зрелище. Они ведь выслушали столько его жалоб! Сколько было сказано обвинений в мой адрес! Не пропадать же такому добру!</text:p>
      <text:p text:style-name="P3">Он знал, что на тот момент отношений я уже была, оооочень мягко говоря — эмоционально неустойчива. И попал в точку. Он привел свидетелей для подтверждения всем своим жалобам и застал меня — в <text:span text:style-name="_30__20_Text">Совершенно Неадекватном Состоянии</text:span>. С порезанной рукой, тяжело дыша, я бросала телефоны об стену, я кидалась на него рыдая и крича, с кулаками «За что? За что ты так со мной? <text:soft-page-break/>Что я тебе такого сделала?». Он прятался за их спинами от меня, как от зверя, насилию которого он больше не может противостоять... Все, как он и запланировал.</text:p>
      <text:h text:style-name="P14" text:outline-level="4">* * *</text:h>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 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 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text:p>
      <text:p text:style-name="P3">Мне не разрешали анализировать его действия. Мне приказывали следить за своим поведением. Понимаете? Палка двух концов. Его поведение — моя реакция. Уборос, который поедает свой хвост. Значение этого символа трактуется, как «репрезентация вечности и бесконечности, в особенности — циклической природы жизни». Его поведение порождает мою реакцию, дальше абьюзер демонстрирует недовольство этой реакцией, что, в свою очередь, порождало мою реакцию уже на это. Это бесконечный цикл, который невозможно было остановить. По крайней мере, мне это было не под силу.</text:p>
      <text:p text:style-name="P3"><text:soft-page-break/>Все, что я могу сказать, это спасибо! Вспоминая это и понимая, я говорю спасибо, потому что именно осознание того, что меня использовали и убило все чувства. 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11" text:outline-level="1"><text:bookmark-start text:name="Glava_15__Ad"/><text:s/>Глава 15. Ад <text:line-break/> <text:bookmark-end text:name="Glava_15__Ad"/></text:h>
      <text:p text:style-name="P2">И, улыбаясь, мне ломали крылья,</text:p>
      <text:p text:style-name="P2">Мой хрип порой похожим был на вой,</text:p>
      <text:p text:style-name="P2">И я немел от боли и бессилья</text:p>
      <text:p text:style-name="P2">И лишь шептал: «Спасибо, что живой».</text:p>
      <text:p text:style-name="P7">А. Высоцкий</text:p>
      <text:p text:style-name="Para_20_05"><text:line-break/><text:span text:style-name="Default_20_Paragraph_20_Font"><text:span text:style-name="T1"> </text:span></text:span></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 Я не могла писать, настолько у меня трусились руки.</text:p>
      <text:p text:style-name="P3">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 Начала брать уроки <text:soft-page-break/>гитары. Я завела дневник и старалась описать все мысли, что были в моей голове. Вот первая запись:</text:p>
      <text:p text:style-name="P2">«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ara_20_05"><text:line-break/><text:span text:style-name="Default_20_Paragraph_20_Font"><text:span text:style-name="T1"> </text:span></text:span></text:p>
      <text:p text:style-name="P3">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и, которые не испытывали моральную боль на физическом уровне — я вам завидую белой завистью. Это не перелом, не головная боль... Эта боль не сравнить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 У меня было 9 переломов, 4 операции, я теряла близких мне людей, которых до сих пор не могу удалис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text:soft-page-break/>превратилась в куцый хвостик с белыми локонами. Есть я не могла — эта боль стояла комом в горле и вызывала рвотные порывы при попытки съесть хоть что-то. Алкоголь. Алкоголь — да. Он притуплял ее на какое-то время, и даже помогал выплеснуть ее наружу. И, напившись,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раздраженными красными впавшими глазами на худом уже угловатом лице.</text:p>
      <text:p text:style-name="P3">От голода я похудела до 44 кг.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 Так, как я вела всегда активный образ жизни, когда жир «ушел», моя фигура была похожа на комплекцию взрослеющего жилистого мальчика.</text:p>
      <text:h text:style-name="P14" text:outline-level="4">* * *</text:h>
      <text:p text:style-name="P3">Из-за некоторых обстоятельств в конторе, все сотрудники перешли на удаленную работу на целый месяц. И вот тут начался полный кошмар. Если на следующий день после той роковой ночи я поехала на работу, потому что понимала — нужно держаться людей, то, находиться дома в полном одиночестве наедине со своим горем и своими мыслями было невыносимо. Я могла рыдать и потерять сознание. Ноги и руки были ватными, голова затуманенная мыслями только о том, как прекратить эту боль. Я не <text:soft-page-break/>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P3">— Забери меня рак, я больше не хочу жить...</text:p>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 Мо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 и на их девайсах. 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 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text:soft-page-break/>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а так как я работала удаленно, то пользовалась только самым необходимым. Потом, спустя некоторое время, когда я поняла, что не вернусь к нему, я подключила один из своих девайсов и обнаружила, что мне прислал сообщение его это странный лучший друг, СЕО-босс, и очень удивилась, ведь мы ненавидели друг друга.</text:p>
      <text:p text:style-name="P3">Каково же было мое удивление, открыв чат с ним, понять, что сообщение это было адресовано не мне, а моему мучителю. Он залогинился на моем девайсе и не успел выйти к тому времени, как я перевезла все свои вещи. Я об этом не знала. Хотя я и допускаю, что это был еще один тактический ход, чтобы «добить» меня. Сейчас объясню. Его друг писал ему,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h text:style-name="P14" text:outline-level="4">* * *</text:h>
      <text:p text:style-name="P3">Его университетская подруга — я много о ней слышала и всегда только хорошее. И, как я уже говорила, я не ревнивая.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 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text:soft-page-break/>времени, состояла в длительных отношениях с любимым мужчиной, и познакомились мы тогда, когда она как раз переживала разрыв с ним.</text:p>
      <text:p text:style-name="P3">То есть получается, он привел ее как раз тогда, когда она стала свободна и как раз тогда, когда наши отношения переживали сложный период. Ведь до того, я просто знала о ее существовании и он, в свою очередь, якобы, по каким-то разным причинам никак не мог нас познакомить. Запомните этот момент. Я позже объясню, к чему я веду.</text:p>
      <text:p text:style-name="P3">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P3">— А где тот браслет, который я тебе подарила?</text:p>
      <text:p text:style-name="P3">Он ответил, что не помнит, и что, скорее всего, потерял его. 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 Она тогда спросила меня, мол не обижаюсь ли я, ведь по ее словам она не знала, что этот браслет плела ему я в качестве подарка. Я сказала, что нет, все в порядке, ведь я видела, что она искренне удивлена и слегка растеряна, ведь ситуация вышла пикантная.</text:p>
      <text:p text:style-name="P3">Человеком она оказалась на самом деле приятным и интересным. Но тот факт, что спустя 2 недели наш герой хвастался лучшему другу о ночных времяпровождениях с ней поверг меня в самую настоящую панику. Прочитав эти пару сообщений, у меня закружилась голова и запульсировало в висках, настолько я была не готова к этому.</text:p>
      <text:p text:style-name="P3">От такого удивления у меня, в прямом смысле слова, онемели руки — пальцы на руках. Я очень захотела посмотреть ему в глаза. Отчетливо помню, что это желание <text:soft-page-break/>появилось у меня сразу после прочтения той переписки. 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 бане у всех. Поэтому мне пришлось «дежурить» под дверьми. Я поднялась на нужный этаж и встретила там жену друга, ту самую, которая стала свидетельницей его попытки выйти в окно. Я попросила ее позвать ко мне любимого. И она согласилась это сделать, но при одном условии — она должна обыскать меня...</text:p>
      <text:p text:style-name="P3">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 Я была в ее глазах загнанным зверем, и, стало быть, моя любовь была настолько сильной, что со стороны пугала. О чем она думала? Думала, что я захочу его порезать так же, как порезала себе руку? Я держала его всем своим весом, чтоб он, нидайбог не поранился и не разбился, пробы придти и поранить? Где логика? 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й 38, можно себе представить, насколько тчательно меня обрабатывали, что я о себе в тяжелом состоянии не могла позаботиться так как о нем, когда его знобит... Короче, в том своем состоянии я была последним человеком, который хочет ему навредить. Хотя сейчас я куда опаснее, сидя перед компьютором и <text:soft-page-break/>набирая текст книги, потому, что ко мне вернулась сила воли, а тогда во мне ее просто не было. 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ara_20_05"><text:line-break/><text:span text:style-name="Default_20_Paragraph_20_Font"><text:span text:style-name="T1"> </text:span></text:span></text:p>
      <text:h text:style-name="P14" text:outline-level="4">* * *</text:h>
      <text:p text:style-name="P3">В его глазах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 Он начал на повышенных тонах говорить о том, что между ними ничего не было, и их встреча ограничилась лишь общением. Ну и конечно, сказал, что это не мое дело. Но я не отступала.</text:p>
      <text:p text:style-name="P3">Я спросила, любит ли он меня. 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я тогда больше всего на свете — не хотела слышать «нет».</text:p>
      <text:p text:style-name="P3">Он, конечно же это знал, и ответил со всей присущей ему жестокостью — «не знаю». И вот это его — «не знаю» как раз и стало причиной всего, что со мной происходило потом. Он дал мне надежду, потому, что знал, что я его очень люблю. Этим «не знаю» он продолжал держать меня «на привязи», заставляя пытаться стать для него еще лучше, еще умнее и с еще более отчаянной самоотверженностью пытаться заслужить его прощение.</text:p>
      <text:p text:style-name="P3"><text:soft-page-break/>Так и было. Я сходила с ума дома, наедине со своими мыслями,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 Я говорила о приоритетах и о том, что он для меня всегда на первом месте. Я обещала ему не сдаваться и добиться от него прощения, приводя в пример мою историю с отцом, где я была недостаточно настойчивой и потеряла его навсегда. Я сказала, что больше не допущу этого и сделаю все что смогу, чтобы вернуть и все то хорошее, что между нами было... Хорошее? Другими словами, он сделал все, чтоб я просила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P3">— Он любит! Я спрашивала, и он не сказал «нет»!!!</text:p>
      <text:p text:style-name="P3">Я стояла на своем и продолжала унижаться, думая, что все делаю правильно, что так и искупают свою вину, хотя даже тогда я не понимала, в чем именно я виновата. Моей целью было его вернуть, и я, не смотря ни на что, должна была этого добиться.</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 он не подпускал меня к себе, держал на расстоянии, каждый раз блокируя новый канал связи.</text:p>
      <text:p text:style-name="P3">Он говорил, что ему тоже без меня тяжело, что он тоже страдает, что не может меня забыть и что любит меня, но <text:soft-page-break/>«мы делаем друг друга несчастными», все повторял он и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и мне советовали проспаться. 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11" text:outline-level="1"><text:bookmark-start text:name="Glava_16__Nosce_te_ipsum"/><text:s/>Глава 16. Nosce te ipsum <text:line-break/> <text:bookmark-end text:name="Glava_16__Nosce_te_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 Он осекся и проболтался, что не дома, а гуляет в центре и у него сейчас сядет телефон. Поэтому он прекращает наш диалог и хочет прогуляться домой пешком. 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 Потом, побежав наверх, я стала звонить в дверь, на случай, если он за это время уже вернулся. Но мне никто не открыл. Я услышала шорох, но подумала, что мне <text:span text:style-name="_30__20_Text">показалось</text:span>.</text:p>
      <text:p text:style-name="P3"><text:soft-page-break/>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 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 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 куда—нибудь:</text:p>
      <text:p text:style-name="P3">— Мне нужно с кем—то поговорить...</text:p>
      <text:p text:style-name="P3">Он сказал, что сразу заметил, что я на взводе и согласился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 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P3">И вот он мне говорит:</text:p>
      <text:p text:style-name="P3">— А это не он идет?</text:p>
      <text:p text:style-name="P3">Я обернулась и увидела спину. Родную спину. Любимую спину. Я ее так давно не видела — мою спину! Я вылетела из <text:soft-page-break/>машины, побежала за ним и нагнала его уже когда он заходил в подъезд. 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СЕО-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 Забавно, ведь позже у меня получится свести все эти обстоятельства в одну целую картину. Ведь всему есть объяснение, не так ли? Так вот, оказывается,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 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 Он цитирует глубокую фразу, но его поступки, которыми сопровождается это выражение идут в разрез с ней. Это не просто сбивало меня с толку, а окунало меня в головой в когнитивный диссонанс, из которого я уже <text:soft-page-break/>не могла выбраться самостоятельно. Я погрязла в нем и, увлеченная иллюзорными миражами, даже не пыталась выбраться.</text:p>
      <text:p text:style-name="P3">Попробую сформулировать мысли, которые тогда орудовали в моей голове:</text:p>
      <text:p text:style-name="P3">— Я очень его люблю. Я хочу быть с ним. Я хочу, чтоб мы были счастливы вместе. Я не хочу, чтобы он страдал, но не знаю как это сделать...</text:p>
      <text:p text:style-name="P3">Сейчас мне становится страшно — это была я. Эта история обо мне. Я смотрю в прошлое, и мне сложно представить, что это была я... Что я не сопротивлялась такому насилию. С тех пор, как все закончилось, у меня ни разу не было истерики... Я не нервничаю, не срываюсь на охранников в супермаркете, как было еще некоторое время назад. Прошло меньше года, а я ловлю себя на мысли, что я совсем другая. Не та, котору бы он хотел видеть, а та я, которой была до него. Та самая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меня ненавидят его родители и перекрутил слова моей сестры, из-за чего я очень много ей высказала, а оказалось, что он, как и всегда, следуя своему плану — пытался поссорить нас — оставить меня совершенно одну наедине в полной зависимости от него, ведь он хороший, просто он устал 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text:soft-page-break/>«Неужели меня не за что любить? Неужели, я такая плохая? Что же мне еще сделать, чтобы стать хорошей?» — думала я.</text:p>
      <text:p text:style-name="P3">Прошло несколько дней после этой встречи, как он предложил встретиться еще раз и поговорить. Я была в не себя от счастья. Я была уверена, что он понял, как я его люблю, и делает шаг на встречу. Вот только сейчас понимаю, что это было еще одной провокацией. Он безжалостно «добивал» мою психику, втаптывая меня в землю огромным молотом своих издевательств.</text:p>
      <text:p text:style-name="P3">В ходе разговора он сказал, что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h text:style-name="P14" text:outline-level="4">* * *</text:h>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 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а сил нет уже. Это был очередной нервный срыв. Я четко понимала, что это ненормально и поверила в то, что да — я сошла с ума <text:soft-page-break/>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 К слову, я понимала это, но сидеть спокойно не могла, меня трусило изнутри, заставляя качаться, и я не могла остановиться. 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остановить этот кошмар.</text:p>
      <text:p text:style-name="P3">—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мне, что я буду спать 6 часов. Я поспала 2 часа и была им безумно благодарна, ведь это был здоровый крепкий сон. 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поиске проблем во мне, в надежде вылечиться.</text:p>
      <text:p text:style-name="P3"><text:soft-page-break/>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 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 Он, скажем так,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ни разу не перебил.</text:p>
      <text:p text:style-name="P3">И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 Я училась играть на гитаре, месила грушу, работала в кофейне, ходила на сеансы и в гости, и постепенно начала восстанавливаться. В соц 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11" text:outline-level="1"><text:bookmark-start text:name="Glava_17__Ia_vsie_ponial"/><text:soft-page-break/><text:s/>Глава 17. Я все понял <text:line-break/> <text:bookmark-end text:name="Glava_17__Ia_vsie_ponial"/></text:h>
      <text:p text:style-name="P3">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 Сон уже был стабильным, появился какой-никакой аппетит и — желание жить. Но по прежнему было ощущение, что чего-то не хватает. Конечно не хватало его.</text:p>
      <text:p text:style-name="P3">И вот однажды, сидя на работе, я получаю сообщение. От него. Как только я увидела его номер, меня охватила дрожь. Это было счастье и страх одновременно. Это была паника. Я попросила совета коллеги, который внес свой вклад и очень поддержал меня. Он помогал мне с переездами, и съездить в другой город было его идеей. Я отвела его в сторону и спросила его мнение — что бы это могло значить:</text:p>
      <text:p text:style-name="P3">— Я хочу провести с тобой ночь, но тебе это вряд ли понравится.</text:p>
      <text:p text:style-name="P3">Мой друг и коллега смотрел, как меня всю трусит, я плакала и улыбалась во все лицо... Он не понимал, как такое сообщение могло меня так обрадовать! Конечно я была счастлива! Обо мне помнят. За мной скучают. Без меня не могут. Но чувство собственного достоинства (а оно было, хоть в это и сложно поверить) не позволяло мне показывать свою радость. На это сообщение я ответила, что не девочка на побегушках и не прибегу по первому зову.</text:p>
      <text:p text:style-name="P3">— Тебе что, потрахаться не с кем? — спросила я его.</text:p>
      <text:p text:style-name="P3">Но диалог продолжился и он высказал желание встретиться. У него была одна моя вещь. Я хотела ее забрать. <text:soft-page-break/>Именно это стало предлогом моего согласия встретиться. В тот день я заехала в магазин музыкальных инструментов, забрала свою новую гитару и поехала в назначенное место.</text:p>
      <text:p text:style-name="P3">Мой вид уже был более или менее здоровым после всего кошмара, который я пережила за те два месяца, но я все еще была слишком худая, и на фоне коробки с гитарой я выглядела совсем миниатюрной.</text:p>
      <text:p text:style-name="P3">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 text:style-name="_30__20_Text">ждала</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 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3">Завязался разговор. Я отметила про себя, будто разговариваю с незнакомым мне человеком. Сейчас я это могу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он был таким, каким ему было удобно быть.</text:p>
      <text:p text:style-name="P3">Можно перечислять долго, но факт остается фактом. Я его любила. Очень. И даже если на моем лице была уверенность и гордость в тот вечер, то внутри сидела все та же маленькая девочка, которая все также хотела в объятия к любимому.</text:p>
      <text:p text:style-name="P3">Я демонстративно отстранилась — облокотилась о спинку дивана, чтобы показать свою незаинтересованность. <text:soft-page-break/>Да — я была горда собой. Он понял, что был не прав и теперь преимущество в моих руках. Заметили эмоцию? Борьба. Именно так и было. 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он не просил прощение... Он сказал, что «влюбился в меня заново». И я растаяла.</text:p>
      <text:p text:style-name="P3">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я могу расшифровать эту его фразу так: «Раньше тебя любить было не за что, а теперь есть за что». Ну ведь правильно же? Смысл именно такой получается?</text:p>
      <text:p text:style-name="P3">В следующих главах я уделю больше времени таким расшифровкам, разъяснениям и описанием возможных путей развития и отступления. Но пока я не хочу отклоняться от темы и попытаюсь как можно подробнее <text:soft-page-break/>описать, насколько сильно я была счастлива в тот вечер слышать такие его слова, как:</text:p>
      <text:p text:style-name="P3">— Ты очень хорошо выглядишь.</text:p>
      <text:p text:style-name="P3">— Я очень за тобой соскучился.</text:p>
      <text:p text:style-name="P3">— Я рад, что ты согласилась со мной встретиться.</text:p>
      <text:p text:style-name="P3">Все это свидетельствовало о том, что он тоже рад — и я была рада вдвойне. Он спросил меня, чем я занимаюсь, и я начала перечислять:</text:p>
      <text:p text:style-name="P3">—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P3">— А по вторникам? — спросил он.</text:p>
      <text:p text:style-name="P3">— А по вторникам я хожу на сеансы к психологу...</text:p>
      <text:p text:style-name="P3">Он очень удивился, и я видела на его лице радость. Тогда я еще по наивности своей, объясняла это тем, что он рад за меня, что я решила избавиться от своего недуга — чрезмерной эмоциональности, 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Ведь именно эти качества и порождают зависть и жестокость, если человек — полное ничтожество. Хорошая, красивая, не глупая девочка не смогла сама справиться со своей любовью к нему и попросила помощи у специалистов. Я только представить могу до каких высот он тогда за мой счет поднял свою ничтожную самооценку.</text:p>
      <text:p text:style-name="P3">Он все говорил и говорил, расспрашивал меня как и что, я отвечала сухо и коротко, и он попросил меня к нему подсесть — ему было плохо меня слышно. Я тогда сидела, мягко говоря, на пафосе, пользуясь его неуверенностью и вниманием, и сказала, что если ему меня плохо слышно, то он мог бы сам пересесть куда ему удобно.</text:p>
      <text:p text:style-name="P3"><text:soft-page-break/>Ха! Я была на высоте! Но какая я была дура, ведь это оказалось очередным замыливанием. Крючок, который я вырвала с мясом еще несколько недель назад, сейчас заглатывала еще с большим аппетитом, а он в это время еще больше наслаждался победой от собственной игры. Да, игра еще не закончилась.</text:p>
      <text:h text:style-name="P11" text:outline-level="1"><text:bookmark-start text:name="Glava_18__A_zachiem_vam_Ona_"/><text:s/>Глава 18. А зачем вам Она? <text:line-break/> <text:bookmark-end text:name="Glava_18__A_zachiem_vam_Ona_"/></text:h>
      <text:p text:style-name="P3">Ох, 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3">Его настолько «растрогало» мое лечение у психолога, что он попросил меня взять его с собой на следующий сеанс. Спасибо. Это была еще одна точка невозврата в моем отношении к нему. Это было начало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будет честно дать доктору возможность наедине, без лишних ушей, услышать и вторую версию. Накануне встречи я позвонила ему и предупредила о том, что буду не одна и могу выйти выпить кофе, например, пока они раззнакомятся. Доктор со мной согласился, и мы договорились, что около получаса ему хватит.</text:p>
      <text:p text:style-name="P3"><text:soft-page-break/>Я переживала, правда. Он делал вид, что хочет все исправить, а я искренне на все это велась и — была несказанно счастлива. Мы пришли к психологу. Теперь я могу только предполагать его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стала на ноги.</text:p>
      <text:p text:style-name="P3">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 Доктор уже знает, что я просто снова подсела на крючок, ведь он видит главного персонажа этой истории, который смело проходит, достаточно легко себя ведет, не пряча при этом откровенного любопытства, но не более. Мы здороваемся с ним, проходим в кабинет, и тут я уже «намылилась» уходить, дабы оставить их наедине, но доктор сказал:</text:p>
      <text:p text:style-name="P3">— Останьтесь, Яна...</text:p>
      <text:p text:style-name="P3">Я не стала возражать, хоть и растерялась — ведь мы же договорились. Я просто хотела, чтобы все было искренне. Я не хотела, чтобы любимый чувствовал неудобство от моего присутствия, рассказывая при мне о наших проблемах. Он же хочет все вернуть, но и проблемы есть и их надо решить. <text:soft-page-break/>Я просто хотела, чтобы все было по честному. 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был прав.</text:p>
      <text:p text:style-name="P3">Сколько полилось обвинений. Я вспоминаю и просто поражаюсь всей этой картиной, уже со стороны, конечно. Вот сидим мы такие на диване, я веду себя сдержанно, он — обнимает меня, держит меня за руку и так нежно поглаживает. Напротив нас, слегка развалившись в кресле, сидит психолог и внимаааательно, не перебивая — слушает. Мой милый рассказывал и показывал как я ору, что я ору и на кого похожа, когда ору. Что он боится меня, и ему кажется, что когда я плачу и истеричу, то способна «всунуть вилку ему в глаз».</text:p>
      <text:p text:style-name="P3">В общем, весь его монолог ничем не отличался от его обвинений и раньше. Он, упуская причины, минут сорок повествовал о том, что я неадекватно себя веду и реагирую на все тоже неадекватно. Он не стеснялся называть вещи «своими именами» и звучало много обидных слов в мой адрес, но ведь рассказывал он все это доктору, не высказывая ни чувства вины со своей стороны, ни чувства ответственности, когда я сидела рядом с ним... Ну и конечно, при этом он нежно, успокаивающе меня обнимал, не останавливаясь в своем повествовани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этого видеть, ведь жена его друга уже «забрала его отсюда». Он видел только царапины. И, <text:soft-page-break/>конечно, не удержался вставить эту ситуацию в свой рассказ, оперируя этим фактом, как неоспоримым аргументом моей невменяемости. 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 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P3">— А скажите мне, пожалуйста, зачем вам Яна?</text:p>
      <text:p text:style-name="P3">— В смысле «зачем мне Яна»?</text:p>
      <text:p text:style-name="P3">— Судя по вашему рассказу, Яна очень плохая, обижает вас и неправильно себя ведет. Так зачем Яна — вам?</text:p>
      <text:p text:style-name="P3">— Потому, что я ее люблю... — ответил мой милый, и я расплылась в улыбке.</text:p>
      <text:p text:style-name="P3">Я знала! — думала я, — я была уверена, что он любит. Как же можно вот так все закончить, ведь мы столько пережили! 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 Но это были вполне обоснованные <text:soft-page-break/>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 Я тогда, на сеансе,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я тебя люблю» и ты должна быть мне благодарной, за то, что я люблю тебя вот такую ущербную.</text:p>
      <text:p text:style-name="P3">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 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P3">— С вами все в полном порядке, — сказал он, — но вот Его я бы хотел видеть.</text:p>
      <text:p text:style-name="P3">Доктор сказал, что набирает какую-то группу, и ему, моему благоверному, не помешало бы походить на эти <text:soft-page-break/>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P3">Тут хотелось бы немного порассуждать. Давайте прикинем, почему доктор не попросил у меня его телефон и не пригласил его участвовать в группе лично? Тогда бы у меня не было возможности воочию наблюдать, как он от этих занятий увиливает. К тому же, он мне сказал, что мне больше ходить не нужно, подтекстом чего является «проблема не в вас», давая понять, что с моим парнем нужно работать, подтекстом чего является «проблема в нем».</text:p>
      <text:p text:style-name="P3">Тогда я совершенно не придала этому значение, но эта ситуация, тем не менее, отложилась в памяти и теперь, спустя время, за которое я нашла множество ответов для себя, я понимаю к чему доктор вел. Он всячески давал мне понять, с кем я имею дело, но профессионализм запрещает делать это напрямую.</text:p>
      <text:h text:style-name="P11" text:outline-level="1"><text:bookmark-start text:name="Glava_19__Ia_podumaiu"/><text:s/>Глава 19. Я подумаю <text:line-break/> <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 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 Я уже не боялась высказаться, по другому реагировала на замечания — не <text:soft-page-break/>отступала, а отвечала на них решительнее,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сравнить с потемками, или туманом, но теперь многое прояснилось. К тому же, его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Я отчаянно пыталась делать вид, что ни о чем не подозреваю — он собирался сделать мне предложение, он спалился, так что сюрпризом для меня это не было. Судя по всему, он рассказал об этом нескольким нашим друзьям. Не всем — нескольким. Особенным людям. Помните, «мое окружение — наше окружение»?</text:p>
      <text:p text:style-name="P3">Мы решаем поехать в горы и как следует отметить это день, ну а так, как я «типа» не знала, что там будет, предложила поехать с нашей уже сбитой компанией. Я, он, Жена с сестрой и та самая университетская подруга с браслетом, с которой я уже успела подружиться. Компания собралась приятная и душевная. 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 Бедные девочки в горах пятью зажигалками зажигали с сотню свечей «Marry me» и <text:soft-page-break/>огромное сердце, пока он курил со мной на террасе. Он до сих пор должен им деньги за эти свечи...</text:p>
      <text:p text:style-name="P3">Это было очень красиво, он подошел ко мне, стал на колени и открыл коробочку. Я, конечно, разрыдалась. Я думала, что готова к этому, но оказалось нет. Я плакала от счастья, ведь это было волшебно. Еще я всегда это представляла. С детства. Вот придет мой принц, кажет: «Выходи за меня», а я скажу: «Я подумаю...» и тут же отвечу «Да» и брошусь на шею, расцелую.... Но вот это — «я подумаю» почему то всегда хотела сказать... Что тут скажешь? Девочки...</text:p>
      <text:p text:style-name="P3">И вот я у окна, рыдаю от счастья. Он спрашивает меня, выйду ли я за него. Я говорю: «Я подумаю...», как в своей заветной мечте. 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 Одна доля секунды, но я и сейчас наслаждаюсь этими воспоминаниями. Но ему это не понравилось. Ничего страшного — он через пару минут отомстит мне за эту мою «выходку».</text:p>
      <text:p text:style-name="P3">Естественно я, как и мечтала, тут же сказала — «Да!» Кинулась ему на шею и мы целовались. На асфальте догорали свечки, это все снимала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p text:style-name="P3">— Котик, а когда ты принял такое решение — на мне жениться?</text:p>
      <text:p text:style-name="P3"><text:soft-page-break/>—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P3">Вот так. Он дал мне понять, точнее сказал мне это открытым текстом, что я очень плохо себя вела, и он каждый раз передумывал. Веди я себя хорошо, он бы уже давно сделал этот шаг, но я все портила... 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 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3">а) мне это не нравится;</text:p>
      <text:p text:style-name="P3">б) это ненормально.</text:p>
      <text:p text:style-name="P3">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брака мне будет сложнее игнорировать такое отношение. Что тут скажешь — к сестре уже так просто не сбежишь. И я стала думать головой, а не слепым любящим сердцем.</text:p>
      <text:p text:style-name="P3">Я невеста. Это непривычно!</text:p>
      <text:p text:style-name="P3">— Ну и когда же мы поженимся? — спросила я.</text:p>
      <text:p text:style-name="P3">— Давай летом. — предложил он.</text:p>
      <text:p text:style-name="P3"><text:soft-page-break/>Отличная идея.</text:p>
      <text:p text:style-name="P3">Я не знаю, как мы вообще до лета дожили.</text:p>
      <text:h text:style-name="P11" text:outline-level="1"><text:bookmark-start text:name="Glava_20__Mien_shie_niuansov"/><text:s/>Глава 20. Меньше нюансов <text:line-break/> <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но сейчас я расскажу с чего все началось.</text:p>
      <text:p text:style-name="P3">К нам в очередной раз пришла в гости жена друга, и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 Для нее это было актуально, ведь, как мы знаем, у них с мужем был семейный бизнес, в который она порядочно вложилась, а в итоге не получила ничего, кроме рецептов от психотерапевта и бесконечных тяжб по расторжению брака.</text:p>
      <text:p text:style-name="P3">В общем, она говорила о том, что это была бы прекрасная идея, а мой жених поддакивал ей, пока я сидела и слушала все это. Я старомодна, стало быть. Я не влюбчивая и для меня брак — на всю жизнь,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3"><text:soft-page-break/>Завтра рабочий день, и жена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 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 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P3">— Так будет легче при разводе — меньше нюансов. — сказал он мне.</text:p>
      <text:p text:style-name="P3">Я не выдержала и сказала, что если он хочет «подстраховаться», то пусть составляет сам этот договор, но чтоб моего имени там не было:</text:p>
      <text:p text:style-name="P3">— Пиши, я такой-то такой-то, при разводе получаю все, что нажил сам в этом браке, а я подпишу, но скажи мне тогда — зачем мне выходить за тебя, если мы с тобой еще не расписаны, а ты уже готовишься к разводу и делишь имущество?</text:p>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 Он был взбешен, но я потом горько поплатилась за эту свою «выходку». Завтра меня начнут выгонять из дома.</text:p>
      <text:p text:style-name="P3"><text:soft-page-break/>У меня сохранилась переписка, где на следующий день он идет на попятную — забирает свои слова обратно:</text:p>
      <text:p text:style-name="P3">— ...Я не хотел никогда никаких бумажек. Вчера это был просто разговор, из которого ты нашифровала.</text:p>
      <text:p text:style-name="P3">— Просто разговор заканчивается на фразе «мне не приятен этот разговор», а не длится до трех ночи со словами «да как ты не понимаешь?..», учитывая факт того, что мне рано вставать. Так что ничего я себе не нашифровывала. — отвечаю я.</text:p>
      <text:p text:style-name="P3">—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P3">— Меня такое отношение мягко говоря не устраивает! Что-то ты часто уходишь от своих сказанных слов! С аргументом — я ляпнул не подумав...</text:p>
      <text:p text:style-name="P3">—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P3">— Если бы этот разговор был <text:span text:style-name="_30__20_Text">до</text:span> твоего предложения — сказала бы! Как преподнес — такая и причина.</text:p>
      <text:p text:style-name="P3">— Поэтому я не понимаю, почему ты так упорно ее пытаешься пропихнуть. Когда причина не в этом.</text:p>
      <text:p text:style-name="P3">— Короче, хватит. Мне надоело. Мне тут работать надо... — попыталась я закончить этот бред.</text:p>
      <text:p text:style-name="P3">Что мы видим?</text:p>
      <text:p text:style-name="P4">1) Я не хотел никогда никаких бумажек.</text:p>
      <text:p text:style-name="P3">Он пытается убедить меня в том, что я услышала не то, что услышала.</text:p>
      <text:p text:style-name="P4">2) Но думать, что я всерьез намерен с тобой договор заключать это плохая причина... Когда причина не в этом.</text:p>
      <text:p text:style-name="P3"><text:soft-page-break/>Пытается внушить мне, что есть какая-то другая причина, чтоб заставить меня оправдываться и доказывать, что никакой «другой» причины нет.</text:p>
      <text:p text:style-name="P4">3) Вчера это был просто разговор, из которого ты нашифровала.</text:p>
      <text:p text:style-name="P3">Он пытается внушить мне, что я ненормальная, выдумываю то, чего на самом деле не было.</text:p>
      <text:p text:style-name="P4">4) Думал проснется — может дойдет.</text:p>
      <text:p text:style-name="P3">Обвинение в тупости: до тебя не доходит, ведь ты тупая.</text:p>
      <text:p text:style-name="P4">5) 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 маска «жертвы».</text:p>
      <text:p text:style-name="P4">6) Главное, что ты права.</text:p>
      <text:p text:style-name="P3">«Дабл байнд»— двойной смысл, который «кричит» о том, что я не права, осуждает в иррациональности.</text:p>
      <text:p text:style-name="P4">7) А чего ты не сказала «нет», мне чисто интересно? Дай угадаю. Ты про бумажки не знала?</text:p>
      <text:p text:style-name="P3">Попытка съехать с темы и заставить меня оправдываться.</text:p>
      <text:p text:style-name="P4">8) 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9) 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text:p>
      <text:h text:style-name="P14" text:outline-level="4"><text:soft-page-break/>* * *</text:h>
      <text:p text:style-name="P3">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свидетельствует об определенных отклонениях тем, что он это делает неосознанно. 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человека, за последствие этих слов.</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 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не правильно работает. Ведь мы уже знаем, что <text:span text:style-name="_30__20_Text">причины</text:span> подобных моих действий его не интересуют.</text:p>
      <text:p text:style-name="P3">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P3">— Когда вещи заберешь? — пишет он в тот же день.</text:p>
      <text:p text:style-name="P3">— Сегодня, — отвечаю я, на что он отвечает:</text:p>
      <text:p text:style-name="P3">— Целую в шею...</text:p>
      <text:p text:style-name="P3">Понимаете, что происходит!? Он выгоняет меня, я с этим соглашаюсь, но он тут же, получив мое согласие, делает <text:soft-page-break/>шаг «на встречу», с единственной целью — зацепить меня. Напоминает ту историю, помните: «Нас любят. В нас верят»? 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3">Тогда меня очень поддержала жена его друга. Мы с ней разговаривали об этом за вином, которым я пыталась облегчить свою обиду. А, так как я в моменты душевных сотрясений у меня напрочь пропадает аппетит, на голодный желудок меня здорово развезло. Я выла, что устала быть несчастной, на что он мне написал:</text:p>
      <text:p text:style-name="P3">—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P3">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 За то, что вернулась к нему, когда он переступал через меня две недели после операции. Когда от говорил со мной о измене и пытался склонить меня к трио. Из-за того, что я на протяжении трех лет просила у него прощение за его жестокое обращение со мной. 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иду в ад. У меня при себе были лекарства. Жена друга дала мне пару таблеток успокоительного и пару таблеток снотворного. Подходя к дому я купила воды и выпила снотворное. Он разбудил меня, чтобы покормить. Принес мне окрошку в постель. Так заботливо кормил меня с ложки. <text:soft-page-break/>А я была так слаба — я перепутала дозировку снотворного с дозировкой успокоительного — выпила вместо одной таблетки — две и проспала часов десять.</text:p>
      <text:p text:style-name="P3">Я ходила еще пару дней, как в тумане. За это время он уговорил меня ехать с ним к нему в город, а дальше вы эту историю знаете — не успели мы выехать за город, как он начал по новой меня упрекать в моем поведении. Но 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11" text:outline-level="1"><text:bookmark-start text:name="Glava_21__Byt__chiestnym_ochien__lieghko"/><text:s/>Глава 21. Быть честным очень легко! <text:line-break/> <text:bookmark-end text:name="Glava_21__Byt__chiestnym_ochien__lieghko"/></text:h>
      <text:p text:style-name="P2">Утверждение любит подтверждение.</text:p>
      <text:p text:style-name="P7">Автор неизвестен.</text:p>
      <text:p text:style-name="Para_20_05"><text:line-break/><text:span text:style-name="Default_20_Paragraph_20_Font"><text:span text:style-name="T1"> </text:span></text:span></text:p>
      <text:p text:style-name="P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text:soft-page-break/>впустую. Я добр к себе и своему непосредственному окружению.»</text:p>
      <text:p text:style-name="P7">Анджей Сапковский, «Крещение огнём»</text:p>
      <text:p text:style-name="Para_20_05"><text:line-break/><text:span text:style-name="Default_20_Paragraph_20_Font"><text:span text:style-name="T1"> </text:span></text:span></text:p>
      <text:p text:style-name="P3">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 Да, у него отменная память. Еще он любил цитировать монолог священника из фильма «Святые из трущоб». В самом начале первой части звучат такие слова:</text:p>
      <text:p text:style-name="P2">«Мы все должны бояться злых людей. Но есть другое зло, которого мы должны бояться еще больше. Это зло — равнодушие хороших людей.»</text:p>
      <text:p text:style-name="P7">Х/Ф «Святые из Бундока»</text:p>
      <text:p text:style-name="P3">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P3">Абьюзеры показывают классного парня, разговаривают о высоком...Философские мысли, не свои конечно — они любят. Выбирают такие, которые точно произведут хорошее впечатление. Поэтому с разными людьми, в разных компаниях вы слышите разные версии мнений вашего партнера. Он говорит то, что в этот момент выгоднее всего сказать, и получает свою награду — признание в нем достойного человека окружающими.</text:p>
      <text:p text:style-name="P3">Мой друг как-то заметил и сказал мне об этом. Он достаточно хорошо его знал, чтобы заметить подвох — его <text:soft-page-break/>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 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свое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 А проблема его провала в том, что он не заботится о завтрашнем дне. Ему важно быть уважаемым здесь и сейчас.</text:p>
      <text:p text:style-name="P3">Так вот, жажда быть уважаемым и признанным, и безудержное стремление самоутвердиться — были и есть основа его поведения. Как бы не было обидно за достаточно умного, начитанного и смышленого человека, но эта поверхностность от внутренней пустоты стирает все эти достоинства, в которые я была влюблена с первой встречи. Жаль. Жаль, что ему чуждо все человеческое и моральное, что не принесет ему выгоды...</text:p>
      <text:h text:style-name="P14" text:outline-level="4">* * *</text:h>
      <text:p text:style-name="P3">Жена друга... Не могу о ней не вспомнить, ведь она — ключевой персонаж в этой истории. Я была на нее обижена, ведь она заблокировала мой номер и обыскивала меня как <text:soft-page-break/>сумасшедшую... Убийцу? Ну вы поняли...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он жил с ее мужем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P3">—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P3">На что он мне отвечал, что она просто пессимистка и мне нужно ее прости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а тут еще он закрутил роман с их сотрудницей... Ей наверное тяжело все это переживать... И я пригласила ее в гости.</text:p>
      <text:p text:style-name="P3">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 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P3"><text:soft-page-break/>— Ну почему ты дура?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P3">В общем, мы разобщались и начали дружить. Как-то мы втроем сидели у нас, как всегда о чем-то общались и она мне говорит, мол:</text:p>
      <text:p text:style-name="P3">— Давай завтра созвонимся и обсудим(уже не помню что)...</text:p>
      <text:p text:style-name="P3">— Давай, — отвечаю я, — только ты мой номер сначала из черного списка удали, а потом и созвонимся...</text:p>
      <text:p text:style-name="P3">И тут ее <text:span text:style-name="_30__20_Text">лицо</text:span>... Она совершенно не понимала, о чем я говорю. А мой суженый сидел на полу на подушках, пафосно так курил, и на выдохе так сказал:</text:p>
      <text:p text:style-name="P3">— Это я тебя заблокировал у нее на телефоне.</text:p>
      <text:p text:style-name="P3">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 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text:soft-page-break/>почему? Нет? А я вам скажу — потому, что она была моим основным каналом связи с ним — раз, и она была свидетелем его похождений — два. 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го поведения.</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 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text:p>
      <text:h text:style-name="P14" text:outline-level="4">* * *</text:h>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text:soft-page-break/>позже, я понимала, что так и не получила ответа. И подходила снова.</text:p>
      <text:p text:style-name="P3">Потом я поставила вопрос ребром — нам нужн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лучшим другом, а тот, в свою очередь, был должен ему сумму денег. 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 вышел, а у меня комп не тянет. Мне нужна новая видеокарта, оперативная память, монитор другой хочу...</text:p>
      <text:p text:style-name="P3">И ни слова о тех планах, которые я пыталась с ним обсудить. Из всего того, что он перечислил (а это не все), стало понятно — меня снова двигают на второй план, да еще и ради компьютерной игры. Я даже ничего не говорила. Я просто смолчала и решила подождать пока он сам не заведет эту тему, и заведет ли, чтобы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Был «Ведьмак 3».</text:p>
      <text:h text:style-name="P14" text:outline-level="4">* * *</text:h>
      <text:p text:style-name="P3"><text:soft-page-break/>Вскоре наши друзья позвали нас на уикенд палатками на море. Были какие-то государственные праздники и у нас получилось около четырех свободных дней... 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о. 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отключили горячую воду, а так, как жена друга жила в соседнем доме, она любезно разрешила мне принять душ у нее. 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И тут она говорит:</text:p>
      <text:p text:style-name="P3">— Да, мать, ты такая сильная! Я бы так не смогла...</text:p>
      <text:p text:style-name="P3">—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P3">— Я бы не смогла простить, но ты молодец!</text:p>
      <text:p text:style-name="P3">— Что простить?</text:p>
      <text:p text:style-name="P3">— Ну, он ведь трахал двух баб...</text:p>
      <text:p text:style-name="P3">Она продолжала что-то говорить, а я «застряла» на этой фразе. Даже не знаю сколько времени прошло, когда я спросила:</text:p>
      <text:p text:style-name="P3">— Что значит — трахал двух баб?</text:p>
      <text:p text:style-name="P3">Знаете выражение — все опустилось? Все остановилось. Казалось, я погрузилась в вакуум, где ничего не происходит. <text:soft-page-break/>Что-то внутри сжалось и замерло в тупом спазме. В голове только эхо ее последних слов, как под водой — «он трахал двух баб»... Я посмотрела на нее. Она, такая маленькая, потрепанная жизнью, сидела и смотрела на мена такими испуганно —удивленными глазами... Она не знала.</text:p>
      <text:p text:style-name="P3">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 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P3">— Рассказывай. Рассказывай все!</text:p>
      <text:p text:style-name="P3">Тогда я узнала, чем он занимался те два месяца — развлекался. Сайт знакомств и вперед к новым экземплярам, на встречу к самоутверждению... 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 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h text:style-name="P14" text:outline-level="4">* * *</text:h>
      <text:p text:style-name="P3">Ох, я узнала еще кое что в тот вечер от нее. И это был еще один удар. Я поняла, что живу с предателем, жестоким человеком. А именно вот, что я узнала.</text:p>
      <text:p text:style-name="P3"><text:soft-page-break/>Ее муж, как я уже говорила, тоже деструктивная личность. Но его деструктивизм проявляется в эгоистичности и тупости. Он не психопат и расстройств психики у него нет. Но патологический эгоизм способен принести тоже много боли близким людям, которые этого индивидуума любят.</text:p>
      <text:p text:style-name="P3">Также я упоминала о том, что ее муж жил у моего благоверного, когда тот меня выгнал из дома. Друг воспользовался свободным койко-местом и сменил локацию под видом «мне надо обо всем подумать». 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 Итак, у нее на руках их общая компания, которая переживает кризис, брак, который переживает кризис, и, соответственно — ее психика, которая переживает кризис.</text:p>
      <text:p text:style-name="P3">В то время, как ее муж призывал ее успокоиться, убеждал, что все это временно, что он просто устал и ему нужно время отдохнуть — закрутил роман с сотрудницей. У большинства женщин очень развита интуиция. Она видела, что что-то не так, но все, в том числе и мой благоверный, который утверждает, что быть честным очень легко — убеждали ее в том, что:</text:p>
      <text:p text:style-name="P3">— все в порядке;</text:p>
      <text:p text:style-name="P3">— она себе накручивает;</text:p>
      <text:p text:style-name="P3">— придумывает драму на пустом месте;</text:p>
      <text:p text:style-name="P3">— парится без причины...</text:p>
      <text:p text:style-name="P3">— и так далее по тексту выше/ниже — стандартные фразочки.</text:p>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 Это состояние привело <text:soft-page-break/>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 Она вложила практически все сбережения в этот бизнес, пахала по 20 часов в сутки, пока он тратил оставшиеся деньги с ее личного счета...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 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 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 В конце концов, проявив желание помириться со мной, она шла ко мне на встречу — раз; ей было очень плохо — два; я хотела для себя прояснить причину ее таких действий — три.</text:p>
      <text:p text:style-name="P3">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действительно свидетельствовало о ее большом желании наладить со мной <text:soft-page-break/>отношения. Я ее простила, как оказалось, за то, чего она не делала. Мне жаль.</text:p>
      <text:p text:style-name="P3">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 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h text:style-name="P14" text:outline-level="4">* * *</text:h>
      <text:p text:style-name="P3">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 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 Он очень ошибся во мне.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text:soft-page-break/>провести время вместе, но приперлась я и нарушила всю идиллию. 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 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7">Анджей Сапковский, «Крещение огнём»</text:p>
      <text:p text:style-name="Para_20_05"><text:line-break/><text:span text:style-name="Default_20_Paragraph_20_Font"><text:span text:style-name="T1"> </text:span></text:span></text:p>
      <text:p text:style-name="P3">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text:soft-page-break/>сопереживает. 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ел, как лекарства высасывают из нее все эмоции. 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h text:style-name="P14" text:outline-level="4">* * *</text:h>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P3">— Что с тобой? — спросил он, когда заметил, что со мной что-то не так.</text:p>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P3">— И что тебе приснилось? — спросил он.</text:p>
      <text:p text:style-name="P3"><text:soft-page-break/>— Мне приснилось, что ты меня обманываешь... — я взяла себя в руки и посмотрела ему прямо в глаза. Я хотела увидеть реакцию и увидела.</text:p>
      <text:p text:style-name="P3">— В смысле «обманываю»? Что я тебе изменил?</text:p>
      <text:p text:style-name="P3">— Да, — ответила я, — с темноволосой девочкой.</text:p>
      <text:p text:style-name="P3">— Прекрати, это всего лишь сон, нам пора собираться. Не накручивай себе.</text:p>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p>
      <text:p text:style-name="P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 text:style-name="_30__20_Text">посмеялся</text:span>, обнял меня и попытался успокоить, мол — это всего лишь сон.</text:p>
      <text:p text:style-name="P3">— Это тебе в голову солнышко припекло...</text:p>
      <text:p text:style-name="P3">В этот уикенд он был, как никогда — паинькой. Он проявлял ко мне очень много внимания. Это я сейчас понимаю, что он видел, что теряет надо мной контроль и захотел снова наладить связь, которая дает ему возможность управлять моими чувствами. Он применил тактику «положительного подкрепления» — заботился обо мне и проявлял внимание, думая, что я, как и было всегда, рас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h text:style-name="P14" text:outline-level="4"><text:soft-page-break/>* * *</text:h>
      <text:p text:style-name="P3">По возвращении, я снова зашла к жене друга. К тому времени она покопалась по перепискам, и тогда я уже убедилась в том, что он таки подбивал клинья к своей университетской подруге, которая снимала на камеру, как он делал мне предложение. Как я поняла, его чувства по отношению к ней были безответными. Не знаю, может поменялось что...</text:p>
      <text:p text:style-name="P3">Я много чего узнала от нее (от жены друга). Тогда я решила — мне надо с ним поговорить. Вот он приходит домой. Настроение у него было взвинчено-веселым. Но я была готова и полна решимости. Я подготовила вопрос. Один единственный. Я собрала себя в кучу и решила не отступать. И — я включила диктофон. Тогда я еще не понимала, что его манера ведения диалога по-умолчанию направлена на отлынивание от темы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военными действиями на моей территории. Но я понимала — он будет пытаться «съехать», будет пытаться уйти от ответов. Мне нужно было вывести его на чистую воду. Записать разговор, как оказалось — вполне действенный способ это сделать.</text:p>
      <text:p text:style-name="P3">Несколько минут он упрашивал меня выключить диктофон, потом сдался, со словами:</text:p>
      <text:p text:style-name="P3">— Хрен с тобой — записывай... Ты вокруг меня плетешь какую-то западню...</text:p>
      <text:p text:style-name="P3">Вот так. Разговор уже не начался, а меня уже обвиняют. Маска «жертвы» уже красуется на его «благородном» лице. Я <text:soft-page-break/>даже не знаю какими словами описать весь тот бред, который посыпался из его уст. Полный абсурд. Разговор начался с моего вопроса:</text:p>
      <text:p text:style-name="P3">— Есть ли что-то, что я должна знать, как твоя девушка, как твоя будущая жена? То, что может потом причинить мне боль?</text:p>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 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p text:style-name="P3">— Я очень часто задумывался о том, что мне одиноко и мне хотелось бы с кем-нибудь переспать, но эти попытки не увенчались успехом. Назовем это так...</text:p>
      <text:p text:style-name="P3">«Назовем это так». Как? Попытки? А они все-таки были? Не увенчались успехом? С чьей стороны? На что мне ответили:</text:p>
      <text:p text:style-name="P3">— Ну, тут не бывает почти. Либо было, либо не было, и под <text:span text:style-name="_30__20_Text">было</text:span> можно интерпретировать какую бы то ни было близость в виде: поцелуйчиков, обнимашечек, ну не знаю, массаж — раньше это тоже считалось...</text:p>
      <text:p text:style-name="P3">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P3">—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text:soft-page-break/>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text:p>
      <text:p text:style-name="P3">1) Признание — хотел потрахаться. Что звучит довольно честно, да?</text:p>
      <text:p text:style-name="P3">2) Попытка оправдаться — мужская полигамность. Что сразу избавляет, в его понимании, от чувства вины.</text:p>
      <text:p text:style-name="P3">3) Попытка навесить ярлык, скрытый упрек — ревность. Мимо — я не ревнивая.</text:p>
      <text:p text:style-name="P3">Сказал правду, прикрыл ее общественным мнением и тут же упрекнул меня за ревность, завуалированно внушая мне, что я просто ревную.</text:p>
      <text:h text:style-name="P14" text:outline-level="4">* * *</text:h>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p text:style-name="P3">— Мне было стыдно от мысли о том, что эта информация может докатиться до нее... — сказал он.</text:p>
      <text:p text:style-name="P3"><text:soft-page-break/>А ведь это лишь пятая минута разговора! Да, это всё цитаты записи. Без преувеличений и неточностей — все как есть. И что мы видим? Это третий человек. «Добровольный помош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P3">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 text:style-name="_30__20_Text">относится к ней лучше, чем ко мне</text:span>. Он продемонстрировал мне контраст его чувств ко мне и его чувств к ней — более глубокое уважение.</text:p>
      <text:p text:style-name="P3">То, что я увидела то сообщение, было для меня настоящим ударом, но для него это не имеет значения. Он обесценил мои эмоции на этот счет. Он прямым текстом продемонстрировал, что ему важнее положение его подруги в этой ситуации. Не важно, а важнее, чем мое!</text:p>
      <text:p text:style-name="P3">Вот диалог с его *другом*, к которому он обратился за советом по ухаживанию за ней:</text:p>
      <text:p text:style-name="P3">— Я тонко намекну, так сказать. И либо намек будет услышан, либо нет. — пишет он.</text:p>
      <text:p text:style-name="P3">— А ты рассматривал вариант, что тебя просто попробуют, а потом скажут, что это было так — просто для души отдохнуть?</text:p>
      <text:p text:style-name="P3">— Это невозможный вариант. Я склонен считать, что мы хорошо друг друга понимаем. И такой расклад (дружеский секс — <text:span text:style-name="_30__20_Text">примеч. авт.</text:span>) — это просто абсурд. Тут либо дружить, либо больше. А дружеский секс — это явно не <text:soft-page-break/>та идея, которая тут уместна. Фу. Даже думать о такой не хочу.</text:p>
      <text:p text:style-name="P3">Давайте разберем его текст.</text:p>
      <text:p text:style-name="P4">1) 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4">3) Я склонен считать, что мы хорошо друг друга понимаем.</text:p>
      <text:p text:style-name="P3">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установлено.</text:p>
      <text:p text:style-name="P4">4) И такой расклад (дружеский секс —<text:span text:style-name="_31__20_Text"> </text:span><text:span text:style-name="_30__20_Text">примеч. авт.</text:span>) — это просто абсурд.</text:p>
      <text:p text:style-name="P3">Ему нет,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5) Тут либо дружить, либо больше. А дружеский секс — это явно не та идея, которая тут уместна. Фу. Даже думать о такой не хочу.</text:p>
      <text:p text:style-name="P3">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 text:style-name="_30__20_Text">Либо — либо</text:span>, или никак. При этом человек не высказывает ни малейшего <text:soft-page-break/>желания ни к одному, ни ко второму развитию событий — ему все равно, только чтоб им не пользовались.</text:p>
      <text:p text:style-name="P3">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 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3">Стоит отметить, что я когда-то была на ее месте. Я упоминала о его бывшей до меня девушке, помните? Она «неадекватная истеричка, которой только обнимашки и нужны». 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смышленой личностью. Ничего не напоминает?</text:p>
      <text:p text:style-name="P3">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 Цель добиться одного — покорности жертвы, страх замены (в случае если в отношениях со стороны жертвы присутствует ревность) и еще более <text:soft-page-break/>самоотверженных стараний с ее стороны стать лучше для манипулятора.</text:p>
      <text:p text:style-name="P3">То есть, простыми словами это будет звучать так:</text:p>
      <text:p text:style-name="P2">«Она меня понимает, а ты нет. Я не хочу втягивать ее в наши разборки и ты не должна этого делать. Она поддержала меня, в то время как ты мучила меня своим поведением. Тебе не стоит обвинять ее в том, что она оказалась рядом, когда ты причинила мне боль. Единственное, чего я хочу — это уберечь ее от тебя и твоих предрассудков, так как она дорога мне, а ты ведешь себя не правильно, упоминая о ней ее в наших конфликтах.»</text:p>
      <text:p text:style-name="Para_20_05"><text:line-break/><text:span text:style-name="Default_20_Paragraph_20_Font"><text:span text:style-name="T1"> </text:span></text:span></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еми. 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3">1) Он познакомил меня со своей бывшей девушкой, незадолго, как расстаться с ней.</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3">2) Они встречались около трех лет.</text:p>
      <text:p text:style-name="P3">Мы встречались почти три года.</text:p>
      <text:p text:style-name="P3"><text:soft-page-break/>3) В тот день, когда мы впервые поцеловались, поняв, что между нами ничего не будет,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3">4) Со своей бывшей девушкой он сошелся примерно через два месяца после расставания, поняв, что со мной ничего не будет (после первого поцелуя).</text:p>
      <text:p text:style-name="P3">И меня он выгнал из дома, а через два месяца объявился, получив отказ своей подруги, вернулся ко мне.</text:p>
      <text:p text:style-name="P3">5) 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3">6) 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3">7) К сожалению, не смотря на то, что мы лично знакомы с его подругой и даже дружили, на ее хорошее отношение ко мне оказали влияние, и она так уже не считает,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3">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Я оказалась на месте его бывшей девушки, а университетская подруга — на моем. Я не удивлюсь, если <text:soft-page-break/>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природ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3">Я очень упертая. Я всегда ищу ответы и часто нахожу их. Сейчас я пишу эту книгу и веду, своего рода, расследование того, что произошло со мной. И поверьте мне, я очень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h text:style-name="P14" text:outline-level="4">* * *</text:h>
      <text:p text:style-name="P3">Едем дальше.</text:p>
      <text:p text:style-name="P3"><text:soft-page-break/>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 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 И все это было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P3">— Не имеет никакого значения, кто принял решение (разойтись — <text:span text:style-name="_30__20_Text">прим. авт.</text:span>)... — сказал он, искренне считая, что это достойный аргумент. 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P3">— Давай мы договоримся, что мы не будем спорить о том, чья боль сильнее... — ответил он.</text:p>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 Он искал себя в объятиях «легких» женщин, ведь ему было так тяжело, а моя боль и мои страдания не имеют никакого значения. Он снова попытался надеть маску «жертвы», но это не сработало.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text:soft-page-break/>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 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сказал. Это те же слова, но, уже зная о его методах, эти слова несут для меня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 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text:soft-page-break/>тупее?.. Я не согласна с этим. 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 В таких моментах он «задумывался об идее отсутствия авторитета в области своего отношения ко мне», но совершено не знал, как его заслужить. Поэтому он показывал спину, зная, что я его очень люблю. Что я попытаюсь наладить отношения <text:span text:style-name="_30__20_Text">сама</text:span>. 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На одних можно скинуть вину, последствия и ответственность за свои деструктивные дей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P3">У всех в его жизни была своя роль, а он — виртуозный кукловод, который играет чужими душами. Так что да. Его отношение ко мне — это отображение его отношения к <text:soft-page-break/>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забота в целях манипулирования. «Какая-то...» забота на публике, «Какая-то...» забота в целях контроля, в целях самоутверждения и выгоды... 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пытался опровергать мои аргументы, с которыми не поспоришь. 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h text:style-name="P14" text:outline-level="4">* * *</text:h>
      <text:p text:style-name="P3">Идем дальше.</text:p>
      <text:p text:style-name="P3"><text:soft-page-break/>— Моя позиция очень проста — я ничего такого не делал. — сказал он в процессе разговора.</text:p>
      <text:p text:style-name="P3">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это записать на диктофон.</text:p>
      <text:p text:style-name="P3">В ходе разговора он вспомнил несколько моих истерик, пытался оправдать свои действия тем, что мы расстались.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p text:style-name="P3">—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P3">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но никак не доверие.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принимая во внимание «незначительные» факты обстоятельств, во время которых мы были не вместе.</text:p>
      <text:p text:style-name="P3">— Я тебе могу так сказать, в свою очередь, что я, как бы, в очередной раз убеждаюсь в том, что <text:span text:style-name="_30__20_Text">быть честным очень </text:span><text:soft-page-break/><text:span text:style-name="_30__20_Text">легко</text:span>!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p>
      <text:p text:style-name="P3">Это — моя любимая фраза! Самое страшное, что манипуляторы не всегда врут осознанно. Бывает, ч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 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P3">Мы видим, что он верит в то, что честен. Он говорит об этом спокойно, ровно, размеренно и без угрызений совести: «Б<text:span text:style-name="_30__20_Text">ыть честным очень </text:span><text:span text:style-name="_30__20_Text">легко</text:span>!». В то время, как я уже достаточно знаю, чтобы понимать — он лжет.</text:p>
      <text:h text:style-name="P14" text:outline-level="4">* * *</text:h>
      <text:p text:style-name="P3">—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P3">— Я счастлива, когда все открыто, все прозрачно, но ты начинаешь защищаться, хотя на тебя никто не нападает...</text:p>
      <text:p text:style-name="P3">—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P3">Вот такой интересный диалог. Как на это можно отреагировать? Мало того, что это не относится к делу, он, <text:soft-page-break/>как и всегда — оскорблен. Чем? Смотрим внимательнее, я перефразирую.</text:p>
      <text:p text:style-name="P3">«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мои действия. 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3">— Мои действия абсолютно ясны. Я честен перед законом. — сказал он.</text:p>
      <text:p text:style-name="P3">О чем говорит эта фраза? Она не дает никаких объяснений. Но, если присмотреться, то можно увидеть, что он имел в виду — измена и подобное вышеописанное поведение не карается законом. Ни зависть, ни ложь... Понимаете? Он считает, что <text:span text:style-name="_30__20_Text">это</text:span>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p>
      <text:p text:style-name="P3">Дальше он начинает намекать на то, что я завела этот разговор, потому что нашла другого:</text:p>
      <text:p text:style-name="P3">— В моем, как бы, мире человек застрахован от этого (от подобных разговоров и вопросов. — <text:span text:style-name="_30__20_Text">примеч. авт.</text:span>)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лучше чем я, и возможно, ты его даже уже нашла...</text:p>
      <text:p text:style-name="P3">Типичное, уже банальное для меня давление на жалость. «Нет, что ты? Никого у меня нет!..» — и так далее... Жертва оправдывается, в то время, как абьюзер ликует, ведь <text:soft-page-break/>ему удалось соскользнуть с темы, получилось заставить жертву испытывать дискомфорт, 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3">Попробую расшифровать эту реплику:</text:p>
      <text:p text:style-name="P3">— Я застраховал себя от подобного рода вопросов своей преданностью к тебе. Но ты просто хочешь от меня избавиться, так как нашла мне замену, и я тебе больше не нужен...</text:p>
      <text:p text:style-name="P3">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text:p>
      <text:p text:style-name="P3">В завершение вставлю еще один его спич. Без объяснений:</text:p>
      <text:p text:style-name="P3">— Я осознал одну простую истину — я не имею кредита доверия, и не имею... как это называется.... слово такое хорошее.... Авторитета в твоих глазах...</text:p>
      <text:p text:style-name="P3">И в качестве нашего диалога еще один:</text:p>
      <text:p text:style-name="P3">— Ты понимаешь, что существует определенная ответственность, которая, извини, ложится на твои плечи, — говорит он мне.</text:p>
      <text:p text:style-name="P3">— Какого рода ответственность? — спрашиваю я.</text:p>
      <text:p text:style-name="P3">— Доверие.</text:p>
      <text:p text:style-name="P3">В его понимании я должна была, обязана была — ему доверять. Ни смотря ни на что, не принимая во внимание все, что он сказал и сделал до этого разговора — я существую, чтобы доверять ему. Вот как он считал. Деструктивные индивидуумы очень самолюбивы. Как мы уже поняли — авторитет — важная составляющая их существования. Я должна была верить. Я поверила...</text:p>
      <text:h text:style-name="P14" text:outline-level="4"><text:soft-page-break/>* * *</text:h>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ругались. И пошла спать... Ха! Думаете на этом все закончилось? А вот и нет!</text:p>
      <text:p text:style-name="P3">Я вышла спокойной и удовлетворенной из этого разговора. Но стоило мне выключить диктофон, как его поведение стало буйным и агрессивным. Я уже легла спать, когда он стал бить двери, швырять какие-то предметы, явно обращая мое внимание на свое недовольство. Я подумала сначала, что просто он что-то уронил, но когда увидела, что это просто нездоровые психи, вышла к нему и <text:span text:style-name="_30__20_Text">снова включила диктофон</text:span>!</text:p>
      <text:p text:style-name="P3">Он потерял самообладание, в то время как я была непоколебима. Я даже ничего вам говорить не буду, он сам все скажет:</text:p>
      <text:p text:style-name="P3">— Все ох*енно! Главное, что хорошо тебе! Вот это самое главное! — он почти плакал.</text:p>
      <text:p text:style-name="P3">И вот на сцену выходит тот самый манипулятивный метод под названием «дабл байнд» (двойное послание). Обратите внимание, что интонация, с которой он это говорит и смысл его слов взаимно противоречат друг другу. Забота и ненависть в одном посыле. Такая ситуация еще называется «тройным клапаном» — два противоположных послания, которые подразумевают еще один подтекст — запрет. Говорит: «главное, что мне хорошо», интонация говорит об обратном, что ему меньше всего хочется, чтоб мне было хорошо, и подтекст — запрет — тебе нельзя идти спать, ты должна извиниться за свое поведение...</text:p>
      <text:p text:style-name="P3"><text:soft-page-break/>— Я не могу с этим спокойно, смириться. — причитал он.</text:p>
      <text:p text:style-name="P3">—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P3">Вы понимаете? Нет? Попробую перефразировать:</text:p>
      <text:p text:style-name="P3">«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 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 Мне даже пришлось выпить успокоительное, так ты меня довела!»</text:p>
      <text:p text:style-name="P3">Очередные его реплики. Без комментариев:</text:p>
      <text:p text:style-name="P3">— Я теперь не могу спать из-за этого. Ты хочешь, чтоб я тебе начал какие-то претензии высказывать? У меня нет никаких претензий!</text:p>
      <text:p text:style-name="P3">— Мне нечего тебе сейчас ответить. Меня это бесит то, что я живу в мире, где мне задают такие вопросы!</text:p>
      <text:p text:style-name="P3">— Ну, раз ты такой счастливый человек, который знает, как себя успокоить в таких ситуациях (его реакция на то, что я легла спать — <text:span text:style-name="_30__20_Text">примеч. авт.</text:span>) — я несчастный, и я не знаю, как мне себя успокоить в таких ситуациях. <text:span text:style-name="_30__20_Text">И уж точно не лицезрением тебя, с</text:span><text:span text:style-name="_30__20_Text">покойно спящей и получившей все свои ответы на свои вопросы</text:span>!!!</text:p>
      <text:p text:style-name="P3">—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P3"><text:soft-page-break/>— Ой... не надо из меня клеить обиженного. Я не обижен! Я взбешен! Я в ярости!!!</text:p>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11" text:outline-level="1"><text:bookmark-start text:name="Glava_22__Gori_v_adu"/><text:s/>Глава 22. Гори в аду <text:line-break/> <text:bookmark-end text:name="Glava_22__Gori_v_adu"/></text:h>
      <text:p text:style-name="P2">Весна покажет кто где срал.</text:p>
      <text:p text:style-name="P7">Автор неизвестен</text:p>
      <text:p text:style-name="Para_20_05"><text:line-break/><text:span text:style-name="Default_20_Paragraph_20_Font"><text:span text:style-name="T1"> </text:span></text:span></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 Просто кто-то еще надеется на то, что сможет скрыть грязь, сможет сделать так, что она не всплывет. Но поверьте моему опыту — всегда все дерьмо всплывает. На то оно и дерьмо.</text:p>
      <text:p text:style-name="P3">Как это было.</text:p>
      <text:p text:style-name="P3">Я решила прибраться. Я люблю это делать под свою любимую музыку. Можно поорать и так веселее. Но колонки были только на компе милого. Так как наши отношения изначально строились на доверии, пароли никто не ставил. Я решила поставить музыку и села за компьютер любимого жениха. Вся моя музыка лежит на одном ресурсе. Я зашла на свою страницу через его профайл,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траницы с музыкой, <text:soft-page-break/>перебросить милому и уже с его профайла пройти по прямой ссылке на нужную мне страницу с моей музыкой. Открываю сообщения и вижу мое сверху и еще одно непрочитанное от некой барышни. Знаете, как в мессенджерах — видна лишь часть последнего сообщения? Вот так и тут. Вот эта часть:</text:p>
      <text:p text:style-name="P3">— А ты сегодня в парадном белье?...</text:p>
      <text:p text:style-name="P3">Как бы так выразиться без матов, чтобы в полной мере передать мое удивление?.. Я очень оооочень очень <text:span text:style-name="_30__20_Text">удивилась</text:span> и была прям в шоке! Но их чат не открыла. Моей целью не было найти что-то. Я слишком самодостаточная в этом плане, чтобы рыться в чужих переписках. А тут такое. Уже второй раз. Но если в первый раз, когда я прочитала его чат, то это, по сути, его рук дело — он не разлогинился с моего девайса, а я даже не знала, что он там залогинен, то сюда я, получается, сама залезла.</text:p>
      <text:p text:style-name="P3">Я напомню, что разговор, тот, который я записала на диктофон был в среду, а сегодня — четверг. Что я делаю — я набираю номер любимого:</text:p>
      <text:p text:style-name="P3">— Привет, слушай, я тут с твоего компа хотела музыку поставить и кое что увидела. А кто такая ТТ (это инициалы той барышни)?</text:p>
      <text:p text:style-name="P3">— Ой, да я ее еще с университета знаю, — сказал он и его ответ сопровождался нервными смешками, — а что?</text:p>
      <text:p text:style-name="P3">— Она тебе сообщение прислала: «А ты сегодня в парадном белье?» Это как понимать?</text:p>
      <text:p text:style-name="P3">— Да ты можешь вообще все прочитать, — он был растерян, и, по видимому, это первое, что пришло ему в голову. В его глупую голову.</text:p>
      <text:p text:style-name="P3">Команда «газы» дана. Я открываю их чат и читаю... Последующий телефонный разговор я тоже записала на диктофон. Точнее его обрывки. Я держалась стойко, но было понятно — это конец. В этой переписке он называл ее своей эротической мечтой, предлагал угостить кофе, обсуждал с <text:soft-page-break/>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 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P3">Да — это были самые болезненные, с самым глубоким чувством, которое я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 По датам было видно, что неделю назад, когда мы ехали отдыхать палатками, она предлагала ему встретиться и он сожалел, что не в городе. Он говорил мне:</text:p>
      <text:p text:style-name="P3">— Что ты придумываешь?! Ты что шуток не понимаешь?</text:p>
      <text:p text:style-name="P3">— Насчет того разговора — ты уверен, что ты мне всю правду рассказал? — задала я встречный вопрос.</text:p>
      <text:p text:style-name="P3">— Да, я уверен, что я сказал тебе всю правду...</text:p>
      <text:p text:style-name="P3">— Серьезно?</text:p>
      <text:p text:style-name="P3">— Серьезно. Что ты такого знаешь, чего не знаю я? — спросил он, и по голосу понятно — он смеется.</text:p>
      <text:p text:style-name="P3">— Что ты трахал двух баб... У тебя есть пару минут, чтобы поменять все пароли...</text:p>
      <text:p text:style-name="P3">И я начала рыть. И нарыла. Еще одна из моих любимых фраз — «Кто ищет, то всегда найдет». Помимо этой переписки, я нашла еще очень много всего интересного: нашла ту девочку, которая мне приснилась — полноватая и <text:soft-page-break/>темноволосая, а нашла я ее в чате с его братом. Он скинул ему ее фотографию со словами «Смотри, какая!». Нашла, уже для жены друга, доказательство его предательства, с датами и отослала ей скриншоты, в то время, как он ночевал у нее, ведь я не пустила его домой.</text:p>
      <text:p text:style-name="P3">Нашла еще пикантный случай, где один его женатый товарищ повествовал о своих похождениях, и там понятно, что за похождения. Кстати, там тоже жена к психологу ходит с проблемами доверия. Она хорошая такая, тоже сильно любит. Ох, боюсь я, эта книга станет началом новых разборок. Но мне все равно. <text:span text:style-name="_30__20_Text">Я готова ответить за все сказанное здесь</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выходил из всей этой ситуации.</text:p>
      <text:h text:style-name="P14" text:outline-level="4">* * *</text:h>
      <text:p text:style-name="P3">Ко мне зашла сестра в гости, как раз когда я еще изучала этот ТэТэшный чат. Она стала свидетелем моих с ним разборок по телефону. Т. к. жена друга частенько к нам забегала, то и она пришла со своей сестрой. К тому моменту, когда они все приш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И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text:soft-page-break/>кемпингом. И это при том, что у нас полгорода знакомых. Мне было неприятно его общество и я ушла в другую комнату, когда он решил присоединиться к нам и покурить.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 Он рассказывал им, что год назад я была не права, и два года назад тоже, что я вообще плохая во всех смыслах и отношениях... И тут внимание — что он меня не любит и никогда не любил!</text:p>
      <text:p text:style-name="P3">Если еще зимой, когда я жила у сестры, она считала, что я испортила эти отношения своей <text:span text:style-name="_30__20_Text">эмоциональностью</text:span>, то сейчас, пересказывая мне этот разговор, она обняла меня и попросила прощение. Он открылся. Его прижали к стенке и он показал свою личину. Всем.</text:p>
      <text:p text:style-name="P3">Ночевал он у жены друга. Он спал, пока я скидывала ей скрины его переписки с ее мужем, свидетельствующие о его предательстве. Мало того, по той переписке было понятно — мой благоверны толкал друга на измену жене. А на утро, когда она его спросила, почему он ей врал, он ответил, что ему нужны были деньги и он боялся, что ее муж не заплатит, если узнает, что из-за него все всплыло. Он тогда спросил у нее:</text:p>
      <text:p text:style-name="P3">— А что бы изменилось?</text:p>
      <text:p text:style-name="P3">— Все! — ответила она, — Совершенно все бы изменилось!</text:p>
      <text:p text:style-name="P3">Все очень просто — материализм. Это главная составляющая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h text:style-name="P14" text:outline-level="4"><text:soft-page-break/>* * *</text:h>
      <text:p text:style-name="P3">На следующий день мне написала ТэТэ на личный номер:</text:p>
      <text:p text:style-name="P3">— Он в панике по поводу происходящего. И я чувствую себя, отчасти, виноватой. Не знаю что именно ты там прочла, но это несерьезно... 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 Ему ведь не все равно... Не возьмусь говорить о высоких чувствах, но то, что не все-равно, это точно.</text:p>
      <text:p text:style-name="P3">— Ты мужу переписку показывала? — я задала ей вопрос.</text:p>
      <text:p text:style-name="P3">— Нет. Я подчищаю переписку, если там нет ничего важного, — ответила она.</text:p>
      <text:p text:style-name="P3">Эх. Что тут скажешь? А много чего. Разберем ее тираду:</text:p>
      <text:p text:style-name="P4">1) И я чувствую себя, отчасти, виноватой.</text:p>
      <text:p text:style-name="P3">Смотрим и любуемся, как замужняя девушка, которая не стеснялась писать «старому знакомому», что «если мне надо подрочить...», говорить с ним об ананизме, никак не отреагировала, когда ее «сиськи» назвали «практичными вещами»... Виноватой перед кем? Перед мужем? Мне она ничего не должна, но тем не менее, она чувствует себя виноватой, но прощение не просит...</text:p>
      <text:p text:style-name="P4">2) 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а она называет мою реакцию на его похождения — местью... Что тут скажешь? Они нашли друг друга. Ведь на словах «причиняя боль любимому <text:soft-page-break/>человеку»... она попыталась сделать виноватой меня, а это его метод, метод манипулятора. И дальше меня пытаются напугать — «собственные горечь и сожаление» — вот чего я, по ее мнению добилась. 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3) 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Оказалось, это он попросил ее написать мне. Мило, не так ли? Он сказал мне: «Я делаю все что могу». Интересно, что бы что? Чтобы все испортить? Неплохо вышло! Но давайте не судить его строго — ведь, как мы знаем, там проблемы посерьезней, чем банальная тупость.</text:p>
      <text:p text:style-name="P3">После этого выпада я попросила о двух вещах — чтоб мне больше не писали его... девочки, и чтоб он на выходных вывез вещи. Под ноль. 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он совсем недавно со мной разговаривал.</text:p>
      <text:h text:style-name="P14" text:outline-level="4">* * *</text:h>
      <text:p text:style-name="P3">Последними его словами мне, сказанными в живую, глядя мне в глаза были:</text:p>
      <text:p text:style-name="P3">— Пошла в п*зду!</text:p>
      <text:p text:style-name="P3"><text:soft-page-break/>У меня даже не йокнуло. Но это было еще не все. Он вывез вещи, и заодно — все деньги, оставив мне сумму, которой едва ли хватит на пару дней на продукты. За поломанные им двери и квартплату с ним договаривалась моя заботливая мама. Конечно, моя гордость не позволила бы ее попросить об этом — это было ее решением.</text:p>
      <text:p text:style-name="P3">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p text:style-name="P3">— Да ты просто самое низкое бл*ть существо!</text:p>
      <text:p text:style-name="P3">— Через месяц, когда ты съ*бешь к *беням бл*ть нах*й из моей жизни из этого дома, из квартиры куда угодно бл*ть хоть в ад провались...</text:p>
      <text:p text:style-name="P3">— Видимо, Каминская, ты его заслуживаешь — <text:span text:style-name="_30__20_Text">вот такого вот уродца, как я</text:span>!</text:p>
      <text:p text:style-name="P3">— Провались в ад бл*ть к дьяволу самому и целуй его в задницу...</text:p>
      <text:p text:style-name="P3">— А я, бл*ть, рад, что ты страдаешь от этой конченой квартиры...</text:p>
      <text:p text:style-name="P3">— У*буй нах*й из моей жизни!</text:p>
      <text:p text:style-name="P3">Да, я записала и этот разговор. Эта запись, как и все остальные, является неопровержимым доказательствам его деструктивности. Для меня. Я никому ничего не доказываю — только себе. Я не сумасшедшая! Я все делала правильно! Я — хорошая, а не ничтожество, которое он хотел из меня слепить своей «любовью».</text:p>
      <text:h text:style-name="P14" text:outline-level="4"><text:soft-page-break/>* * *</text:h>
      <text:p text:style-name="P3">На следующее утро он прислал следующее:</text:p>
      <text:p text:style-name="P2">«Прости что нагрубил и наговорил гадостей. Я уже сам не ведаю что творю. Но не провоцируй меня, пожалуйста.</text:p>
      <text:p text:style-name="P2">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2">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 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 Я не обманывал тебя. Ты просто хотела услышать не то, о чем спрашивала.»</text:p>
      <text:p text:style-name="P3">Ну что, разбираем?</text:p>
      <text:p text:style-name="P4">1) Прости что нагрубил и наговорил гадостей.</text:p>
      <text:p text:style-name="P3">Прекрасное начало, но...</text:p>
      <text:p text:style-name="P4">2) Я уже сам не ведаю что творю.</text:p>
      <text:p text:style-name="P3">Мы тут же стремимся оправдаться, что «перечеркивает» предыдущее его, так называемое, извинение. Попытка вызвать жалость. К тому же:</text:p>
      <text:p text:style-name="P4">3) Не провоцируй меня, пожалуйста.</text:p>
      <text:p text:style-name="P3">Все таки нет, не чувствует он вины, о чем свидетельствует это его обвинение. Да, это именно обвинение — ты меня спровоцировал, поэтому я, не ведая что творю, наговорил тебе гадостей.</text:p>
      <text:p text:style-name="P4"><text:soft-page-break/>4) Прости миллион раз, я столько гадостей наговорил, что ненавижу себя. Я сомневался миллион раз после ссор, но я бы не позволил себе интриг у тебя за спиной.</text:p>
      <text:p text:style-name="P3">Выглядит очень искренне, не так ли? Он ненавидит себя. Ему очень плохо. У него были сомнения. Сомнения в отношениях — это очень плохо. Но что это были за сомнения? Я заботилась о нем. Любила его. Боготворила его. Я его ждала целыми днями и ругались мы, чаще всего, из-за того, что его не было рядом. Из-за того, что я была вторая всегда и во всем...</text:p>
      <text:p text:style-name="P3">У него были сомнения — во мне? В моей преданности? В моих чувствах к нему? Ему нужен был тыл, поддержка — так он мне всегда говорил, когда ему нужно было меня подвинуть, а я протестовала. Я всегда делала недостаточно и недостаточно хорошо, что и породило, стало быть, его сомнения... Недостаточно тихо сидела, недостаточно умной и красивой была, недостаточно уступчивой, недостаточно покорной... И вот сейчас он мне об этом говорит. Даже прося прощение «миллион раз» — продолжает меня обвинять.</text:p>
      <text:p text:style-name="P3">Но, даже не смотря на эти сомнения, он бы не позволил интриг! Он бы ни-ког-да так не поступил — говорит он в этом сообщении, но ведь позволил же: университетская подруга, одноразовые девочки с сайтов знакомств, ТТ... Это те его интриги, о которых я знаю, которые он бы, по его словам — <text:span text:style-name="_30__20_Text">себе не позволил</text:span>. Я не включаю в книгу остальные — неподтвержденные доказательства его действия. Мне, в принципе и этого достаточно. Он знает, что я знаю достаточно. Но, при этом, не унимается и продолжает манипулировать. «Я бы никогда не позволил...» и дальше по тексту то, что уже случилось, то, о чем я уже знаю!.. Еще одна попытка отрицания своей причастности к своим деструктивным действиям.</text:p>
      <text:p text:style-name="P4"><text:soft-page-break/>5) И, когда сомнения ушли, я понял, чего хочу и сделал предложение.</text:p>
      <text:p text:style-name="P3">Сомнения ушли... Куда-то подевались. Встали и вышли в окно его вакуума из его пустого сердца. И он решил сделать меня его женой. Я же, не смотря ни на что, была с ним. Вопреки. Просто так. Любила не за что-то, а просто так. Заботилась, не прося награды, мне просто был нужен он. А он об этом знал. Погуляв по одноразкам два месяца, он понял, что:</text:p>
      <text:p text:style-name="P2">«Такие, как я со своим благородством не доживают до этапа свадьбы, ибо такую дуру, как Яна, которая будет согласна топать дальше — х*й найдешь ))»</text:p>
      <text:p text:style-name="P4">6) Но эта чертова ТТ и переписка... И вот больше ты мне не веришь.</text:p>
      <text:p text:style-name="P3">«Чертова»... Абьюзеры, как я уже писала, так и относятся к женщинам — как к вещам. Это неодушевленные предметы. Они есть — хорошо. Нет их — тоже хорошо. Психопаты все делают для видимости. Когда речь заходит о новых или параллельных отношениях, для них это всего лишь точка доступа к новому инструменту для манипуляций с целью собственной материальной, моральной, психической выгоды и удовлетворением своего больного либидо.</text:p>
      <text:p text:style-name="P3">И вот результаты такого отношения, такие, как разочарование жертвы, появившееся недоверие <text:span text:style-name="_30__20_Text">их расстраивает</text:span>. Они тут же надевают маску «жертвы» и сожалеют, НО не о том, что наделали, а о том, что им не верят. Но и это тоже видимость, созданная, чтобы вызвать жалость.</text:p>
      <text:p text:style-name="P4">7) Прости. Ты очень хорошо умеешь выводить меня из равновесия.</text:p>
      <text:p text:style-name="P3">Эта фраза говорит об одном — прости меня, но ты не права. Протесты жертвы — иррациональное незаслуженное поведение для абьюзеров. Какими бы ни были причины <text:soft-page-break/>такого поведения, виноватым будет не агрессор, а его жертва — в его интерпретации. Он не чувствует и не почувствует никогда своей вины, не признает своих ошибок. Он — Всегдаправ и будет продолжать обвинять и упрекать пострадавшего от своих деструктивных действий.</text:p>
      <text:p text:style-name="P4">8) Ты так громко ругалась от этого всего и все эти разговоры о тряпке и о немужике — это невероятно демотивирует.</text:p>
      <text:p text:style-name="P3">Неа. Есть запись. Я держалась стойко. Я была в шоке, но не горячилась. На протяжении всех отношений я, как и все жертвы таких отношений, старалась прощать, старалась понять — оправдывать своего мучителя.</text:p>
      <text:p text:style-name="P3">Когда он покинул компанию своего друга еще пару месяцев назад, я уговаривала его не устраиваться на работу. Привести нервы в порядок от того напряженного графика, в котором он проработал несколько месяцев. Но...</text:p>
      <text:p text:style-name="P3">Вместо того, чтобы попросить прощение у меня лично, он попросил ТэТэ за него это сделать, спрятался за не совсем умной, не честной перед своим мужем, и, стало быть — недостойной его, барышней... Да, я назвала его тряпкой, потому что нет в нем силы воли и достоинства самому решить проблему, он снова пытается это сделать чужими руками... Но...</text:p>
      <text:p text:style-name="P3">По его словам, снова виновата я — я его демотивирую... Тут все.</text:p>
      <text:p text:style-name="P4">9) Я понимаю, что тебе больно. Я недостаточно внимателен. Рассеян и позволяю то, чего не должен.</text:p>
      <text:p text:style-name="P3">Он понимает — впечатляет. Жаль, что лишь на словах. Все его действия, описанные мною в этой книге,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P4"><text:soft-page-break/>10)Твоя реакция настолько ужасна, ты не представляешь, как с тобой трудно справиться.</text:p>
      <text:p text:style-name="P3">Все-равно, милая, ты не права. — говорит он мне. — Все равно ты неадекватна в своих реакциях на мои «незначительные» оплошности. Ты сложная, а не я. Ужасна твоя реакция, а не мои действия... Ты не представляешь, какой тяжелой ты оказалась жертвой для меня, ведь спустя столько времени моих упорных попыток «задавить» твою психику, ты все еще не поддаешься полному моему контролю, я все еще не могу с тобой справиться, поставить тебя «на место»...</text:p>
      <text:p text:style-name="P4">11) Я не обманывал тебя.</text:p>
      <text:p text:style-name="P3">Тут добавить нечего...</text:p>
      <text:p text:style-name="P4">12) Ты просто хотела услышать не то, о чем спрашивала.</text:p>
      <text:p text:style-name="P3">Ну и в завершение, наконец-то, правда: Я всегда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3">Давайте вспомним мой вопрос: «Есть ли что-то, что я должна знать?..» По его словам — нет — я ничего не должна знать, понимаете?</text:p>
      <text:p text:style-name="P3">Все что я услышала, а там сорок минут разговора... Все эти маты, вместо извинений, вся эта отчаянная жестокость.... а потом его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и внутренней пустоты.</text:p>
      <text:p text:style-name="P3">Да, я выпила успокоительное, и на следующий день, от бессилия, так и не смогла пойти на работу. 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text:soft-page-break/>меня, но у меня совершенно не было сил. Все что я услышала было моей победой, но он, как зверь, загнанный в клетку, на прощение искусал мою бедную уставшую душу. Я раскисла. Я устала. Я ничего не хотела. И я снова вызвала скорую...</text:p>
      <text:h text:style-name="P11" text:outline-level="1"><text:bookmark-start text:name="Glava_23__Zdorova_"/><text:s/>Глава 23. Здорова! <text:line-break/> <text:bookmark-end text:name="Glava_23__Zdorova_"/></text:h>
      <text:p text:style-name="P3">Мне было очень тяжело осознавать все это, осознавать, что это происходит со мной. Я себя жалела. Да, теперь я имела полное право себя жалеть. Теперь мне никто не запрещал плакать и чувствовать, и чувства прорвались наружу из долгого своего заточения. Я знала, что его отношение ко мне незаслуженно. Я не понимала, что он просто неизлечим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Растерзанную в кровь, покалеченную душу. Я села в скорую, меня привезли в лечебницу, поснимали с меня все пирсинги, забрали сигареты и зажигалки, вручили мне пластиковую кружку и положили в отделение для душевно больных.</text:p>
      <text:p text:style-name="P3">Моя врач провела со мной беседу, в ходе которой я рассказала о том, что я здесь по своей воле, что, как мне кажется, я сошла с ума. Что мне нужна помощь. Что у меня есть вопросы, но самостоятельно мне очень тяжело их найти. Я обессилена. Я была похожа на приведение той меня, которая была раньше. Худая, впалое лицо, поникшие глаза... Я постарела за эти пару дней, я поседела еще больше, но я остро хотела выйти из этого состояния. Я знала, что я там, <text:soft-page-break/>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 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ее путь привел ее в угол, и бежала обратно, натыкаясь на еще один угол. Была девочка, у которой физиология такая, что ее живот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 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 Было не по себе. Много несчастных душ я встретила там. Но я видела, что я от них отличаюсь, и, стало быть — мне там не место.</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 Я просила, спрашивала, уточняла, но мне <text:soft-page-break/>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P3">На восьмой день <text:span text:style-name="_32__20_Text">заключения</text:span> лечения 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 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 Кажется так, да? — 3 года... Всего-то! Но если посчитать, то это 36 месяцев, это около 1000 дней. Около 25 920 часов.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Как и я хотела, будучи убежденной, что у меня проблемы психического характера.</text:p>
      <text:p text:style-name="P3"><text:soft-page-break/>Многие жертвы подвергаются помимо давления и насилия, еще одному фактору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в то время, как сами манипуляторы не упускают момента, чтобы позлорадствовать над раненой душой.</text:p>
      <text:p text:style-name="P3">Мои друзья рассказали мне реакцию моего бывшего парня, когда он узнал, что я лежу в лечебнице для душевно больных. Он смеялся и сказал, что т<text:span text:style-name="_30__20_Text">ам мне самое место</text:span>, давно пора было... Ему это здорово подняло настроение. Странно, но я не могу вспомнить, чтоб он когда-то так искренне радовался каким-то простым вещам. Нет, помню:</text:p>
      <text:p text:style-name="P3">— Что, ручки из жопы?</text:p>
      <text:p text:style-name="P3">Или:</text:p>
      <text:p text:style-name="P3">— О, продолжай! Я же говорил, что ты неадекватная... — повторял он, снимая на камеру доведенную меня до состояние сумасшествия...</text:p>
      <text:h text:style-name="P14" text:outline-level="4">* * *</text:h>
      <text:p text:style-name="P3">Потом я получила его поздравление с днем рождения, которое начиналось со слов: «Ну шо, кобыла...» Это было весело. Не знаю, правильно ли я сделала, или нет, но я <text:soft-page-break/>запостила скриншот этого поздравления. После чего, тут же, получила фидбек:</text:p>
      <text:p text:style-name="P2">«Ахах! И это запостила! Тебя даже дурка не исправит, ты просто безнадежна.</text:p>
      <text:p text:style-name="P2">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3">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P2">«Это письмо не начнется со слова я или со слова ты или даже мы. И тут не будет ни обращений ни гадостей.</text:p>
      <text:p text:style-name="P2">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2">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Почему нельзя проститься? Разойтись? Сколько еще нужно крови? Очень хочется чтоб это закончилось. 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2">P.S.: Если цель это продолжать приносить боль или унижение или оскорбление, это тоже выбор. Если это так, <text:soft-page-break/>хотелось бы об этом знать. Тогда покой наступит хотя бы с этой стороны.</text:p>
      <text:p text:style-name="P2">P.S.: Прости, что обозвал.</text:p>
      <text:p text:style-name="P2">С прошедшим тебя. Будь счастлива.»</text:p>
      <text:p text:style-name="P3">Ну, поехали:</text:p>
      <text:p text:style-name="P4">1) 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получают удовлетворение, что и делает их счастливыми. 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 Совершенный когнитивный диссонанс — «Шо, кобыла...» и «...каждый понимает, что хочет просто быть счастливым.»</text:p>
      <text:p text:style-name="P4">2) Можно очень многое сказать об ошибках. Они продолжают допускаться уже за пределами ситуации.</text:p>
      <text:p text:style-name="P3">О чьих ошибках? Кто их допускает? Что сказать-то?...</text:p>
      <text:p text:style-name="P4">3)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3">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 Я решила, пусть все <text:soft-page-break/>это видят. Ведь он считает свое поведение нормальным. Ну так, зачем прятаться в моей личке — айда на <text:span text:style-name="_32__20_Text">сцену</text:span> стену!</text:p>
      <text:p text:style-name="P4">4) 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4">5) 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 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4">6) 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 Зачем писать мне оскорбления, а потом вот это? У меня слишком много вопросов...</text:p>
      <text:p text:style-name="P4">7) Все хотят идти дальше и жить счастливо. Почему этого просто не сделать?</text:p>
      <text:p text:style-name="P3">Ну вот да! Почему? Что мешает? Точка была поставлена, так зачем напоминать о себе? Зачем эти гадости?</text:p>
      <text:p text:style-name="P4">8)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text:soft-page-break/>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text:p>
      <text:p text:style-name="P4">9) 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 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мои отношения. Я считаю, что всего этого вполне достаточно, ведь это мой пережитый опыт, подробно описанный в примерах и объяснениях. Добавить мне больше нечего.</text:p>
      <text:h text:style-name="P11" text:outline-level="1"><text:bookmark-start text:name="Glava_24__Prichiny_manipuliatsii"/><text:s/>Глава 24. Причины манипуляции <text:line-break/> <text:bookmark-end text:name="Glava_24__Prichiny_manipuliatsii"/></text:h>
      <text:p text:style-name="P3">Психопатом может быть кто угодно — родители, бабушки и дедушки, коллеги и начальники, мужья и жены. Каждый из описанных здесь методов имеет серьезное влияние и оказывает сильное воздействие на психику жертвы. При этом, отличить психопата от нормального <text:soft-page-break/>человека путем не психологического анализа сложно или невозможно.</text:p>
      <text:p text:style-name="P3">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 Осознанны эти действия, или нет, сейчас не важно. Это вопрос, на который могут ответить только специалисты данной области, коим я не являюсь.</text:p>
      <text:p text:style-name="P3">Существует две причины психопатии личности:</text:p>
      <text:p text:style-name="P3">● врожденная патологическая особенность развития нервной системы;</text:p>
      <text:p text:style-name="P3">● приобретенная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p text:style-name="P3">В независимости от особенностей развития, психопатия всегда обусловлена нарушением функции головного мозга. Психопатам свойственна инфантильность (незрелость психики), необоснованная мстительность, патологическая/намеренная глупость и слабоумие, а также неразвитость чувственно-понятийной сферы. 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3">К счастью, есть условия, при которых существует возможность коррекции и сглаживания симптомов психопатологии личности. Однако, судя по информации из различных источников, полного избавления от этого недуга <text:soft-page-break/>быть не может.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из неправильного воспитания. 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h text:style-name="P14" text:outline-level="4">* * *</text:h>
      <text:p text:style-name="P3">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P3">— Будешь баловаться, мы тебя этому дяде отдадим/сдадим в полицию/папу позову и он тебя накажет...</text:p>
      <text:p text:style-name="P3">Другими словами — это воспитание страхом без обьяснений, почему так делать нельзя или нужно. Такой подход развивает в ребенке неуверенность в правильности собственных действий.</text:p>
      <text:p text:style-name="P3">— Нельзя.</text:p>
      <text:p text:style-name="P3">— Не плачь.</text:p>
      <text:p text:style-name="P3">— Ты должен.</text:p>
      <text:p text:style-name="P3"><text:soft-page-break/>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 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 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P3">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3">Желания ребенка игнорировались, потребности и склонности не принимались во внимание.</text:p>
      <text:p text:style-name="P3">— Мама лучше знает...</text:p>
      <text:p text:style-name="P3">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3">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text:soft-page-break/>манипуляции другими, что избавляло его от приложения усилий для достижения собственных целей. 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3">На все эти признаки агрессии, родители отвечали — арг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 Но, при этом, такие меры развили в нем негативную ассоциацию с любым вольным собственным решением или поведением.</text:p>
      <text:p text:style-name="P3">Любые проступки и ошибки ребенка сопровождались постоянными замечаниями и сравнениями.</text:p>
      <text:p text:style-name="P3">— У всех дети, как дети, а у нас…</text:p>
      <text:p text:style-name="P3">— Почему Петя/Маша могут, а ты нет?</text:p>
      <text:p text:style-name="P3">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старался не быть собой. 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P3">— Ты получил/а пять по математике? Хорошо, НО ЕСЛИ БЫ ТЫ ЕЩЕ и по английскому пять получил/а... — часто слышал ребенок от своих воспитателей.</text:p>
      <text:p text:style-name="P3">Он не верил в свои силы и искал опору в окружающих, зачастую у самых близких ему людей — родителей. Любые неудачи очень болезненны в дест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text:soft-page-break/>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 Но неуверенность остается, что заметно по напряженности и нервозности при различных сложных обстоятельствах.</text:p>
      <text:p text:style-name="P3">— Мы думали, что ты справишься...</text:p>
      <text:p text:style-name="P3">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3">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 Эта потребность становится патологической. Результаты достигаются любыми, как правило, аморальными, беспринципными, жесткими методами. Отсюда и склонность к самооправданию. Нужно скрыть свою жажду быть важным, нужным и способным в глазах близких.</text:p>
      <text:p text:style-name="P3">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 Он становится совершенно неспособным позаботиться о себе, обеспес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text:soft-page-break/>живет, например, за счет пенсии своих стареньких родителей, все еще упрекающих его за ущербность.</text:p>
      <text:p text:style-name="P3">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h text:style-name="P14" text:outline-level="4">* * *</text:h>
      <text:p text:style-name="P3">Не исключено, что в детстве эт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text:p>
      <text:p text:style-name="P3">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 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P3"><text:soft-page-break/>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 text:style-name="_30__20_Text">он</text:span>, но, к сожалению — не знает как. Ведь все решала заботливая мама или строгий папа. 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3">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 Для него это норма, ведь он так вырос.</text:p>
      <text:h text:style-name="P14" text:outline-level="4">* * *</text:h>
      <text:p text:style-name="P3">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p text:style-name="P3">— Мы папе не скажем...</text:p>
      <text:p text:style-name="P3">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text:soft-page-break/>предателем папы. Он находился в постоянном в напряжении.</text:p>
      <text:p text:style-name="P3">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 Как бы то ни было, доверие для абьюзера это закрытая область взаимоотношений с окружающими людьми.</text:p>
      <text:p text:style-name="P3">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 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кукловода пляшут послушные марионетки.</text:p>
      <text:h text:style-name="P14" text:outline-level="4">* * *</text:h>
      <text:p text:style-name="P3">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3"><text:soft-page-break/>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 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3">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3">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3">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 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text:soft-page-break/>самостоятельного познания окружающего мира и давление, как отмена эмоций и ощущений — либо наказание.</text:p>
      <text:p text:style-name="P3">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3">— Ты должен уметь постоять за себя...</text:p>
      <text:p text:style-name="P3">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P3">— Сегодня не куплю — завтра куплю...</text:p>
      <text:p text:style-name="P3">И на следующий день те же обещания. Ребенку приходилось ждать нужного «завтра», что могло спровоцировать в нем развитие нервозности и непослушания. 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h text:style-name="P14" text:outline-level="4">* * *</text:h>
      <text:p text:style-name="P3"><text:soft-page-break/>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 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P3">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 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P3">— Ты не ценишь меня.</text:p>
      <text:p text:style-name="P3">— Ты не любишь меня.</text:p>
      <text:p text:style-name="P3">— Тебе со мной не интересно...</text:p>
      <text:p text:style-name="P3">И обида. Мама надевает «лицо», хватается за сердце, демонстративно приходит в уныние со словами:</text:p>
      <text:p text:style-name="P3">— Родители не вечны...</text:p>
      <text:p text:style-name="P3">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 Знаете, это как <text:span text:style-name="_32__20_Text">в жопу без м</text:span><text:span text:style-name="_32__20_Text">ыла</text:span> в душу без стука. Ребенок должен знать, что его родители — самые преданные ему люди, самые верные и надежные друзья, но в деструктивных семьях, родители — <text:soft-page-break/>это авторитетные, строгие, убежденные люди, которых не заботит ничего, кроме собственных переживаний.</text:p>
      <text:p text:style-name="P3">Они не интересовались жизнью ребенка, потому, что для них это важно. Им было просто интересно. И, в случае, когда ребенок все-таки открывался и завязывался диалог, родители придирались, демонстрируя разочарование. 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 Получил пять по математике — нужно еще и по географии пять. Получил тройку — бестолочь, в кого ты у нас такой. Прибежал на физкультуре вторым из всех начальных классов — почему не первый? И так можно перечилсять до безконечности.</text:p>
      <text:p text:style-name="P3">Это не воспитание, это не обучение. Таким образом они не делились своим опытом, не объясняли причинно-следственную связь. Они констатировали свое мнение, не более, не менее, причиняя ребенку душевную боль. И даже не подозревали об этом. Он не прав, и родителям наплевать — вот что понимал ребенок после таких «душевных» разговоров.</text:p>
      <text:p text:style-name="P3">Если же повествование о своей жизни шло со стороны родителей, то менее болезненным оно не становилось. Это ребенка обязывало и возлагало на него ответственность. 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3">Такое воспитание привязало ребенка к родителям очень крепко. Уйти во взрослую жизнь от таких родителей бывает крайне сложно.</text:p>
      <text:p text:style-name="P3"><text:soft-page-break/>— Мы — твои друзья, а друзей не бросают...</text:p>
      <text:p text:style-name="P3">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 Отсюда хронические безденежье, бросание университета, алкоголь, наркотики... Разумеется, все это делает человека несамостоятельным и неспособным обойтись без родителей.</text:p>
      <text:p text:style-name="P3">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 Если плохо ему, он не расскажет, из-за чего, он продемонстрирует — как ему плохо, он ни за что не разрешит постороннему человеку лезть в его голову и наругает при любой попытке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3">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P3">— Нравится мальчик? Не говори подружкам — отобъют...</text:p>
      <text:p text:style-name="P3">— Петя не пошел с тобой гулять? Стало быть тренировка/уроки ему важнее друзей...</text:p>
      <text:p text:style-name="P3">— Это тот Петя, который во втором классе тебе подножку подставил?...</text:p>
      <text:p text:style-name="P3">Дружба для ребенка — важная часть взросления. Друзья — первые близкие люди, которых ребенок выбирает сам, но при таком воспитании вырабатывается недоверие. <text:soft-page-break/>Зависимость, отчужденность, безинициативность в общении — вот какими качествами ребенка наградило такое воспитание.</text:p>
      <text:h text:style-name="P14" text:outline-level="4">* * *</text:h>
      <text:p text:style-name="P3">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 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3">Такое поведение родителей воспитывает в ребенке скупердяя, а человек, жадный на прояления любви, помощи и щедрости, обычно и на чувства скуп. Для него это драгоценные ресурсы, неоправданы и тяжелы в их возобновлении. 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3">Итак, я постаралась описать самые важные причины развития у ребенка психофизических отклонений. К сожалению, довольно часто оказывается, что сам человек не виноват в своей жестокости по отношению к близким. 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text:soft-page-break/>родителей и проявление его к окружающим, убеждая себя, что это норма.</text:p>
      <text:p text:style-name="Para_20_05"><text:line-break/><text:span text:style-name="Default_20_Paragraph_20_Font"><text:span text:style-name="T1"> </text:span></text:span></text:p>
      <text:h text:style-name="P11" text:outline-level="1"><text:bookmark-start text:name="Glava_25__Priznaki__priiemy_i_protivosto"/><text:s/>Глава 25. Признаки, приемы и противостояние манипуляции <text:line-break/> <text:bookmark-end text:name="Glava_25__Priznaki__priiemy_i_protivosto"/></text:h>
      <text:p text:style-name="P1"><text:bookmark text:name="TOC_idm139828799964592"/></text:p>
      <text:p text:style-name="P3">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Во-вторых, есть, как вы уже поняли, целый ряд аспектов деструктивного поведения, и все они зависят друг от друга и взаимосвязан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 Несомненно вы любите этого человека, но вы должны понимать, что он вас — нет. Не потому, что вы плохи или некрасивы, или глупы, как вам внушали очень долго. Нет. Этот человек не умеет любить. Ему нечем.</text:p>
      <text:p text:style-name="P3">Помните, я говорила о нарушенной пропорциональности черт характера? К сожалению, в душе этого человека отсутствуют некоторые понятия. Он это <text:soft-page-break/>понимает, пытается спрятать, н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 Это его рок. Простить такого легко, если понять, что он всю жизнь будет несчастным.</text:p>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3">Пока я писала эту главу, я очень сильно нервничала. Мне было сложно размышлять над советами, как себя вести, если вы вдруг заметили подобного рода отношение к себе со стороны близкого вам человека.</text:p>
      <text:p text:style-name="P3">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19" text:outline-level="2"><text:bookmark-start text:name="Pochiemu_ia_"/><text:s/>Почему я? <text:line-break/> <text:bookmark-end text:name="Pochiemu_ia_"/></text:h>
      <text:p text:style-name="P3">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 Все что он делал, говорил, его поведение и отношение к жизни, его <text:soft-page-break/>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 Нет смысла перечислять все уже перечисленное, чтобы понять — вы не абы кто с улицы, а самодостаточная и интересная личность.</text:p>
      <text:p text:style-name="P3">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 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е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3">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Все просто.</text:p>
      <text:p text:style-name="P3">Мы обречены быть с людьми, которые нам ровня. Профессор психологии из университета Аризоны Дуглас <text:soft-page-break/>Кенрик провел эксперимент, который показал, что все мы выбираем себе партнера по уровню привлекате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 Однако абьюзер объективно не может позиционировать себя в обществе. Он демонстрирует сходство с объектом, который его заинтересовал, чем и цепляет его внимание. 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 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P3">Абьюзер выбирает в жертвы личность, <text:span text:style-name="_30__20_Text">которой хотел бы быть сам</text:span>. Но зависть не дает ему спокойно смотреть, как хорошо идут ваши дела, как вы счастливы, поэтому, вскоре, он начнет воздействовать на вас, <text:span text:style-name="_30__20_Text">делая из вас — такого же, как он</text:span>. Он сомневается в своей нормальности, и вас заставит <text:soft-page-break/>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по отношению к себе.</text:p>
      <text:p text:style-name="P3">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3">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 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h text:style-name="P14" text:outline-level="4">* * *</text:h>
      <text:p text:style-name="P3">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3"><text:soft-page-break/>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 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 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P3">— Ты просто его не знаешь! — ответила я.</text:p>
      <text:h text:style-name="P14" text:outline-level="4"><text:soft-page-break/>* * *</text:h>
      <text:p text:style-name="P3">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 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P3">Давайте вспомним ранее описанный диалог, где я задаю своему бывшему парню вопрос:</text:p>
      <text:p text:style-name="P3">— Есть ли что-то, что я должна знать?..</text:p>
      <text:p text:style-name="P3">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P3">— Ты вокруг меня плетешь какую-то западню...</text:p>
      <text:p text:style-name="P3">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p text:style-name="P3">— Я ничего такого не делал...</text:p>
      <text:p text:style-name="P3">— Каждый справляется с болью по разному...</text:p>
      <text:p text:style-name="P3">— Я был на четырех свиданиях...</text:p>
      <text:p text:style-name="P3">— Да, я трахаться хотел...</text:p>
      <text:p text:style-name="P3"><text:soft-page-break/>Чуть больше часа + одинаковые вопросы = море информации — вот такой прекрасный метод узнать правду.</text:p>
      <text:p text:style-name="P3">Вот и получается первый совет по противостоянию лжи и ложности в поведении:</text:p>
      <text:p text:style-name="P3">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h text:style-name="P14" text:outline-level="4">* * *</text:h>
      <text:p text:style-name="P3">Но что же делать, если ваш партнер, все-таки, ответил вам прямо и быстро, легко и непринужденно? 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 Он от вас прячется. Он с вами не искреннен. Запомните это. Зафиксируйте в памяти, ведь так будет происходить каждый раз, когда он вас обманывает.</text:p>
      <text:p text:style-name="P3">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 И 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от которых я не <text:soft-page-break/>чувствую опасности, я могу смотреть в глаза. С остальными немного сложнее. 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P3">Человеческая психика, в принципе, является сложнейшим для понимания механизмом. Дать точное описание его работы, подчинить каким-то индивидуальным законам и принципам отдельной личности — невозможно. 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про собственные действия знать не можем, не говоря о чужих.</text:p>
      <text:p text:style-name="P3">Если речь идет о малознакомом человеке, то это лишь предположение, но говоря о человеке, которого мы знаем, мы, обычно, пытаемся предугадать. Мы знаем, как он себя ведет, и — удивляемся, если наши ожидания неоправдываются. Так мы можем знать по поведению близкого, что что-то неординарное произошло в его жизни, ведь его поведение тоже неординарное. Но, говоря о человеке малознакомом, мы и представления не имеем, что он из себя представляет. Ну, может быть имеем, но лишь невнятное.</text:p>
      <text:p text:style-name="P3">Поэтому, говорю вам, не доверяйте посторонним. Это может быть кто угодно с совершенно неожиданными намерениями. Ведите себя ровно, не открывайтесь на все сто. Будьте искренни, но не открывайте душу, секреты или, чего лучше — доступ к важным сведениям или денежным средствам. Вам нужно быть осторожными, но и параноиком становиться не стоит. Люди могут быть очень жестокими, <text:soft-page-break/>но, в большинстве своем — добрые и не заслуживают звания негодяев и подлецов.</text:p>
      <text:h text:style-name="P14" text:outline-level="4">* * *</text:h>
      <text:p text:style-name="P3">Говоря на безопасные темы, абьюзер, возможно, будет смотреть вам в глаза. Возможно? Да, абьюзер редко смотрит в глаза. 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 Итак, если вы чувствуете, что вам демонстрируют свою честность, то, скорее всего, ваш собеседник лжет.</text:p>
      <text:p text:style-name="P3">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P3">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 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 Понятно, что вы не будете его бить по шее, но мама в детстве так и делала, когда он нашкодит, поэтому он ее прячет.</text:p>
      <text:p text:style-name="P3"><text:soft-page-break/>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 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P3">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 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ъезный вред психическому здоровью жертвы, имея эксплутационый характер.</text:p>
      <text:p text:style-name="P3">Поэтому, я считаю, что всем необходимо обращать внимание на элементарные аспекты поведения окружающих нас людей, оссобенно тех, кого мы собираемся поспустить к себе ближе, чем на «расстояние вытянутой руки». Ради нашего же психологического спокойствия.</text:p>
      <text:h text:style-name="P14" text:outline-level="4">* * *</text:h>
      <text:p text:style-name="P3">Вы не подумайте, я не имею сейчас в виду, что вы должны проверять всех, с кем общаетесь. Нет. Просто обращайте внимание, как человек ведет себя в комфортной <text:soft-page-break/>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 Так гораздо легче понять, что вами манипулируют.</text:p>
      <text:p text:style-name="P3">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 Лжец трет глаза, так как они пересыхают от волнения, или поя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 Человек, <text:span text:style-name="_30__20_Text">вспоминая</text:span>,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чиков.</text:p>
      <text:p text:style-name="P3">Человек, который <text:span text:style-name="_30__20_Text">пытается придумать</text:span>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text:soft-page-break/>пришло в голову и не посмотрит на вас, когда придумает. Он спрячет от вас взгляд, но будет стараться говорить как можно убедительнее, расссуждая и анализиру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стороны. Не слушайте — смотрите, ведь он говорит «Нет». 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3">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 Словите этот момент. Скажите ему, что вы не хотите называть его лжецом, но его слова делают это за вас.</text:p>
      <text:p text:style-name="P3">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P3">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 Ничего говорить не надо! Он сам все скажет. Он будет в шоке. Он начнет объяснять <text:span text:style-name="_30__20_Text">не все свои слова, а только ложь</text:span>, недоумевая, чему именно вы не поверили, ведь он все так хорошо продумал.</text:p>
      <text:h text:style-name="P14" text:outline-level="4"><text:soft-page-break/>* * *</text:h>
      <text:p text:style-name="P3">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незаметно, но я обратила на это внимание, а потом он спросил:</text:p>
      <text:p text:style-name="P3">— Что ты знаешь? — и его голос слегка дрожал. Очевидно, что он пытался скрыть волнение.</text:p>
      <text:p text:style-name="P3">И звучало это, как: «Что <text:span text:style-name="_30__20_Text">именно</text:span> ты знаешь?» Конечно, я ничего ему не выдала тогда. Если честно, то я очень сглупила — я еще не знала всего того, о чем сейчас пишу и действовала неосознанно. 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 Тогда я прижала его к стенке и сама же отпустила его.</text:p>
      <text:p text:style-name="P3">30 секунд гробового молчания могут воздействовать, как очень сильное психологическое давление, оссобенно, когда лжец понимает, что его раскусили. Он начинает паниковать. Это выражается в его резком напряженном потухании. Он уже говорит осторожнее — фильтрует каждое слово, 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P3">Я не додавила, наверное потому, что боялась ее услышать, правду, и разговор закончился. В самый последний момент, когда я была так близка, я спустила все <text:soft-page-break/>на нет. Но, я не сожалею об этом, ведь уже на следующий день я сама все узнала совершенно случайно. Но вам я советую не делать таких ошибок. 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P3">Но мне повезло. 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h text:style-name="P14" text:outline-level="4">* * *</text:h>
      <text:p text:style-name="P3">Итак, мы поняли, что первое, что нужно сделать, если вы заметили, что человек демонстрирует вам сходство между вами, обратить внимание на его поведение, разузнать, искренен ли он, либо же всячески соглашается с вами, изображая искренность. Это своего рода игра такая.</text:p>
      <text:p text:style-name="P3">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 В нашей «семье» в таких случая звучало: «В смысле?» с откровенным удивлением на лице моего парня.</text:p>
      <text:p text:style-name="P3">Затем он может и это обернуть в свою пользу и попытаться вызвать в вас чувство вины за «такие» мысли:</text:p>
      <text:p text:style-name="P3">— Как ты могла такое обо мне подумать?!</text:p>
      <text:p text:style-name="P3">В этот момент он разыграет роль жертвы вашего «беспричинного» недоверия. Он надавит на вашу совесть и <text:soft-page-break/>попытается разузнать, с чего вы взяли, что он лжет. 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P3">Это будет сопровождаться обвинениями и упреками.</text:p>
      <text:p text:style-name="P3">— Как тебе не стыдно так думать про меня?!</text:p>
      <text:p text:style-name="P3">Готовьтесь к тому, что он начнет вспоминать ваши грехи, и, вместо того, чтобы объясниться перед вами, начнет упрекать вас в чем-то, что, скорее всего, совершенно не относится к делу. Выслушайте его молча и не вздумайте оправдываться перед ним, так как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 Поверьте мне на слово — это будет полный бред. Он вам ни к чему.</text:p>
      <text:p text:style-name="P3">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P3">Или же он попытается рассуждать, основываясь на общеизвестные манеры поведения или мнения великих людей:</text:p>
      <text:p text:style-name="P3">— ...Говорят, что женщины не способны признать мужскую полигамность...</text:p>
      <text:p text:style-name="P3">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text:soft-page-break/>использовано против вас» (С). Он постарается опровергнуть любое ваше слово, прицепившись к нему, даже если вы уверены, что ко всему, что вы сейчас хотите сказать — не прицепиться. Поверьте, он сделает все, чтобы уйти от разговора. Ответьте ему что-то вроде:</text:p>
      <text:p text:style-name="P3">— Попробуй сам ответить на этот вопрос.</text:p>
      <text:p text:style-name="P3">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 Ловко.</text:p>
      <text:p text:style-name="P3">Дальше в ход может пойти «положительное подкрепление» (см. раздел «Положительное подкрепление»):</text:p>
      <text:p text:style-name="P3">— Ты же умная и должна понимать, что &lt;...&gt;!</text:p>
      <text:p text:style-name="P3">Лесть — это поистине отличный ход, чтобы отвлечь вас от этого разговора. Помните?</text:p>
      <text:p text:style-name="P3">— ...Ты большая умница и нужно быть слепым, чтоб не заметить это...</text:p>
      <text:p text:style-name="P3">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 Ответьте ему, с легкой улыбкой, что итак знаете, что вы хороший человек, поблагодарите за комплимент и продолжайте тему разговора.</text:p>
      <text:p text:style-name="P3">Ну и последний вариант развития — игнор.</text:p>
      <text:p text:style-name="P3">— Не собираюсь ничего тебе доказывать!</text:p>
      <text:p text:style-name="P3">— Ты можешь продолжать убеждать себя в этом сколько угодно!</text:p>
      <text:p text:style-name="P3">Он захочет уйти от разговора. И уйдет, обвинив вас в том, что вы испортили ему настроение, или даже ранили его <text:soft-page-break/>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P3">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P3">— С тобой невозможно разговаривать!</text:p>
      <text:p text:style-name="P3">Радуйтесь. Вы не подходите на роль марионетки. Вы его уделали.</text:p>
      <text:p text:style-name="P3">Ну а если он не бросает вас, тогда сами БЕГИТЕ, КАК МОЖНО БЫСТРЕЕ И КАК МОЖНО ДАЛЬШЕ! ЛУЧШЕ НЕ БУДЕТ!!!</text:p>
      <text:h text:style-name="P19" text:outline-level="2"><text:bookmark-start text:name="Diemonstrativnoie_ighnorirovaniie_sobstv"/><text:s/>Демонстративное игнорирование собственных обязательств. <text:line-break/> <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 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и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text:soft-page-break/>сглаживая ваше недовольство, ведь это обязанности мужчины в быту.</text:p>
      <text:p text:style-name="P3">Противостояние:</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 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P3">Но, если ваше противостояние не срабатывает — БЕГИТЕ, КАК МОЖНО БЫСТРЕЕ И КАК МОЖНО ДАЛЬШЕ! ЛУЧШЕ НЕ БУДЕТ!!!</text:p>
      <text:h text:style-name="P19" text:outline-level="2"><text:bookmark-start text:name="Gazlaitingh_"/><text:s/>Газлайтинг. <text:line-break/> <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P3">— Тебе показалось.</text:p>
      <text:p text:style-name="P3">— Ты себе накручиваешь.</text:p>
      <text:p text:style-name="P3">— Ничего у тебя не болит.</text:p>
      <text:p text:style-name="P3">— Ты сама придумываешь себе проблемы.</text:p>
      <text:p text:style-name="P3">Или на примере диалога:</text:p>
      <text:p text:style-name="P3">Жертва: Помнишь, ты мне как-то сказал, что &lt;...&gt;?</text:p>
      <text:p text:style-name="P3"><text:soft-page-break/>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Такая форма общения действительно может развить серьезные психологические проблемы у жертвы.</text:p>
      <text:p text:style-name="P3">Противостояние:</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 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text:soft-page-break/>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p text:style-name="P3">— Мне это нравится? — Нет.</text:p>
      <text:p text:style-name="P3">— Он сейчас прав? — Нет.</text:p>
      <text:p text:style-name="P3">— Я это слышала/видела? — Да.</text:p>
      <text:p text:style-name="P3">Таким образом вы избавитесь от сомнений в реальности этих фактов.</text:p>
      <text:p text:style-name="P3">Отстаивайте свою точку зрения. Описывайте свои чувства:</text:p>
      <text:p text:style-name="P3">— Как это у меня не болит? Еще как болит!</text:p>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P3">— Ты что, хочешь сказать, что я сумасшедшая?!</text:p>
      <text:h text:style-name="P14" text:outline-level="4">* * *</text:h>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 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text:soft-page-break/>или пытаться заставить 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 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 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3"><text:soft-page-break/>Но,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Viskholdingh_"/><text:s/>Висхолдинг. <text:line-break/> <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 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 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P3"><text:soft-page-break/>— И это, по твоему, проблема? Ты действительно считаешь, что из-за этого стоит ссориться?</text:p>
      <text:p text:style-name="P3">И вот вы уже говорите о том, что не хотите ругаться, а просто пытаетесь решить семейный вопрос — он спрыгнул с темы.</text:p>
      <text:p text:style-name="P3">— Я не буду разговаривать об этом. Это полный бред! Ты хоть слышишь себя?</text:p>
      <text:p text:style-name="P3">И вы уже пытаетесь понять, что же «такого» вы сказали не так.</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Противостояние:</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 Не душите в себе ощущение ненужности:</text:p>
      <text:p text:style-name="P3">— У меня такое впечатление, что тебе просто неинтересно меня слушать.</text:p>
      <text:p text:style-name="P3">— Ты каждый раз придумываешь отговорки, чтобы избежать разговоров со мной.</text:p>
      <text:p text:style-name="P3">— Я тебя поняла. Позвоню маме/подруге/другу, раз тебе неинтересно. Они-то точно меня выслушают.</text:p>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P3">Когда он попытается соскочить с темы, скажите:</text:p>
      <text:p text:style-name="P3"><text:soft-page-break/>— Кстати, тоже интересный момент, но давай мы его обсудим после. Вернемся к сути.</text:p>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 Отстаивайте свое право быть услышанным и понятым. Это справедливо. Аперируйте тем, что вы в паре/в браке, а значит несете друг за друга ответственность.</text:p>
      <text:p text:style-name="P3">Но,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__Da__no__________v_dopolnieniie_k_opisa"/><text:s/>«Да, но &lt;...&gt;» (в дополнение к описанию висхолдинга). <text:line-break/> <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P3">— <text:span text:style-name="_30__20_Text">Да</text:span>, я виноват, <text:span text:style-name="_30__20_Text">но</text:span> позавчера ты была больше не права, чем я сейчас.</text:p>
      <text:p text:style-name="P3">— Я полностью с тобой согласен, но ты абсолютно не права... (<text:span text:style-name="_30__20_Text">см. раздел «Дабл байнд»</text:span>),</text:p>
      <text:p text:style-name="P3"><text:soft-page-break/>Это вводит жертву в заблуждение и, вместо того, чтобы продолжать разговор в нужном русле, пытается понять, согласны с ней или же нет, или объяснить манипулятору, что он заблуждается, натыкаясь на все новые опровержения с его стороны.</text:p>
      <text:p text:style-name="P3">Противостояние:</text:p>
      <text:p text:style-name="P3">Дайте ему понять, что вы заметили эту тактику и раскусили его:</text:p>
      <text:p text:style-name="P3">— Мама научила меня не воспринимать все, что сказано до слова «Но». Так ты со мной согласен или нет?</text:p>
      <text:p text:style-name="P3">—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P3">Такая ваша ответная тактика на его попытки ввести вас в заблуждение остановит его. Напоминайте ему об этом каждый раз, как заметите такой его поход к делу. Тогда ему нечего будет вам ответить.</text:p>
      <text:p text:style-name="P3">Но,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Eghoizm__Ravnodushiie_"/><text:s/>Эгоизм. Равнодушие. <text:line-break/> <text:bookmark-end text:name="Eghoizm__Ravnodushiie_"/></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Противостояние:</text:p>
      <text:p text:style-name="P3"><text:soft-page-break/>Не терпите такого поведения. Он ваш партнер, а значит должен быть с вами и в горе и в радости. Говорите об этом, требуйте:</text:p>
      <text:p text:style-name="P3">— Мне нужна твоя помощь/совет/поддержка!</text:p>
      <text:p text:style-name="P3">—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P3">Таким образом вы дадите ему понять, что не видете смысла в отношениях с ним, ведь он не справляется со своей обязаннойстью быть опорой и поддержкой для вас. Не исключено, что после таких слов он продемонстрирует свою обиду и задетое самолюбие. Озвучьте и это:</text:p>
      <text:p text:style-name="P3">— Ты что, обиделся? На что? На то, что не можешь оказать мне помощь?</text:p>
      <text:p text:style-name="P3">Если вы заметили в своих отношениях наличие такого поведения — БЕГИТЕ, КАК МОЖНО БЫСТРЕЕ И КАК МОЖНО ДАЛЬШЕ! ЛУЧШЕ НЕ БУДЕТ!!!</text:p>
      <text:h text:style-name="P19" text:outline-level="2"><text:bookmark-start text:name="Ighra_na_vashikh_emotsiiakh_ili_psikholo"/><text:s/>Игра на ваших эмоциях или психологические триггеры. <text:line-break/> <text:bookmark-end text:name="Ighra_na_vashikh_emotsiiakh_ili_psikholo"/></text:h>
      <text:p text:style-name="P3">Как я уже говорила, человеческая психика — это сложная штука. Невозможно присвои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p>
      <text:p text:style-name="P3"><text:soft-page-break/>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преобразовывая в вербальную и невербальную картину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P3">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P3">— Да, я помню, что ты уже однажды потеряла контроль над ситуацией... Так что не нужно мне рассказывать, что сейчас ты ни при чем...</text:p>
      <text:p text:style-name="P3">— Теперь я понимаю, почему Петя решил с тобой расстаться.</text:p>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text:soft-page-break/>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 Я бы назвала триггер — ассоциативным переживанием воспоминания или представления. Исследователи выяснили, что в большинстве случаев, люди не способны контролировать реакци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text:soft-page-break/>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Противостояние:</text:p>
      <text:p text:style-name="P3">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P3">—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P3">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Viktimblieimingh_"/><text:s/>Виктимблейминг. <text:line-break/> <text:bookmark-end text:name="Viktimblieimingh_"/></text:h>
      <text:p text:style-name="P3">Виктимблейминг (англ. victim — жертва, blame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Абьюзер обвиняет вас в вашем несчастье. Он считает, что ваши действия и неправильное поведение стали причиной такого исхода. Ни о какой поддержке не может <text:soft-page-break/>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p text:style-name="P3">— Ее бы не изнасиловали, если бы она не надела такое короткое платье.</text:p>
      <text:p text:style-name="P3">— Тебя не повысили, потому что ты мало старалась, тебе нужно было еще усерднее работать.</text:p>
      <text:p text:style-name="P3">— Твой кошелек украли из-за твоей невнимательности...</text:p>
      <text:p text:style-name="P3">Все эти примеры, и подобные, подводятся итоговым приговором:</text:p>
      <text:p text:style-name="P3">— Сама виновата!</text:p>
      <text:p text:style-name="P3">Без вины виноватая (С). Жертва становится эдаким «козлом отпущения», и вместо поддержки, выслушивает упреки с нотками злорадства и сарказма. 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вынудило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text:soft-page-break/>жертву, что она не спряталась под кровать, видя что ее муж пришел домой пьяный.</text:p>
      <text:p text:style-name="P3">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P3">— Прости меня, я сорвался из-за того, что ты сказала/сделала.</text:p>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 Жертва прощает насильника, так как ей внушили, что если бы не она, то ничего бы подобного не произошло.</text:p>
      <text:p text:style-name="P3">Но что происходит с жертвами в момент рукоприкладства? 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 Она не понимала что именно, что не могла поверить, что ее бьют просто так.</text:p>
      <text:p text:style-name="P3">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text:soft-page-break/>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ждать осуждения на разных этапах. При первых эпизодах ее осуждают за то, что, например, не промолчала, а когда насилие становится очевидным, и жертва попадает в больницу, ее осуждают в том, что она терпела все это и не уходила. Ключевым моментом домашнего насилия является факт того, что появившись однажды, оно будет проявляться дальше с нарастающей степенью серьезности.</text:p>
      <text:p text:style-name="P3">Поройтесь в памяти. Практически у каждого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со стороны ее деструктивного партнера.</text:p>
      <text:p text:style-name="P3">Противостояние:</text:p>
      <text:p text:style-name="P3">Ничто не дает человеку право причинять физический или психологический вред другому. Нет таких причин! 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или воровство).</text:p>
      <text:p text:style-name="P3">Об этом нужно говорить. Говорить громко и уверенно. Меня побили! Меня изнасиловали! 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text:soft-page-break/>Ваш страх обоснован. Ваши опасения не беспочвенны. Заручитесь чьей-то поддержкой. Правоохранительные органы либо центры защиты — кто угодно, что может защитить вас. Не исключено, что вы станете жертвой виктимблейминга и со стороны правоохранительных органов. Это, кстати, довольно частое явление. Поэтому, обращаясь за помощью в подобные инстанции,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еступника:</text:p>
      <text:p text:style-name="P3">— Я бы, например, сказала человеку, что у него карман не застегнут. Ведь я нормальный честный человек! А ты как поступил бы?</text:p>
      <text:p text:style-name="P3">— Ты хочешь сказать, что, если увидишь на улице девушку в короткой юбке, это даст тебе полное право изнасиловать ее?</text:p>
      <text:p text:style-name="P3">В любом случае,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Vam_riedko_ustupaiut_ili_nie_ustupaiut_v"/><text:s/>Вам редко уступают или не уступают вообще. <text:line-break/> <text:bookmark-end text:name="Vam_riedko_ustupaiut_ili_nie_ustupaiut_v"/></text:h>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text:soft-page-break/>сторону со стороны манипулятора. 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 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Противостояние:</text:p>
      <text:p text:style-name="P3">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 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 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text:soft-page-break/>выше — просите больше и понемногу снижайте требования. До той точки, которую вы изначально хотели. 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ки, на которые вы согласны пойти. «Если, то» — это довольно неплохая тактика, чтобы показать, что вы готовы уступать, и проверить, готовы ли уступать вам. 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вашей уступчивостью пользуются, смените манеру поведения в спорах — не отдавайте ничего просто так. Помните о пошаговой стратегии. Если ваш партнер что-то потребовал, и вы уступили, то вероятность того, что его требования продолжатся — возростает. Требуйте взамен. Скажите, что примете сторону своего упрямого партнера, когда у него будет достаточно доказательств или достойных аргументов. Требуйте, раз уж это спор, объяснений его сырой аргументации:</text:p>
      <text:p text:style-name="P3">— Ты убежден, что так правильно, но ты никак не аргументируешь это, а только убеждаешь меня в том, что моя позиция неверна. Докажи мне,что ты прав, а я нет. Если ты не считаешь нужным мне что-то доказывать, то я расцениваю это как отсутствие у тебя корректного мнения.</text:p>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text:soft-page-break/>действительно хочет, чтобы вы приняли его позицию. Не соглашайтесь с ним без его объяснений.</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p text:style-name="P3">— Я понимаю твою позицию в данной ситуац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P3">Но вы должны быть готовы к тому, что он будет отчаянно стараться надавить на вас. Это будет больно. Возможно, в какой-то момент вы пожалеете о том, что не уступили вовремя.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 Нормальный человек будет стараться сделать любимого счастливым. Если вы заметили, <text:soft-page-break/>что таких стремлений у вашего партнера нет, то вывод очевиден — плевали на вас и ваши желания с высокой горы.</text:p>
      <text:p text:style-name="P3">Один человек, которого я очень уважаю, как-то сказал мне:</text:p>
      <text:p text:style-name="P3">— В семье должно быть соперничество!</text:p>
      <text:p text:style-name="P3">Конечно, я возмутилась и уже была готова начать жуткий спор, но он тут же продолжил:</text:p>
      <text:p text:style-name="P3">— Кто кого счастливее сделает!</text:p>
      <text:p text:style-name="P3">Он в браке уже более двадцати пяти лет, и на моей памяти, это самый мудрый подход к браку из всех, что я слышала или наблюдала. И, я уверена, что самый продуктивный, если результатом пара хочет видеть счастливые лица друг друга изо дня в день. 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вас уважали, и уважали ваше мнение — отстаивайте его!</text:p>
      <text:p text:style-name="P3">Но, если вы заметили в своих отношениях наличие такого поведения — БЕГИТЕ, КАК МОЖНО БЫСТРЕЕ И КАК МОЖНО ДАЛЬШЕ! ЛУЧШЕ НЕ БУДЕТ!!!</text:p>
      <text:h text:style-name="P19" text:outline-level="2"><text:bookmark-start text:name="Patologhichieskaia_lozh___Vviedieniie_v_"/><text:s/>Патологическая ложь. Введение в болезненное состояние ожидания. <text:line-break/> <text:bookmark-end text:name="Patologhichieskaia_lozh___Vviedieniie_v_"/></text:h>
      <text:p text:style-name="P3">Вы договорились провести вечер вместе, но он опаздывает. Ваши планы на выходные вдруг меняются в <text:soft-page-break/>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 Во-первых: напряжение от ожидания выполнения обещ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 так как понимает, что выглядит это, как каприз, в чем ее и упрекают, обвиняя в излишней требовательности. Жертва <text:soft-page-break/>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Ложь и патологическая ложь между собой имеют одно важное различие. 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собенность — абьюзер верит в то, что говорит. Даже если его разоблачат — он не расколется. Это не просто его правда. Это то, что он считает действительностью. В это сложно поверить, не столкнувшись с этим лицом к лицу. Абьюзер не хочет признавать свою вину. Для него ее просто нет. Его ложь стала патологической, когда он в нее поверил. 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астковом возрасте, или машину... Вы этого настолько сильно хотели, что эта вещь вам снилась и вы держали ее в своих руках. Было такое? 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 Или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просто потому, что ему так хочется, ему запросто удается. Правда лишь в его голове. Ни ваши доказательства, ни ваши доводы, ни сведетели не <text:soft-page-break/>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 Так и было — он не понимал, так как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Противостояние:</text:p>
      <text:p text:style-name="P3">Манипулятор, будучи бессердечной личностью, позсознательно или осознанно отодвигает дела, которые для него несуществены. 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делают все, что им захочется.</text:p>
      <text:p text:style-name="P3">Не пытайтесь шантажировать его! Любое ваше «Ты у меня еще поплачешь» обернется против вас. 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нить свое обязательство:</text:p>
      <text:p text:style-name="P4"><text:span text:style-name="_31__20_Text">1) </text:span>Пристыдить.</text:p>
      <text:p text:style-name="P3"><text:soft-page-break/>— Ты можешь и не обещать, если не хочешь выглядеть обманщиком.</text:p>
      <text:p text:style-name="P3">При этом сказать так, чтобы он понял, как вы относитесь к обманщикам. На эту тактику вы можете получить неожиданный ответ:</text:p>
      <text:p text:style-name="P3">— Если тебя не устраивает — давай расстанемся.</text:p>
      <text:p text:style-name="P3">И это будет вам на руку. Соглашайтесь! Это его решение, абьюзер его принял. Но чего он этим добьется? Вы расстаетесь потому, что он не в состоянии сдержать слово, а это считается низким поступком в обществе. Он не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P3">— Я пока поживу у друзей/родителей, а вещи соберу на выходных, договорились?</text:p>
      <text:p text:style-name="P4"><text:span text:style-name="_31__20_Text">2) </text:span>Отзеркаливание.</text:p>
      <text:p text:style-name="P3">Пообещайте ему что-то, что ему может очень понравиться, например:</text:p>
      <text:p text:style-name="P3">— Сегодня дома тебя ждет большой сюрприз!</text:p>
      <text:p text:style-name="P3">Но никакого сюрприза не готовьте, а если вам начнут предьявлять претензии или демонстрировать обиду, просто ответьте:</text:p>
      <text:p text:style-name="P3">— Я собиралась, честно, но возникли дела по важнее, поэтому сюрприз переноситься на завтра.</text:p>
      <text:p text:style-name="P3">И, как вы понимаете, на завтра тоже нужно будет придумать отговорку. На вас могут посыпаться обвинения в <text:soft-page-break/>том, что вы безответственный человек. На это можно спокойно ответить:</text:p>
      <text:p text:style-name="P3">—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p text:style-name="P3">Но, если вы заметили в своих отношениях наличие такого поведения — БЕГИТЕ, КАК МОЖНО БЫСТРЕЕ И КАК МОЖНО ДАЛЬШЕ! ЛУЧШЕ НЕ БУДЕТ!!!</text:p>
      <text:h text:style-name="P19" text:outline-level="2"><text:bookmark-start text:name="Trianghuliatsiia_"/><text:s/>Триангуляция. <text:line-break/> <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P3">— Даже Маша/Петя говорит, что ты не права.</text:p>
      <text:p text:style-name="P3">Или что-то подобное. Манипулятор даже может не посчитать нужным сказать, кто именно отозвался так о вас:</text:p>
      <text:p text:style-name="P3">— Да какая разница — кто? Главное, что я не один так считаю...</text:p>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p text:style-name="P3">— Маша/Петя вообще не понимает, почему я с тобой до сих пор встречаюсь...</text:p>
      <text:p text:style-name="P3"><text:soft-page-break/>То будьте готовы к боли, так как этот человек вам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Так он может устранять людей, которые могут оказать вам поддержку.</text:p>
      <text:p text:style-name="P3">Триангуляция заставляет вас чувствовать ревность и неуверенность, при этом вы не можете обь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 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 Также отношу сюда мнение общества, стериотипы (мужчины полигамны, ты же знаешь!/Я женщина — мне можно!) и предрассудки.</text:p>
      <text:p text:style-name="P3">Противостояние:</text:p>
      <text:p text:style-name="P3">Первое и, пожалуй, самое важное, что стоит сделать, это научиться себя уважать. Ваша точка зрения имеет место быть! Второе, что необходимо сделать, это узнать лично у этого третьего человека, действительно ли он говорил такое и, если да, то почему так сказал. 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p text:style-name="P3">— А свое мнение у тебя есть?</text:p>
      <text:p text:style-name="P3">Если он скажет, что согласен с мнением Маши/Пети, смело уточняйте у него смысл этого, уже его, мнения:</text:p>
      <text:p text:style-name="P3">— То есть, ты хочешь сказать, что не понимаешь, почему мы с тобой встречаемся?</text:p>
      <text:p text:style-name="P3">Так же можно вывести его на чистую воду — узнать, по какой причине он рассказывает о ваших отношениях другим людям:</text:p>
      <text:p text:style-name="P3">— Ты что, жаловался Маше/Пете на меня?</text:p>
      <text:p text:style-name="P3">Ну или пристыдить в распускании слухов о вашей паре:</text:p>
      <text:p text:style-name="P3">— Можно не быть сплетником и лицемером, мылый и обсудить эти вопросы со мной, а не с постороними людьми.</text:p>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 Так вы попытаесь узнать, что у него в голове, и, возможно, даже узнаете.</text:p>
      <text:p text:style-name="P3">В любом случае,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Dabl_baind_"/><text:s/>Дабл байнд. <text:line-break/> <text:bookmark-end text:name="Dabl_baind_"/></text:h>
      <text:p text:style-name="P3">Это метод — единственный и самый верный ответ на вопрос «А почему ты сразу не ушла!?» Важно знать, что осознание действия этого метода главная причина <text:soft-page-break/>прекратить винить себя в том, что вы не разглядели абьюзера сразу. И сейчас вы узнаете, почему.</text:p>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 Такие противоречия в посыле абьюзера могут быть вербальными, например:</text:p>
      <text:p text:style-name="P3">— Закрой свой рот и ответь мне!</text:p>
      <text:p text:style-name="P3">Или же невербальными, когда то, что манипулятор говорит/делает, и то, как он это произносит/делает воспринимается на различных коммуникативных уровнях. Приведу пример из уже описанного мною разговора, который я записала на диктофон. Мой парень говорит мне:</text:p>
      <text:p text:style-name="P3">— Главное, что хорошо тебе! Вот это самое главное!</text:p>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роигрыша, крайняя раздраженность — вот о чем говорит его интонация.</text:p>
      <text:p text:style-name="P3">В таких случаях, подтекстом данных посланий является злость, агрессия, ненависть и критика. Жертва была окутана двойными посланиями, и, в связи с наличием чувств к абьюзеру, выбирала для себя позитивную сторону этих посланий. 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ьяснить свои чувства по этому поводу. Дальше в ход вступает газлайтинг:</text:p>
      <text:p text:style-name="P3">— Ты все придумываешь. Я такого не говорил/а...</text:p>
      <text:p text:style-name="P3"><text:soft-page-break/>Потом висхолдинг:</text:p>
      <text:p text:style-name="P3">— И это, по твоему, проблема? Ты действительно считаешь, что из-за этого стои ссориться?</text:p>
      <text:p text:style-name="P3">Потом он шлифует это все триггером:</text:p>
      <text:p text:style-name="P3">— Вчера ты тоже говорила, что не хочешь ругаться, но, тем не менее мы поругались...</text:p>
      <text:p text:style-name="P3">Ну и, конечно, без триангуляции никуда:</text:p>
      <text:p text:style-name="P3">— Да все говорят, что ты просто неуровновешенная...</text:p>
      <text:h text:style-name="P14" text:outline-level="4">* * *</text:h>
      <text:p text:style-name="P3">В таких доминантных семейно-бытовых отношениях, жертва испытывает защитно-бессознательные чувства, односторонюю симпатию к агрессору из-за состояния шока. Это описывается одним психологическим термином — Стокгольмский синдром. 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 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h text:style-name="P14" text:outline-level="4">* * *</text:h>
      <text:p text:style-name="P3"><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Шизофрения (<text:span text:style-name="_30__20_Text">греч. schizo – расщеплять, phren – ум, рассудок</text:span>)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 Если ваш партнер часто меняет собственную систему ценности, чем и оказывает влияние на ваши отношения — это «дабл байнд». 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 Затем это перерастает в сложную форму давления, его намерения становятся все более очевидными, <text:soft-page-break/>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 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p text:style-name="P3">— Если ты пригласишь всех друзей, то это вызовет дискомфорт.</text:p>
      <text:p text:style-name="P3">Нельзя не согласиться, что подтекстом данного заявления является запрет.</text:p>
      <text:p text:style-name="P3">— Я не хочу, чтобы ты приглашала всех друзей...</text:p>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p text:style-name="P3">— Я хочу, чтобы всем было комфортно.</text:p>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Также, жертва двойных посланий теряет всякое желание проявлять инициативу — чтобы не быть виноватой, и предпочитает неоправдываться, потому что не верит, что ее могут <text:soft-page-break/>выслушать. Ну и конечно, серьезно страдает вера в собственную адекватность.</text:p>
      <text:p text:style-name="P3">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P3">— Я тебя люблю ни смотря ни на что! (Ты очень плохая. У тебя множество недостатков. По сути тебя не за что любить, но — я тебя все равно люблю!)</text:p>
      <text:p text:style-name="P3">— Мы сделаем это когда ты захочешь — завтра!</text:p>
      <text:p text:style-name="P3">— Ты можешь рассказать мне. Я пойму! / Как ты могла такое сделать?! Ты в своем уме?</text:p>
      <text:p text:style-name="P3">— Тебе не нужна косметика, ты у меня и так красивая! / Ух какая девушка, не то, что моя — замухрышка!</text:p>
      <text:p text:style-name="P3">— Ты у меня самая лучшая! Я тебя недостоин! (Ты слишком умная/красивая/талантливая... Тебе надо быть хуже, чтобы я был достойным тебя!)</text:p>
      <text:p text:style-name="P3">— Не работает — нахлебница, сидит на моей шее. / Работает — а обо мне кто будет заботиться, эгоистка?!</text:p>
      <text:p text:style-name="P3">— Все женщины корысные сучки! Им только деньги и нужны! / Как это ты сама за себя заплатишь? Ты хочешь меня унизить?</text:p>
      <text:p text:style-name="P3">— Занимаешься спортом — хочешь, чтоб парни на твою накачанную попку смотрели? / Не занимаешься — лентяйка и жопа у тебя большая!</text:p>
      <text:p text:style-name="P3">— Ей только обнимашки и нужны! / Она вообще не обращает на меня внимание!</text:p>
      <text:p text:style-name="P3">— Мне нравятся умные девушки! / Она что думает, что она самая умная?!</text:p>
      <text:p text:style-name="P3">— Мне так нравится твой смех! / Когда ты уже успокоишься? Веди себя нормально!</text:p>
      <text:p text:style-name="P3">— Мне для тебя ничего не жалко! / Джынсы тебе новые? А чем тебе старые не нравятся?</text:p>
      <text:p text:style-name="P3"><text:soft-page-break/>Противостояние:</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 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 Не ищите только хороший смысл в его словах — это только прикрытие его настоящи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p text:style-name="P3">Поэтому,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Podkrieplieniie__Stimuliatsiia_na_dieist"/><text:s/>Подкрепление. Стимуляция на действия. <text:line-break/> <text:bookmark-end text:name="Podkrieplieniie__Stimuliatsiia_na_dieist"/></text:h>
      <text:p text:style-name="P1"><text:bookmark text:name="TOC_idm139828799594304"/></text:p>
      <text:p text:style-name="P3">Подкрепление — это событие, которое служит для увеличения вероятности реакции. Это, своего рода, стимулятор. Подкреплением может выступать любое событие, информация, действие или реакция с целью увеличить вероятность повторения каких либо действий со <text:soft-page-break/>стороны жертвы по отношению к манипулятору. Другими словами — это дрессировка.</text:p>
      <text:p text:style-name="P3">Представьте, что вы — прибор и у вас есть кнопки. Нажимая на эти кнопки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13" text:outline-level="3"><text:bookmark-start text:name="Polozhitiel_noie_podkrieplieniie_"/><text:s/>Положительное подкрепление. <text:line-break/> <text:bookmark-end text:name="Polozhitiel_noie_podkrieplieniie_"/></text:h>
      <text:p text:style-name="P3">Положительное подкрепление (зеленая кнопка) — это позитивное событие, которое стимулирует на действия путем вызова нужной реакции. Речь пойдет о мотивации путем плюшек.</text:p>
      <text:p text:style-name="P3">«Если мне нравится то, что ты делаешь, тебя ждет награда.»</text:p>
      <text:p text:style-name="P3">У положительного подкрепления есть несколько, так сказать, направлений.</text:p>
      <text:p text:style-name="P4">1. Стимуляция жертвы на действия путем поощрения за выполнение обязанностей манипулятора.</text:p>
      <text:p text:style-name="P3">— Ты у меня такая сильная! Такие тяжелые пакеты из магазина притащила! Люблю сильных женщин. На тебе цем!</text:p>
      <text:p text:style-name="P3">В этом случае он благодарит за то, что должен был сделать сам, но вам ведь приятно, вас похвалили и вашу усталость как рукой сняло!</text:p>
      <text:p text:style-name="P4"><text:soft-page-break/>2. Стимуляция жертвы на действия путем благодарности за то, что жертва выполнила свои обязанности.</text:p>
      <text:p text:style-name="P3">— Вот тебе цветы за то, что ты вчера приготовила такой вкусный ужин!</text:p>
      <text:p text:style-name="P3">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 Он не сделал это просто так, потому что вы хорошая и заботливая. Он великодушно отплатил вам за ваши труды.</text:p>
      <text:p text:style-name="P4">3. Стимуляция жертвы на действия путем требований ответной реакции на его действия.</text:p>
      <text:p text:style-name="P3">— Я вчера с тобой поделился, теперь ты делись.</text:p>
      <text:p text:style-name="P3">— В прошлый раз я уступил, теперь ты уступи.</text:p>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это вас ничему не обязывает.</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вы ему что-то должны. Тем более, то, что делать или отдавать не хотите. Но учтите, что, если вы заранее договорились:</text:p>
      <text:p text:style-name="P3">— Летом едем на море, а зимой — в горы, договорились?</text:p>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text:soft-page-break/>свое согласие и не выполнив его, вы поступите несправедливо, что будет равноценно обману.</text:p>
      <text:p text:style-name="P4">4. Стимуляция жертвы путем похвалы на самостоятельное выполнение общих обязанностей или обязанностей манипулятора.</text:p>
      <text:p text:style-name="P3">— Милая, но ты же знаешь, что я не уберу в квартире, как ты! Ты с этим справишься гораздо быстрее, чем я! Ты у меня такая молодец!</text:p>
      <text:p text:style-name="P3">— У тебя так здорово получается все планировать, так что я решил дать тебе возможность полностью спланировать эту поездку!</text:p>
      <text:p text:style-name="P4">5. Сглаживание последствий деструктивного (отрицательного) поведения абьюзера.</text:p>
      <text:p text:style-name="P3">— Милая, не обижайся! Я ведь так тебя люблю!</text:p>
      <text:p text:style-name="P3">— Я вчера погорячился... Вот тебе цветы!</text:p>
      <text:p text:style-name="P3">— Я без тебя не смогу! Ты мне очень нужна! Не бросай меня! Я не знаю, что буду без тебя (такой хорошей) делать!</text:p>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 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h text:style-name="P14" text:outline-level="4">* * *</text:h>
      <text:p text:style-name="P3">Вы тянули тяжести на пятый этаж или простояли у плиты весь день — вы заслужили, вот вам награда. Хотите получить еще плюшек, придется повторить. Такие <text:soft-page-break/>поощрения не есть плюшки. 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 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 Он все реже будет вам помогать и все чаще расстраивать вас, зная, что <text:soft-page-break/>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Противостояние:</text:p>
      <text:p text:style-name="P3">Помните, действия абьюзера рассчитаны на обеспечение собственного комфорта. 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p text:style-name="P3">— Спасибо! Я очень рада! Ты приготовил действительно вкусный ужин!</text:p>
      <text:p text:style-name="P3">— Спасибо! Это действительно важно для меня! Ты мне очень помог!</text:p>
      <text:p text:style-name="P3">К сожалению, такой круговорот может так и не придти в движение. Поэтому, если вы заметили в своих отношениях признаки наличия этого метода — БЕГИТЕ, КАК МОЖНО БЫСТРЕЕ И КАК МОЖНО ДАЛЬШЕ! ЛУЧШЕ НЕ БУДЕТ!!!</text:p>
      <text:h text:style-name="P13" text:outline-level="3"><text:bookmark-start text:name="Nieustoichivoie_ili_chastichnoie_podkrie"/><text:s/>Неустойчивое или частичное подкрепление. <text:line-break/> <text:bookmark-end text:name="Nieustoichivoie_ili_chastichnoie_podkrie"/></text:h>
      <text:p text:style-name="P3">Неустойчивое или частичное подкрепление (оранжевая кнопка) — это событие, которое погружает жертву в переживания, связанные с сомнениями и страхом не угодить абьюзеру.</text:p>
      <text:p text:style-name="P3">«Я сомневаюсь в том, что ты сделаешь так, как я хочу.»</text:p>
      <text:p text:style-name="P3"><text:soft-page-break/>Он оценивает ваши действия, значительно занижая свои оценки вам, поощряя вас стараться лучше, упорствовать, угождать.</text:p>
      <text:p text:style-name="P3">— Ты приготовила замечательный ужин! Вот если бы ты еще и десерт приготовила — цены бы тебе не было!</text:p>
      <text:p text:style-name="P3">— Сегодня ты приготовила замечательный ужин! Но вчера ужин был вкуснее.</text:p>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 Вместо того, чтобы потребовать отдачи от вашего партнера,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 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P3">— Ты прямо статусами из соц сети заговорила!</text:p>
      <text:p text:style-name="P3">— Вау, а что это за платье у тебя такое! Может оденешь что-то другое?</text:p>
      <text:p text:style-name="P3">— Тебе бы постричься не помешало... Только вчера была у парикмахера?.. Понятно...</text:p>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text:soft-page-break/>— Это из-за того, что по теореме эквивалентности при элементарных приобразованиях... Ну ты же понимаешь, о чем я, да?</text:p>
      <text:p text:style-name="P3">Также во многом это проявляется в быту:</text:p>
      <text:p text:style-name="P3">— Ты вчера борщ пересолила, поэтому сегодня готовишь тоже ты.</text:p>
      <text:p text:style-name="P3">— Я мыл лапы собаке, поэтому гулять с ним идешь опять ты.</text:p>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 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text:soft-page-break/>стоять в стороне и смотреть, как вы отчаянно пытаетесь найти решение.</text:p>
      <text:p text:style-name="P3">Противостояние:</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P3">— Да, эта то самое платье, в котором я была на нашем свидании неделю назад. Ты еще сказал, что я хорошо выгляжу.</text:p>
      <text:p text:style-name="P3">— Ты думаешь, что если скажешь мне пару незнакомых мне слов, я тебя любить больше буду?</text:p>
      <text:p text:style-name="P3">— Если ты хочешь рыбу на ужин, то ты мог бы сам ее приготовить.</text:p>
      <text:p text:style-name="P3">— Не нравится — делай сам.</text:p>
      <text:p text:style-name="P3">— Это все потому, что ты не помог мне.</text:p>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p text:style-name="P3">— Тебе надо, ты и делай! - услышите вы на все предложения.</text:p>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text:soft-page-break/>наказуема). 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P3">Поэтому, если вы заметили в своих отношениях признаки наличия этого метода — БЕГИТЕ, КАК МОЖНО БЫСТРЕЕ И КАК МОЖНО ДАЛЬШЕ! ЛУЧШЕ НЕ БУДЕТ!!!</text:p>
      <text:h text:style-name="P13" text:outline-level="3"><text:bookmark-start text:name="Otritsatiel_noie_podkrieplieniie_"/><text:s/>Отрицательное подкрепление. <text:line-break/> <text:bookmark-end text:name="Otritsatiel_noie_podkrieplieniie_"/></text:h>
      <text:p text:style-name="P3">Отрицательное подкрепление (красная кнопка)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3">«Если ты сделаешь не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 — на угождение ему.</text:p>
      <text:p text:style-name="P3">— Если ты сейчас пойдешь гулять, то я с тобой не буду разговаривать.</text:p>
      <text:p text:style-name="P3">— Если ты купишь это платье, то мы не поедем в отпуск.</text:p>
      <text:p text:style-name="P3">— Если ты еще раз так сделаешь — пеняй на себя!</text:p>
      <text:p text:style-name="P3">— Если ты выйдешь из квартиры — можешь не возвращаться!</text:p>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text:soft-page-break/>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Противостояние:</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Я попробую разобрать наиболее тяжелый пример из вышеперечисленных. Если справитесь с ним, то со всем остальным справиться будет легче. Конечно, бороться с отрицательным подкреплением лучше постепенно. Начиная с каких-то менее болезненных ситуаций. Таким образом, вы <text:soft-page-break/>практически незаметно начнете восстанавливать баланс между вашей волей и волей вашего партнера.</text:p>
      <text:p text:style-name="P3">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по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p text:style-name="P3">— Но ты не можешь мне запретить!</text:p>
      <text:p text:style-name="P3">Вы хозяйка собственной жизни и вам решать, что вам делать. Никто, даже ваши родители, не могут вам запретить поступать так, как вам хочется.</text:p>
      <text:p text:style-name="P3"><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P3">— Поговорим, когда я вернусь.</text:p>
      <text:p text:style-name="P3">Вы не должны и не обязаны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вызовут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P13" text:outline-level="3"><text:bookmark-start text:name="Travmiruiushchii_odnorazovyi_opyt_"/><text:s/>Травмирующий одноразовый опыт. <text:line-break/> <text:bookmark-end text:name="Travmiruiushchii_odnorazovyi_opyt_"/></text:h>
      <text:p text:style-name="P3">Травмирующий одноразовый опыт (кнопка запуска таймера) — это единичное событие, с помощью которого манипулятор подсознательно устанавливает господство и превосходство над своей жертвой.</text:p>
      <text:p text:style-name="P3">«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text:soft-page-break/>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 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 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эти понятия.</text:p>
      <text:p text:style-name="P3">Противостояние:</text:p>
      <text:p text:style-name="P3">Ущерб нанесен. Жертва переживает это эпизод, но в ее подсознании поселяется страх: он на это способен. Поэтому, в следующий раз в таких ситуациях, жертва будет стараться <text:soft-page-break/>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ельзя точно сказать, как вести себя в таких ситуациях.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значит, что вам пора БЕЖАТЬ, КАК МОЖНО БЫСТРЕЕ И КАК МОЖНО ДАЛЬШЕ! ЛУЧШЕ НЕ БУДЕТ!!!</text:p>
      <text:h text:style-name="P19" text:outline-level="2"><text:bookmark-start text:name="Postoiannyie_zhaloby_"/><text:s/>Постоянные жалобы. <text:line-break/> <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 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трирует свою боль, расчитывая на <text:soft-page-break/>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ротивостояние:</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 Этими приемами, зачастую, пользуются сами манипуляторы и люди, невосприимчивые к манипуляциям, и делают это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 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3">Вам понадобится чуток равнодушия и подход с юмором:</text:p>
      <text:p text:style-name="P3">— Болит голова? Выпей таблетку. Вон там лежит...</text:p>
      <text:p text:style-name="P3">— Что? Опять злодей-Володя тебе палки в колеса ставит? Вот паразит! Ужинать будешь?</text:p>
      <text:p text:style-name="P3">— Не хочешь говорить об этом? Ну хорошо, не буду забивать тебе лишний раз голову. Там и так, смотрю, мало места... для этой информации!</text:p>
      <text:p text:style-name="P3"><text:soft-page-break/>— А? Что? Прости, я не слушала тебя сейчас — задумалась о своем... Повтори, пожалуйста... А нет, стой, я забыла, мне тут позвонить срочно надо!..</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P3">Но,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On_zatsiklien_na_siebie_i_na_sobstvienno"/><text:s/>Он зациклен на себе и на собственном комфорте. <text:line-break/> <text:bookmark-end text:name="On_zatsiklien_na_siebie_i_na_sobstvienno"/></text:h>
      <text:p text:style-name="P3">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P3">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или пары, то, как правило, это условие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P3"><text:soft-page-break/>Противостояние:</text:p>
      <text:p text:style-name="P3">Конечно, можно попытаться постепенно выводить его из зоны комфорта. Если вы женщина, то готовьте еду из того, что он принес. Он же добытчик — что добыл, то пусть и ест. Если вы — мужчина, то прекратите делать подарки просто так. Пусть это будет поощрение за заслуги, или же купите ей абонемент на какие-то развивающие курсы. В любом случае — перестаньте служить.</text:p>
      <text:p text:style-name="P3">В этом случае техника отзеркаливания хорошо работает. Если ваш партнер лежит, пока вы вкалываете — ляжьте рядом с ним. Если такой метод может нанести вред, например, вашей карьере, то вам стоит прямо сказать, что вас неустраивает такое отношение. 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 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3"><text:soft-page-break/>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p text:style-name="P3">Но,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Nieriashlivost__"/><text:s/>Неряшливость. <text:line-break/> <text:bookmark-end text:name="Nieriashlivost__"/></text:h>
      <text:p text:style-name="P3">Еще один из признаков абьюза — отношение к чистоте.</text:p>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 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Противостояние:</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 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ь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text:p>
      <text:p text:style-name="P3">Попробуйте осторожно намекать, например, если он закинул одежду в которой был на пикнике в шкав к чистым вещам:</text:p>
      <text:p text:style-name="P3">— Фу, чем это так пахнет? Дорогой, это что, от тебя? Да ты у меня вонючка!</text:p>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ору.</text:p>
      <text:p text:style-name="P3">Поэтому,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Nieghliekt_"/><text:s/>Неглект. <text:line-break/> <text:bookmark-end text:name="Nieghliekt_"/></text:h>
      <text:p text:style-name="P3"><text:soft-page-break/>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 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Жертве отказывается в проявлении эмоций, запрещается хотеть или желать. Принцип неглекта в том, что, если жертва перестает соответствовать требованиям неглектера, ей можно управлять и воздействовать на нее любыми методами. Вот несколько примеров неглекта:</text:p>
      <text:p text:style-name="P3">— В то время, как вы болеете и вам остро необходима помощь вашего партнера, он, например, едет на рыбалку на выходные, или она, например, идет на дискотеку, оставляя вас в полной беспомощности.</text:p>
      <text:p text:style-name="P3">— Абьюзер перестает заботится о вас в случае болезни, тянет с покупкой лекарств, якобы, по ошибке покупает не то, что нужно или путает дозировку. 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ым любить буду.</text:p>
      <text:p text:style-name="P3">— 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p text:style-name="P3">— Абьюзер считает, что у вас лишний вес и заставляет вас голодать.</text:p>
      <text:p text:style-name="P3">— Абьюзер нарошно мешает вам спать.</text:p>
      <text:p text:style-name="P3"><text:soft-page-break/>Если вы болеете, например, бронхитом, а вам подсовывают сигарету, вы на диете, а вам готовят пирог вместо салата, или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с 99%-ой вероятностью — ошибочное.</text:p>
      <text:p text:style-name="P3">Противостояние:</text:p>
      <text:p text:style-name="P3">У вас должна быть сила воли отказаться от его плюшек. Требуйте от него заботу или ищите ее в другом месте.</text:p>
      <text:p text:style-name="P3">— Раз ты уходишь, тогда мне придется лечь в больницу, но ты должен/а понимать, что в таком случае мне придется потратить деньги, отложенные тебе на шубу/новый спининг.</text:p>
      <text:p text:style-name="P3">— Алло, доктор? Подскажите, мне можно в моем состоянии заниматься сексом/есть петрушку/пить спиртное? Нет. Хорошо, спасибо за информацию.</text:p>
      <text:p text:style-name="P3">— Ты же знаешь, что я на антибиотиках. Ты не хочешь, чтобы я поправилась/лся?</text:p>
      <text:p text:style-name="P3">— Если ты считаешь, что мне не стоит употреблять эти лекарства, тогда предложи мне альтернативу. Или ты хочешь, чтоб мне было плохо?</text:p>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 Это <text:soft-page-break/>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 Это не шутка, так как <text:span text:style-name="_31__20_Text">неглект может стать причиной смерти жертвы</text:span>.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p>
      <text:h text:style-name="P19" text:outline-level="2"><text:bookmark-start text:name="Izoliatsiia_zhiertvy_ot_ieie_okruzhienii"/><text:s/>Изоляция жертвы от ее окружения. <text:line-break/> <text:bookmark-end text:name="Izoliatsiia_zhiertvy_ot_ieie_okruzhienii"/></text:h>
      <text:p text:style-name="P3">Это методы первезного нарцисса. Он всячески заполняет ваше время собой и своим окружением. 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P3">Так же, если он видит привязанность к вашим друзьям, то потихоньку начинает с ними ссориться или ссорить вас.</text:p>
      <text:p text:style-name="P3"><text:soft-page-break/>— Твоя Машка как-то на меня так смотрела...</text:p>
      <text:p text:style-name="P3">— Мне не нравится, что Петя на тебя постоянно смотрит. Я видел, как ты с ним кокетничала.</text:p>
      <text:p text:style-name="P3">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от ее рецепта кексов, а папа нашел себе собеседника на тему — рыбалка/восхищен ее умом и сообразительностью. Ваша попытка пожаловаться на партнера будет расценена, как ваша минутная слабость. Другими словами, вам никто не поверит, что с таким прекрасным человеком могут быть проблемы.</text:p>
      <text:p text:style-name="P3">Противостояние:</text:p>
      <text:p text:style-name="P3">Не упускайте возможность проводить время с вашими близкими. С ним или без него — это ваши друзья и он должен уважать их. Не уступайте его друзьям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text:soft-page-break/>этом своим родителям — они вам не поверят. Моя мама, например, списывала все на мою эмоциональность. Попробуйте намекнуть родителям о том, что он цветов давно не дарил/она неряшка и готовит не вкусно... И покапывайте, пока не заручитесь их подержкой. При первой же встрече это может всплыть в разговоре и на него начнут воздействовать ваши родители — не вы. Так он поймет, что вы не один на один с ним.</text:p>
      <text:p text:style-name="P3">Но,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Passivnaia_aghriessiia__ighnorirovaniie_"/><text:s/>Пассивная агрессия (игнорирование, обида, внезапный бойкот). <text:line-break/> <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т от них уходит. Молча и без объяснений.</text:p>
      <text:p text:style-name="P3">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Я упускаю такие причины, как осознанное причинение психологической боли, контроль, шантаж, ведь это итак понятно... Вы можете звать его несколько раз, а он сделает вид, будто не слышит вас, хотя находиться с вами в одной комнате.</text:p>
      <text:p text:style-name="P3"><text:soft-page-break/>И он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P3">— Не может же он/она просто так взять и обидеться?</text:p>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P3">— Милый/ая, ну скажи, что не так? Ну прости, если я тебя чем-то обидел/а!</text:p>
      <text:p text:style-name="P3">И получаете снисходительное прощение, несмотря на то, что вы вот такая бездушная сволочь! Понимаете? Вот и я не понимала. Ему нужен контроль, а опуская голову и прося прощение за то, чего на самом деле не было, о чем вам даже не удосуживаются сообщить — это как раз повиновение.</text:p>
      <text:p text:style-name="P3">В следующую такую ситуацию вам обязательно напомнят:</text:p>
      <text:p text:style-name="P3">— Опять ты за свое. В прошлый раз было тоже самое!</text:p>
      <text:p text:style-name="P3">И вы снова не понимаете. И снова просите прощение, и обещаете, что такого больше не повторится! А вам говорят:</text:p>
      <text:p text:style-name="P3">— Ты в прошлый раз тоже говорил/а, что не повторится!</text:p>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 Поэтому, он и глазом не моргнув, демон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text:soft-page-break/>недостатках и в том, что ваша любовь неискренняя, ведь вы чего-то там для него не сделали, или сделали, но не так, как он того хотел.</text:p>
      <text:p text:style-name="P3">Противостояние:</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p text:style-name="P3">— Что, опять? Ну ок...</text:p>
      <text:p text:style-name="P3">Я пыталась агрессивно его вывести на чистую воду... Много было испробовано, так как я люблю эксперементировать в поисках решений однородных проблем... 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 Он даже сам дал ему название: «учитель—школьник». Невольно, конечно. Я хладнокровно резко прямо начала его ставить на место, не принимая это поведение. Он пытался молчать, но я не унималась.</text:p>
      <text:p text:style-name="P3">— Ну? Что опять? Ну, говори! Чем ты не доволен!? Давай — я недоволен тем, что... Продолжай предложение!</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 Я четко понимала, что он причинил мне боль. Я приняла решение не <text:soft-page-break/>поддаваться снова на «обиду на обиду», я пошла до конца и он понял, что я не оставлю его в покое без ответа.</text:p>
      <text:p text:style-name="P3">Так что вот мой совет, как заставить человека прекратить вас игнорировать: осознайте, что вашей вины нет:</text:p>
      <text:p text:style-name="P3">— Я не понимаю, где я провился/ась.</text:p>
      <text:p text:style-name="P3">Четко дайте понять, что не принимаете его обиду:</text:p>
      <text:p text:style-name="P3">— Я ничего такого не сделал/а и не сказал/а, чтобы ты обиделся/ась!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p text:style-name="P3">— Я жду ответа и не уйду, пока не получу его!</text:p>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19" text:outline-level="2"><text:bookmark-start text:name="Popytka_vytorghovat____pravo_nalievo____"/><text:s/>Попытка выторговать «право налево». Принуждение к трио. <text:line-break/> <text:bookmark-end text:name="Popytka_vytorghovat____pravo_nalievo____"/></text:h>
      <text:p text:style-name="P3">Если вы этого сами не хотите, но вас заставляют это делать, то это самый верный признак деструктивизма в отношениях. Упрекая вас он высказывает неуважение к вам, как к собственному выбору.</text:p>
      <text:h text:style-name="P19" text:outline-level="2"><text:bookmark-start text:name="Pierspiektitsid_"/><text:s/>Перспектицид. <text:line-break/> <text:bookmark-end text:name="Pierspiektitsid_"/></text:h>
      <text:p text:style-name="P3">На сегодня это понятие является достаточно новым и слов-аналогов для русского языка еще не придумали. Но, к <text:soft-page-break/>сожалению, метод психологического насилия, который описывает это слово — довольно частое явление и у него немало жертв. Исследователь Массачусетского университета Лиза Аронсон Фонтес описала перспектицид, как «неспособность знать то, что знаешь».</text:p>
      <text:p text:style-name="P3">Перспектицид очень похож с предыдущим методом манипулирования — газлайтингом, но, по своей сути, это отличающиеся понятия.</text:p>
      <text:p text:style-name="P3">Перспектицид (с англ. perspective — точка зрения; окончание cide — убийство) — воздействие на жертву с целью лишения ее собственных мыслей, идей и целей. То есть, по сути, газлайтинг и перспектицид это взаимосвязанные поэтапные методы, где манипулятор заставляет жертву засомневаться в своей нормальности (газлайтинг), а потом и вовсе лишает ее возможности думать, мечтать и принимать решения.</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 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Противостояние:</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text:soft-page-break/>Поэтому я обращусь к неравнодушным мира сего. Оглянитесь! Возможно в кругу ваших друзей есть человек, который изменился до неузнаваемости.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19" text:outline-level="2"><text:bookmark-start text:name="Zaiavlieniie_o_razryvie_otnoshienii_"/><text:s/>Заявление о разрыве отношений. <text:line-break/> <text:bookmark-end text:name="Zaiavlieniie_o_razryvie_otnoshienii_"/></text:h>
      <text:p text:style-name="P3">У вас все хорошо, или, наконец, наладилось после последней ссоры, но вдруг вам объявляют, что вас бросают:</text:p>
      <text:p text:style-name="P3">— Так будет лучше для нас.</text:p>
      <text:p text:style-name="P3">Или:</text:p>
      <text:p text:style-name="P3">— Так больше не может продолжаться, ведь ты...</text:p>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замену вам. Он откровенно хвастается всем, что вот наконец-то он обрел счастье, демонстрируя всем замену одного человека на другого.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как я, и, стало быть — вы, кто поддается влиянию и становится марионеткой. Есть третий тип людей — манипуляторы. Первый тип абьюзеру не интересен. Ему не пристало напрягаться. Они, как я уже писала, любят, чтоб само в руки шло. Они слишком <text:soft-page-break/>себялюбивы, чтобы прогибаться под кем-то, кто «сложный» для них. Это не их стезя. Со вторым типом все понятно.</text:p>
      <text:p text:style-name="P3">И вот тандем «манипулятор vs. манипулятор». В случае, если новая пассия — манипулятор, и не просто, а сильнее, то вы станете свидетелем изменений вашего бывшего партнера. Они тоже ломаются. Они тоже становятся настоящими, такими, как мы с вами, жертвами. Психическое влияние — это очень сильное оружие.</text:p>
      <text:p text:style-name="P3">И вот у него/нее другая/ой.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 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вы — причина этого «плохо». Вам нужно быть лучше. И все — вы снова разрушаете себя с его подачи, но самостоятельно. Так будет и в его следующих отношениях.</text:p>
      <text:p text:style-name="P3">Он будет демонстрировать очень сильную любовь к новой жертв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он лучше меня?» Да, эта демонстрация его счастливой жизни — метод, которым он воздействует на вас, хотя вы уже даже не в паре. Но вы ведесь и ждете, когда они расстанутся.</text:p>
      <text:p text:style-name="P3">Легче вам не стало, не станет и не стало бы. Все, чего вы добьетесь — это изведете себя еще больше.</text:p>
      <text:p text:style-name="P3">Противостояние:</text:p>
      <text:p text:style-name="P3"><text:soft-page-break/>Хотите, чтоб вам стало лучше? Перестаньте следить за его жизнью. Вы уже знаете, кто это. Вы уже знаете, что он из себя представляет. И вы уже должны были понять, что не вы виноваты. Вы все сделали правильно. Вы не подкаблучник — вы человек, который умеет любить. Вы не истеричка — вы человек, который умеет любить. Вы должны понять, что этим вашим «умением» грубо воспользовались и использовали с целью вас уничтожить, как личность. Вы хороший человек, такой же, как и новая жертва. Он таких и выбирает — хороших.</text:p>
      <text:p text:style-name="P3">Разрыв с абьюзером — освобождение для вас. А его новая жертва... Скажите ей спасибо и пожалейте ее, ведь ее ждет то же самое, в случае, если она не относится к первому или третьему типу. Не осуждайте ее. Она, поверьте мне, ни в чем не виновата. И вы ни в чем не виноваты. Мало того, он тоже ни в чем не виноват. Он такой, а вы должны быть рады, что избавились от него. Или вам нравилось то, что вы долго называли отношениями? Вам нравилось унижаться и прогибаться под человеком, который вас ни капельки не ценит? Сомневаюсь, иначе вам бы не помешала помощь психоаналитического характера, как минимум.</text:p>
      <text:p text:style-name="P3">Не проявляйте эмоции. Не показывайте ему их. Они — его главный инструмент. Изначально вы были слишком открыты. Он считывал все ему необходимое манипулировал вами. Теперь нужно избавиться от манипуляции, а чтобы это сделать, необходимо лишить его рычагов. Он не должен знать, как прошел ваш день. Отвечайте односложно и абстрактно. На вопрос: «Как прошел твой день?» вместо подробного описания ответьте: «Отлично». При чем ваше лицо должно быть таким, как у него, когда он оставлял вас в полном замешательстве — равнодушным.</text:p>
      <text:p text:style-name="P3"><text:soft-page-break/>Это его тактика. И вы должны понимать, что именно так и следует вести себя с манипуляторами впредь. Никаких эмоций.</text:p>
      <text:h text:style-name="P19" text:outline-level="2"><text:bookmark-start text:name="Sakharnoie_shou_"/><text:s/>Сахарное шоу. <text:line-break/> <text:bookmark-end text:name="Sakharnoie_shou_"/></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При чем, в пр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езировась своим деструктивным поведением уже на следующий день?</text:p>
      <text:p text:style-name="P3">— Меня никто, кроме тебя не понимает!</text:p>
      <text:p text:style-name="P3">— Ты лучшее, что со мной случилось в жизни!</text:p>
      <text:p text:style-name="P3">— Как я мог так поступать с стобой?! Теперь я все понял!</text:p>
      <text:p text:style-name="P3">Задумайтесь, почему он сначала делает все, чтоб вы ушли, а потом делает все, чтоб вы вернулись? 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h text:style-name="P11" text:outline-level="1"><text:bookmark-start text:name="Glava_26__Apofieoz_otnoshienii_s_manipul"/><text:soft-page-break/><text:s/>Глава 26. Апофеоз отношений с манипулятором <text:line-break/> <text:bookmark-end text:name="Glava_26__Apofieoz_otnoshienii_s_manipul"/></text:h>
      <text:p text:style-name="P2">Кто хочет жить, кто весел, кто не тля —</text:p>
      <text:p text:style-name="P2">Готовьте ваши руки к рукопашной!</text:p>
      <text:p text:style-name="P7">А. Высоцкий</text:p>
      <text:p text:style-name="Para_20_05"><text:line-break/><text:span text:style-name="Default_20_Paragraph_20_Font"><text:span text:style-name="T1"> </text:span></text:span></text:p>
      <text:p text:style-name="P3">На моем опыте могу сказать, что есть три очень важных момента. Они стоят в одной иерархии и я не могу выделить или пронумеровать их поэтапно. Вам необходимо осознать, что вами манипулируют, избавиться от иллюзий и зарубить себе на носу — <text:span text:style-name="_31__20_Text">ВЫ НИ В ЧЕМ НЕ ВИН</text:span><text:span text:style-name="_31__20_Text">ОВАТЫ</text:span>!</text:p>
      <text:p text:style-name="P3">Осознание факта манипуляций даст вам ответ на большинство ваших вопросов, таких, как:</text:p>
      <text:p text:style-name="P3">— Что происходит?</text:p>
      <text:p text:style-name="P3">— Почему он/она так поступает?</text:p>
      <text:p text:style-name="P3">Ответ очень прост — потому, что этот человек — манипулятор. Вы попали к нему в зависимость обманным путем. Этот человек вас не ценит, не дорожит вами, ни во что вас не ставит, поэтому делает все, чтоб вы были несчастными. Ему от этого хорошо. С этим надо смириться. Это будет видно воочию, когда вы озвучите свое желание разорвать с абьюзером отношения.</text:p>
      <text:p text:style-name="P3">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положительное подкрепление») или призовет на помощь <text:soft-page-break/>друзей, которые ни о чем не подозревают. Вы вещь, и он попытается вас купить. Не продавайтесь. Вы ст<text:span text:style-name="_30__20_Text">о</text:span>ите дороже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 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 Он этого добивался, но это не есть правда. Это он так придумал и внушил вам.</text:p>
      <text:p text:style-name="P3">Сядьте, успокойтесь и вспомните, каким вы были человеком до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 Это его рук дело! Это он вас таким сделал. Манипулятор, первезный нарцисс,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 Дайте ему понять, что вы можете постоять за себя. Раскисните — он этим <text:soft-page-break/>воспользуется. Жалеть себя будете тогда, когда все это закончится, а сейчас вы должны позаботиться о себе. Направьте все свои силы на это!</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 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 было не нужно! И есть остальные мои друзья, которые утверждали, что он меня любит и ему жаль ДАЖЕ ПОСЛЕ того, как прослушали часть записи, где он оскорблял меня еще пару дней назад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3">Так что, готовьтесь к тому, что вы потеряете часть своего окружения. Они пойдут за ним, поверят ему, отвернуться от вас. Они уже не ваши друзья — они его инструменты. Смиритесь с этим фактом. 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text:soft-page-break/>Вполне вероятно, что именно от них вы не ожидали такой поддержки и такой помощи, которую они вам окажут.</text:p>
      <text:p text:style-name="P3">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бизнес. Ставьте ультиматумы,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Не идите с ним на контакт, если он не признает, что у него серьезные проблемы. По-другому не получится —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Это нормально для него и хорошо для вас, ведь это означает, что скоро он от вас отстанет. Но пока провокация вас на действия — игнорируйте ее. Он это делает своими руками и специально!</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т стер между вами все границы. Он наследил достаточно в вашем мире. Вы будете это ощущать на уровне ассоциаций — ваши вещи, какие-то увлечения, <text:soft-page-break/>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 Вспоминайте себя! Пересматривайте свои старые фотографии.</text:p>
      <text:p text:style-name="P3">Не начинайте жизнь с чистого листа! Продолжайте ту, в которой вы были счастливы. Не пытайтесь себя изменить — с вами уже это пытались проделывать, и вы убедились, что это очень болезненный процесс. Так зачем же себя мучить?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p text:style-name="P3">— Как же ты не заметил/а это все?! Куда же ты смотрел/а?!</text:p>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адо, но ни в коем случае не оставайтесь наедине с собой и 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 Да, детская шутка теперь ваш девиз. Это еще <text:soft-page-break/>одна вещь, которую нужно осознать, принять и с этим жить — он не виноват. Он болен и в этом его личное горе. Он всегда будет несчастен, пытаясь удовлетворить себя, забить свои комплексы.</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 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 и мудрость, которой он вас одарил.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P3">«Ведь если настроение не новогоднее,</text:p>
      <text:p text:style-name="P3">значит точно не стем празднуешь.» (С)</text:p>
      <text:h text:style-name="P11" text:outline-level="1"><text:bookmark-start text:name="Prologh"/><text:s/>Пролог <text:line-break/> <text:bookmark-end text:name="Prologh"/></text:h>
      <text:p text:style-name="P3">Ну вот и все, пожалуй. Дело сделано. Ответы найдены. Теперь осталось ожидать последствий. Уверена, что они будут. У вас, если вы узнали себя в описанных примерах из жизни человека, на собственном опыте пережившего все это. Уверена, что найдутся люди, которые пережили обстоятельства гораздо опаснее и болезненнее, чем мои. Уверена, что главный герой моего повествования использует эту книгу и все факты его деструктивных действий, описанных на примерах, чтобы доказать, что я <text:soft-page-break/>зациклена, помешана на всем этом. Да — я зациклилась! Еще как! Мало того, я не собираюсь останавливаться. Я очень рада, что нашла в себе силы во всем разобраться. Для себя.</text:p>
      <text:p text:style-name="P3">Если моя книга помогла хоть одному человеку — я буду гордиться этим всю жизнь! Значит, я не зря пережила все это. Значит так надо было. А если нет, то, по крайней мере, я попыталась...</text:p>
      <text:p text:style-name="Para_20_05"><text:line-break/><text:span text:style-name="Default_20_Paragraph_20_Font"><text:span text:style-name="T1"> </text:span></text:span></text:p>
      <text:h text:style-name="P11" text:outline-level="1"><text:bookmark-start text:name="Sodierzhaniie"/><text:s/>Содержание <text:line-break/> <text:bookmark-end text:name="Sodierzhaniie"/></text:h>
      <text:p text:style-name="P3">Введение 4</text:p>
      <text:p text:style-name="P3">Глава 1. Это еще не конец 23</text:p>
      <text:p text:style-name="P3">Глава 2. Таблетка 26</text:p>
      <text:p text:style-name="P3">Глава 3. Останешься? 38</text:p>
      <text:p text:style-name="P3">Глава 4. Зачем платить больше? 42</text:p>
      <text:p text:style-name="P3">Глава 5. Интроверт 47</text:p>
      <text:p text:style-name="P3">Глава 6. Стразики 72</text:p>
      <text:p text:style-name="P3">Глава 7. З — Забота 84</text:p>
      <text:p text:style-name="P3">Глава 8. Сама, котик 102</text:p>
      <text:p text:style-name="P3">Глава 9. Мы так общаемся 119</text:p>
      <text:p text:style-name="P3">Глава 10. Это не я 137</text:p>
      <text:p text:style-name="P3">Глава 11. Трио 159</text:p>
      <text:p text:style-name="P3">Глава 12. Не ной 168</text:p>
      <text:p text:style-name="P3">Глава 13. Неадекватная 178</text:p>
      <text:p text:style-name="P3">Глава 14. Вожак 200</text:p>
      <text:p text:style-name="P3">Глава 15. Ад 219</text:p>
      <text:p text:style-name="P3">Глава 16. Nosce te ipsum 231</text:p>
      <text:p text:style-name="P3">Глава 17. Я все понял 240</text:p>
      <text:p text:style-name="P3">Глава 18. А зачем вам Она? 246</text:p>
      <text:p text:style-name="P3">Глава 19. Я подумаю 254</text:p>
      <text:p text:style-name="P3"><text:soft-page-break/>Глава 20. Меньше нюансов 259</text:p>
      <text:p text:style-name="P3">Глава 21. Быть честным очень легко! 268</text:p>
      <text:p text:style-name="P3">Глава 22. Гори в аду 312</text:p>
      <text:p text:style-name="P3">Глава 23. Здорова! 330</text:p>
      <text:p text:style-name="P3">Глава 24. Причины манипуляции 340</text:p>
      <text:p text:style-name="P3">Глава 25. Признаки, приемы и противостояние.. 359</text:p>
      <text:p text:style-name="P3">Почему я? 361</text:p>
      <text:p text:style-name="P3">Демонстративное игнорирование собственных обязательств. 380</text:p>
      <text:p text:style-name="P3">Газлайтинг 381</text:p>
      <text:p text:style-name="P3">Висхолдинг. 386</text:p>
      <text:p text:style-name="P3">«Да, но &lt;...&gt;» (в дополнение к описанию висхолдинга) 389</text:p>
      <text:p text:style-name="P3">Эгоизм. Равнодушие. 390</text:p>
      <text:p text:style-name="P3">Игра на ваших эмоциях или психологические триггеры. 391</text:p>
      <text:p text:style-name="P3">Виктимблейминг. 395</text:p>
      <text:p text:style-name="P3">Вам редко уступают или не уступают вообще. 400</text:p>
      <text:p text:style-name="P3">Патологическая ложь.</text:p>
      <text:p text:style-name="P3">Введение в болезненное состояние ожидания. 405</text:p>
      <text:p text:style-name="P3">Триангуляция. 410</text:p>
      <text:p text:style-name="P3">Дабл байнд 413</text:p>
      <text:p text:style-name="P3">Подкрепление. Стимуляция на действия. 421</text:p>
      <text:p text:style-name="P3">Положительное подкрепление. 422</text:p>
      <text:p text:style-name="P3">Неустойчивое или частичное подкрепление. 427</text:p>
      <text:p text:style-name="P3">Отрицательное подкрепление. 432</text:p>
      <text:p text:style-name="P3">Травмирующий одноразовый опыт. 437</text:p>
      <text:p text:style-name="P3">Постоянные жалобы. 439</text:p>
      <text:p text:style-name="P3">Он зациклен на себе и на собственном комфорте. 441</text:p>
      <text:p text:style-name="P3">Неряшливость. 444</text:p>
      <text:p text:style-name="P3">Неглект. 446</text:p>
      <text:p text:style-name="P3">Изоляция жертвы от ее окружения. 449</text:p>
      <text:p text:style-name="P3"><text:soft-page-break/>Пассивная агрессия (игнорирование, обида, внезапный бойкот). 451</text:p>
      <text:p text:style-name="P3">Попытка выторговать «право налево». Принуждение к трио. 455</text:p>
      <text:p text:style-name="P3">Перспектицид. 456</text:p>
      <text:p text:style-name="P3">Заявление о разрыве отношений. 457</text:p>
      <text:p text:style-name="P3">Сахарное шоу 461</text:p>
      <text:p text:style-name="P3">Глава 26. Апофеоз отношений с манипулятором 463</text:p>
      <text:p text:style-name="P3">Пролог 471</text:p>
      <text:p text:style-name="P3"/>
      <text:p text:style-name="P3">поиск</text:p>
      <text:p text:style-name="P3"/>
      <text:p text:style-name="P3">если, как правило, вы виноваты, но вы не согласны с этим правилом</text:p>
      <text:p text:style-name="P3"/>
      <text:p text:style-name="P3">это была жизнь в борьбе</text:p>
      <text:p text:style-name="P3"/>
      <text:p text:style-name="P3">славабогу, что он оказался не так умен и слава богу, что я оказалась не так глупа...</text:p>
      <text:p text:style-name="P3"/>
      <text:p text:style-name="P3">я бы могла преувеличить, и это была бы правда, но не моя, ведь есть гораздо более жестокие случаи психологического давления.</text:p>
      <text:p text:style-name="P3"/>
      <text:p text:style-name="P3">я знаю, что эту книгу прочтем множество моих друзей. Я думаю, что даже он может ее прочесть. Чего бы мне не хотелось, веть тогда он поймет, что «его раскрыли» и будет стараться тчательнее скрывать свои намерения и попытается ввесли остальных в заблуждения такими фразами, как:</text:p>
      <text:p text:style-name="P3">это притянуто за уши</text:p>
      <text:p text:style-name="P3">это абсолютная неправда/там нет ни капли правды</text:p>
      <text:p text:style-name="P3">она все это придумала</text:p>
      <text:p text:style-name="P3"><text:soft-page-break/>это полный бред/абсурд</text:p>
      <text:p text:style-name="P3">это не стоит моего внимания</text:p>
      <text:p text:style-name="P3">это просто смешно</text:p>
      <text:p text:style-name="P3">это еще раз доказывает ее неадекватность</text:p>
      <text:p text:style-name="P3">это не я</text:p>
      <text:p text:style-name="P3">такого не было</text:p>
      <text:p text:style-name="P3">я имею полное право хранить молчание (5 поправка)</text:p>
      <text:p text:style-name="P3">и т.д.</text:p>
      <text:p text:style-name="P3"/>
      <text:p text:style-name="P3">Я сочувствую вам, если вы узнали себя из моих рассказов, но также я очень рада за вас, ведь первый шаг к решению проблемы — понять и осознать, ч то она есть.</text:p>
      <text:p text:style-name="P3"/>
      <text:p text:style-name="P3">я желаю все быть людьми и оставаться людьми не смотря ни на что.Я желаю вам не надеяться, не питать иллюзий, а смотреть правде в глаза. Я желаю вам понимать что для вас лучше и всегда знать, что приведет вас к счастью. Я желаю вам быть честными с самим собой и со всеми окружающими. Я желаю вам то, что вы заслуживаете, без поблажек и привелегий. Я желаю вам жить достойно и никогда не терять это достоинство</text:p>
      <text:p text:style-name="P3"/>
      <text:p text:style-name="P3">У меня сегодня был тяжелый день. Начальник выбесил, даже матом начал ругаться, сходишь сама в магазин, а то у меня голова разболелась... — этот метод давит на жалость чтобы получить то, что хочет или избавиться от обязательств. Все просто. Он сначала в самых черных красках описывает ситуацию, чтобы вызвать у меня сострадание, и я, по своему великодушию уже не настаиваю на помощи, которую он обещал оказать.</text:p>
      <text:p text:style-name="P3"/>
      <text:p text:style-name="P3">Как я могу сейчас об этом думать, если меня хотят кинуть на деньги?! — это метод можно описать как «дела по <text:soft-page-break/>важнее». Он преувеличивает важность своей проблемы так, что моя поблема на фоне этой казалась незначительной, и я отступала.</text:p>
      <text:p text:style-name="P3"/>
      <text:p text:style-name="P3">Давай отложим это на завтра — сегодня такая чудесная погода! — метод «не будем о плохом». Он так редко радуется разным мелочам, а сегодня прям светиться от счатья. Зачем портить ему настроение!</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3">Поймите за что вы его любите, бъясните это себе</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3"><text:a xlink:type="simple" xlink:href="https://ru.wikipedia.org/wiki/Психопатия" office:target-frame-name="_top" xlink:show="replace" text:style-name="Internet_20_link" text:visited-style-name="Visited_20_Internet_20_Link"><text:span text:style-name="_33__20_Text">https://ru.wikipedia.org/wiki/%D0%9F%D1%81%D0%B8%D1%85%D0%BE%D0%BF%D0%B0%D1%82%D0%B8%D1%8F</text:span></text:a></text:p>
      <text:p text:style-name="P5"><text:a xlink:type="simple" xlink:href="http://psychostep.ru/emocionalnoe-nasilie/" office:target-frame-name="_top" xlink:show="replace" text:style-name="Internet_20_link" text:visited-style-name="Visited_20_Internet_20_Link">http://psychostep.ru/emocionalnoe—nasilie/</text:a></text:p>
      <text:p text:style-name="P3">http://brw.md/manipulator—triangulatia—narciss/</text:p>
      <text:p text:style-name="P6"><text:a xlink:type="simple" xlink:href="http://brw.md/manipulyator-withholding-chuvstvo-viny/" office:target-frame-name="_top" xlink:show="replace" text:style-name="Internet_20_link" text:visited-style-name="Visited_20_Internet_20_Link">http://brw.md/manipulyator—withholding—chuvstvo—viny/</text:a></text:p>
      <text:p text:style-name="P6"><text:a xlink:type="simple" xlink:href="http://brw.md/manipuleator" office:target-frame-name="_top" xlink:show="replace" text:style-name="Internet_20_link" text:visited-style-name="Visited_20_Internet_20_Link">http://brw.md/manipuleator</text:a><text:a xlink:type="simple" xlink:href="http://brw.md/manipuleator-emotsionalnie-kaceli/" office:target-frame-name="_top" xlink:show="replace" text:style-name="Internet_20_link" text:visited-style-name="Visited_20_Internet_20_Link">—emotsionalnie—kaceli/</text:a></text:p>
      <text:p text:style-name="P4"><text:a xlink:type="simple" xlink:href="https://mel.fm/author/yana-filimonova" office:target-frame-name="_top" xlink:show="replace" text:style-name="Internet_20_link" text:visited-style-name="Visited_20_Internet_20_Link"><text:span text:style-name="_33__20_Text">Яна Филимонова</text:span></text:a> психолог-консультант, журналист.</text:p>
      <text:p text:style-name="P6"><text:a xlink:type="simple" xlink:href="http://femina-vita.livejournal.com/35776.html" office:target-frame-name="_top" xlink:show="replace" text:style-name="Internet_20_link" text:visited-style-name="Visited_20_Internet_20_Link">http://femina-vita.livejournal.com/35776.html</text:a></text:p>
      <text:p text:style-name="P6"><text:a xlink:type="simple" xlink:href="http://psihomed.com/gazlayting/" office:target-frame-name="_top" xlink:show="replace" text:style-name="Internet_20_link" text:visited-style-name="Visited_20_Internet_20_Link">http://psihomed.com/gazlayting/</text:a></text:p>
      <text:p text:style-name="P4">http://olikayasnaya.ru/2017/01/06/%D0%B4%D0%B2%D0%BE%D0%B9%D0%BD%D0%BE%D0%B5-%D0%BF%D0%BE%D1%81%D0%BB%D0%B0%D0%BD%D0%B8%D0%B5/</text:p>
      <text:p text:style-name="Para_20_05"><text:line-break/><text:span text:style-name="Default_20_Paragraph_20_Font"><text:span text:style-name="T1"> </text:span></text:span></text:p>
      <text:p text:style-name="P3"><text:soft-page-break/>Помните: деструктивные люди спорят не с вами, они, по сути, спорят сами с собой, вы — лишь соучастник долгого, изнуряющего монолога. Они обожают драматизм и живут ради него. Пытаясь подобрать аргумент, опровергающий их нелепые утверждения, вы лишь подбрасываете дровишек в огонь. </text:p>
      <text:p text:style-name="P3">А еще проще навесить на вас какой—нибудь ярлык — это автоматически перечеркивает ценность любого вашего заявления.</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3">1) Можешь ли ты сказать, что часто не понимала его отношения к тебе?</text:p>
      <text:p text:style-name="P3">2) Можешь ли ты сказать, чтосо временем он обесценил твои достоинства, за которые, по его словам, он влюбился в тебя?</text:p>
      <text:p text:style-name="P3">3) Согласна ли ты с тем, что он был недоволен практически всем, что имеет отношение к тебе:</text:p>
      <text:p text:style-name="P3">— поведение</text:p>
      <text:p text:style-name="P3">— стиль</text:p>
      <text:p text:style-name="P3">— окружение</text:p>
      <text:p text:style-name="P3">— образ жизни</text:p>
      <text:p text:style-name="P3">4) Были ли инциденты, когда ты пыталась по своей инициативе прекратить отношения с ним? Если да, то:</text:p>
      <text:p text:style-name="P3">— на какой период времени?</text:p>
      <text:p text:style-name="P3">— это происходило на начальном, в середине или на завершающем этапе отношений?</text:p>
      <text:p text:style-name="P3">— кто пытался возобновить отношения?</text:p>
      <text:p text:style-name="P3">5) Были ли инциденты, когда он пытался по своей инициативе прекратить отношения с тобой? Если да, то:</text:p>
      <text:p text:style-name="P3">— на какой период времени?</text:p>
      <text:p text:style-name="P3"><text:soft-page-break/>— это происходило на начальном, в середине или на завершающем этапе отношений?</text:p>
      <text:p text:style-name="P3">— кто пытался возобновить отношения?</text:p>
      <text:p text:style-name="P3">6) Часто ли разговоры с тобой превращались в спор? Если да, то можешь ли ты сказать, что он часто оперировал чужими мнениями в споре с тобой?</text:p>
      <text:p text:style-name="P3">7) Был ли человек, которого он ставил тебе в пример, описывая его достоинства так, что это вызывало у тебя чувство конкуренции и ревности? Если да, то это была женщина или мужчина?</text:p>
      <text:p text:style-name="P3">8) Можешь ли ты сказать, что ваши отношения начинались наилучшим, а закончились наихудшим образом?</text:p>
      <text:p text:style-name="P3">9) Можешь ли ты сказать, что его окружение недолюбливало тебя? Если да, то ты знала это от него?</text:p>
      <text:p text:style-name="P3">10) И последний вопрос лично для меня — вы разошлись в 13 или 14 году и в каком месяце? Я бы хотела для себя знать, когда он втянул меня в ваши отношения. Если не хочешь, можешь не отвечать.</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3">Это, пожалуй, первое, что на вас опробовали — заставили вас делать то, что делать вы не хотите и чего в планах делать у вас не было. Ваши поступки не совпадают с вашими планами, но вас очень грамотно и незаметно подводят к совершению какого—либо действия.</text:p>
      <text:p text:style-name="Para_20_05"><text:line-break/><text:span text:style-name="Default_20_Paragraph_20_Font"><text:span text:style-name="T1"> </text:span></text:span></text:p>
      <text:p text:style-name="P3">Благодарности:</text:p>
      <text:p text:style-name="P3"><text:soft-page-break/>Маме и сестре.</text:p>
      <text:p text:style-name="P3">Моей лучшей подруге С. Ю.</text:p>
      <text:p text:style-name="P3">Моим любимым дорогим друзьям С. С. и Щ. Ю.</text:p>
      <text:p text:style-name="P3">Моему коллеге и другу К. Д., за то что был рядом.</text:p>
      <text:p text:style-name="P3">Спасибо за честность и за все, что помогло мне осознать В. А.</text:p>
      <text:p text:style-name="P3">Моему психологу, который оказал мне неоценимую поддержку и помог найти ответы Б. А.</text:p>
      <text:p text:style-name="P3">Моим дорогим друзьям Т. А. и Т. А.</text:p>
      <text:p text:style-name="P3">Водителю такси Р. А. за поддержку и неравнодушие</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Poiret One" svg:font-family="'Poiret On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1" svg:font-family="Verdana" style:font-family-generic="swiss" style:font-pitch="variable"/>
    <style:font-face style:name="Verdana3" svg:font-family="Verdana" style:font-adornments="Курсив" style:font-family-generic="swiss" style:font-pitch="variable"/>
    <style:font-face style:name="Verdana"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4"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left="0cm" fo:margin-right="0cm" fo:margin-top="0cm" fo:margin-bottom="0cm" style:line-height-at-least="0.72cm" fo:text-align="start" style:justify-single-word="false" fo:hyphenation-ladder-count="no-limit" fo:text-indent="0cm" style:auto-text-indent="false" fo:background-color="#eeeeee" fo:padding="0cm" fo:border="0.026cm solid #808080" style:shadow="none">
        <style:background-image/>
      </style:paragraph-properties>
      <style:text-properties fo:font-size="17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paragraph-properties fo:margin-left="0cm" fo:margin-right="0cm" fo:margin-top="0cm" fo:margin-bottom="0cm" style:line-height-at-least="0.572cm" fo:text-align="start" style:justify-single-word="false" fo:hyphenation-ladder-count="no-limit" fo:text-indent="0cm" style:auto-text-indent="false" fo:background-color="#f1f1f1" fo:padding="0cm" fo:border="0.026cm solid #c0c0c0" style:shadow="none">
        <style:background-image/>
      </style:paragraph-properties>
      <style:text-properties fo:font-size="13.5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paragraph-properties fo:margin-left="0cm" fo:margin-right="0cm" fo:margin-top="0cm" fo:margin-bottom="0cm" fo:text-align="center" style:justify-single-word="false" fo:hyphenation-ladder-count="no-limit" fo:text-indent="0cm" style:auto-text-indent="false" fo:background-color="#f4f4f4" fo:padding="0cm" fo:border="0.026cm solid #808080" style:shadow="none">
        <style:background-image/>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 fo:background-color="#ffffff"/>
    </style:style>
    <style:style style:name="Эпиграф" style:family="paragraph" style:parent-style-name="Para_20_02" style:master-page-name="">
      <style:paragraph-properties fo:margin-left="4.001cm" fo:margin-right="0cm" fo:text-align="end" style:justify-single-word="false" fo:text-indent="0cm" style:auto-text-indent="false" style:page-number="auto"/>
      <style:text-properties style:font-name="Verdana3" fo:font-size="9pt"/>
    </style:style>
    <style:style style:name="Эпиграф_20_-_20_автор" style:display-name="Эпиграф - автор" style:family="paragraph" style:parent-style-name="Para_20_06">
      <style:paragraph-properties fo:margin-left="0cm" fo:margin-right="0cm" fo:margin-top="0cm" fo:margin-bottom="2cm" fo:text-align="end" style:justify-single-word="false" fo:text-indent="0cm" style:auto-text-indent="false">
        <style:tab-stops/>
      </style:paragraph-properties>
      <style:text-properties style:font-name="Verdana4" fo:font-size="9pt"/>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MP1">Киев</text:p>
        <text:p text:style-name="MP1">2018</text:p>
      </style:footer>
    </style:master-page>
    <style:master-page style:name="Left_20_Page" style:display-name="Left Page" style:page-layout-name="Mpm4">
      <style:header>
        <text:p text:style-name="Header_20_left"><text:chapter text:display="number-and-name" text:outline-level="1"> Содержание  </text:chapter></text:p>
      </style:header>
      <style:footer>
        <text:p text:style-name="Footer_20_right"><text:page-number text:select-page="current">366</text:page-number></text:p>
      </style:footer>
    </style:master-page>
    <style:master-page style:name="Right_20_Page" style:display-name="Right Page" style:page-layout-name="Mpm5" style:next-style-name="Left_20_Page">
      <style:header>
        <text:p text:style-name="Header_20_right"><text:chapter text:display="number-and-name" text:outline-level="1"> Введение</text:chapter></text:p>
      </style:header>
      <style:footer>
        <text:p text:style-name="Footer_20_right"><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1-14T19:07:50.17</dc:date>
    <meta:editing-cycles>4</meta:editing-cycles>
    <meta:editing-duration>PT1H34M25S</meta:editing-duration>
    <meta:document-statistic meta:table-count="0" meta:image-count="0" meta:object-count="0" meta:page-count="368" meta:paragraph-count="2462" meta:word-count="86838" meta:character-count="535017"/>
    <meta:template xlink:type="simple" xlink:actuate="onRequest" xlink:title="" xlink:href="Normal"/>
  </office:meta>
</office:document-meta>
</file>